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ghway_map" table:style-name="ta1">
        <table:shapes>
          <draw:frame draw:z-index="0" draw:style-name="gr1" draw:text-style-name="P1" svg:width="321.77mm" svg:height="140.51mm" svg:x="179.44mm" svg:y="15.12mm">
            <loext:p draw:notify-on-update-of-ranges="highway_map.D2:highway_map.D182 highway_map.A2:highway_map.A182 highway_map.B2:highway_map.B1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style-name="ce1" office:value-type="string" calcext:value-type="string">
            <text:p>len of linesegment</text:p>
          </table:table-cell>
          <table:table-cell office:value-type="string" calcext:value-type="string">
            <text:p>cumulative lineseg = s</text:p>
          </table:table-cell>
          <table:table-cell table:number-columns-repeated="3"/>
        </table:table-row>
        <table:table-row table:style-name="ro1">
          <table:table-cell office:value-type="float" office:value="784.6001" calcext:value-type="float">
            <text:p>784,6001</text:p>
          </table:table-cell>
          <table:table-cell office:value-type="float" office:value="1135.571" calcext:value-type="float">
            <text:p>1135,571</text:p>
          </table:table-cell>
          <table:table-cell office:value-type="float" office:value="0" calcext:value-type="float">
            <text:p>0</text:p>
          </table:table-cell>
          <table:table-cell office:value-type="float" office:value="-0.02359831" calcext:value-type="float">
            <text:p>-0,02359831</text:p>
          </table:table-cell>
          <table:table-cell office:value-type="float" office:value="-0.9997216" calcext:value-type="float">
            <text:p>-0,9997216</text:p>
          </table:table-cell>
          <table:table-cell table:style-name="ce2" table:formula="of:=[.C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/>
          <table:table-cell table:formula="of:=SQRT(([.A182]-[.A2])^2+([.B182]-[.B2])^2)" office:value-type="float" office:value="31.4047970787904" calcext:value-type="float">
            <text:p>31,4047970788</text:p>
          </table:table-cell>
          <table:table-cell table:formula="of:=[.C182]+[.I2]" office:value-type="float" office:value="6945.5540547387" calcext:value-type="float">
            <text:p>6945,5540547387</text:p>
          </table:table-cell>
        </table:table-row>
        <table:table-row table:style-name="ro1">
          <table:table-cell office:value-type="float" office:value="815.2679" calcext:value-type="float">
            <text:p>815,2679</text:p>
          </table:table-cell>
          <table:table-cell office:value-type="float" office:value="1134.93" calcext:value-type="float">
            <text:p>1134,93</text:p>
          </table:table-cell>
          <table:table-cell office:value-type="float" office:value="30.6744785308838" calcext:value-type="float">
            <text:p>30,6744785309</text:p>
          </table:table-cell>
          <table:table-cell office:value-type="float" office:value="-0.01099479" calcext:value-type="float">
            <text:p>-0,01099479</text:p>
          </table:table-cell>
          <table:table-cell office:value-type="float" office:value="-0.9999396" calcext:value-type="float">
            <text:p>-0,9999396</text:p>
          </table:table-cell>
          <table:table-cell table:formula="of:=SQRT(([.A3]-[.A2])^2+([.B3]-[.B2])^2)" office:value-type="float" office:value="30.6744981676963" calcext:value-type="float">
            <text:p>30,6744981677</text:p>
          </table:table-cell>
          <table:table-cell table:formula="of:=SUM([.$F$2:.F3])" office:value-type="float" office:value="30.6744981676963" calcext:value-type="float">
            <text:p>30,6744981677</text:p>
          </table:table-cell>
          <table:table-cell table:number-columns-repeated="3"/>
        </table:table-row>
        <table:table-row table:style-name="ro1">
          <table:table-cell office:value-type="float" office:value="844.6398" calcext:value-type="float">
            <text:p>844,6398</text:p>
          </table:table-cell>
          <table:table-cell office:value-type="float" office:value="1134.911" calcext:value-type="float">
            <text:p>1134,911</text:p>
          </table:table-cell>
          <table:table-cell office:value-type="float" office:value="60.0463714599609" calcext:value-type="float">
            <text:p>60,04637146</text:p>
          </table:table-cell>
          <table:table-cell office:value-type="float" office:value="-0.002048373" calcext:value-type="float">
            <text:p>-0,002048373</text:p>
          </table:table-cell>
          <table:table-cell office:value-type="float" office:value="-0.9999979" calcext:value-type="float">
            <text:p>-0,9999979</text:p>
          </table:table-cell>
          <table:table-cell table:formula="of:=SQRT(([.A4]-[.A3])^2+([.B4]-[.B3])^2)" office:value-type="float" office:value="29.3719061453287" calcext:value-type="float">
            <text:p>29,3719061453</text:p>
          </table:table-cell>
          <table:table-cell table:formula="of:=SUM([.$F$2:.F4])" office:value-type="float" office:value="60.046404313025" calcext:value-type="float">
            <text:p>60,046404313</text:p>
          </table:table-cell>
          <table:table-cell table:number-columns-repeated="3"/>
        </table:table-row>
        <table:table-row table:style-name="ro1">
          <table:table-cell office:value-type="float" office:value="875.0436" calcext:value-type="float">
            <text:p>875,0436</text:p>
          </table:table-cell>
          <table:table-cell office:value-type="float" office:value="1134.808" calcext:value-type="float">
            <text:p>1134,808</text:p>
          </table:table-cell>
          <table:table-cell office:value-type="float" office:value="90.4504146575928" calcext:value-type="float">
            <text:p>90,4504146576</text:p>
          </table:table-cell>
          <table:table-cell office:value-type="float" office:value="-0.001847863" calcext:value-type="float">
            <text:p>-0,001847863</text:p>
          </table:table-cell>
          <table:table-cell office:value-type="float" office:value="-0.9999983" calcext:value-type="float">
            <text:p>-0,9999983</text:p>
          </table:table-cell>
          <table:table-cell table:formula="of:=SQRT(([.A5]-[.A4])^2+([.B5]-[.B4])^2)" office:value-type="float" office:value="30.4039744678224" calcext:value-type="float">
            <text:p>30,4039744678</text:p>
          </table:table-cell>
          <table:table-cell table:formula="of:=SUM([.$F$2:.F5])" office:value-type="float" office:value="90.4503787808474" calcext:value-type="float">
            <text:p>90,4503787808</text:p>
          </table:table-cell>
          <table:table-cell table:number-columns-repeated="3"/>
        </table:table-row>
        <table:table-row table:style-name="ro1">
          <table:table-cell office:value-type="float" office:value="905.283" calcext:value-type="float">
            <text:p>905,283</text:p>
          </table:table-cell>
          <table:table-cell office:value-type="float" office:value="1134.799" calcext:value-type="float">
            <text:p>1134,799</text:p>
          </table:table-cell>
          <table:table-cell office:value-type="float" office:value="120.689735412598" calcext:value-type="float">
            <text:p>120,6897354126</text:p>
          </table:table-cell>
          <table:table-cell office:value-type="float" office:value="0.004131136" calcext:value-type="float">
            <text:p>0,004131136</text:p>
          </table:table-cell>
          <table:table-cell office:value-type="float" office:value="-0.9999915" calcext:value-type="float">
            <text:p>-0,9999915</text:p>
          </table:table-cell>
          <table:table-cell table:formula="of:=SQRT(([.A6]-[.A5])^2+([.B6]-[.B5])^2)" office:value-type="float" office:value="30.2394013393123" calcext:value-type="float">
            <text:p>30,2394013393</text:p>
          </table:table-cell>
          <table:table-cell table:formula="of:=SUM([.$F$2:.F6])" office:value-type="float" office:value="120.68978012016" calcext:value-type="float">
            <text:p>120,6897801202</text:p>
          </table:table-cell>
          <table:table-cell table:number-columns-repeated="3"/>
        </table:table-row>
        <table:table-row table:style-name="ro1">
          <table:table-cell office:value-type="float" office:value="934.9677" calcext:value-type="float">
            <text:p>934,9677</text:p>
          </table:table-cell>
          <table:table-cell office:value-type="float" office:value="1135.055" calcext:value-type="float">
            <text:p>1135,055</text:p>
          </table:table-cell>
          <table:table-cell office:value-type="float" office:value="150.375551223755" calcext:value-type="float">
            <text:p>150,3755512238</text:p>
          </table:table-cell>
          <table:table-cell office:value-type="float" office:value="0.05904382" calcext:value-type="float">
            <text:p>0,05904382</text:p>
          </table:table-cell>
          <table:table-cell office:value-type="float" office:value="-0.9982554" calcext:value-type="float">
            <text:p>-0,9982554</text:p>
          </table:table-cell>
          <table:table-cell table:formula="of:=SQRT(([.A7]-[.A6])^2+([.B7]-[.B6])^2)" office:value-type="float" office:value="29.6858038477991" calcext:value-type="float">
            <text:p>29,6858038478</text:p>
          </table:table-cell>
          <table:table-cell table:formula="of:=SUM([.$F$2:.F7])" office:value-type="float" office:value="150.375583967959" calcext:value-type="float">
            <text:p>150,375583968</text:p>
          </table:table-cell>
          <table:table-cell table:number-columns-repeated="3"/>
        </table:table-row>
        <table:table-row table:style-name="ro1">
          <table:table-cell office:value-type="float" office:value="964.7734" calcext:value-type="float">
            <text:p>964,7734</text:p>
          </table:table-cell>
          <table:table-cell office:value-type="float" office:value="1138.318" calcext:value-type="float">
            <text:p>1138,318</text:p>
          </table:table-cell>
          <table:table-cell office:value-type="float" office:value="180.359313964844" calcext:value-type="float">
            <text:p>180,3593139648</text:p>
          </table:table-cell>
          <table:table-cell office:value-type="float" office:value="0.1677761" calcext:value-type="float">
            <text:p>0,1677761</text:p>
          </table:table-cell>
          <table:table-cell office:value-type="float" office:value="-0.9858252" calcext:value-type="float">
            <text:p>-0,9858252</text:p>
          </table:table-cell>
          <table:table-cell table:formula="of:=SQRT(([.A8]-[.A7])^2+([.B8]-[.B7])^2)" office:value-type="float" office:value="29.9837776387499" calcext:value-type="float">
            <text:p>29,9837776388</text:p>
          </table:table-cell>
          <table:table-cell table:formula="of:=SUM([.$F$2:.F8])" office:value-type="float" office:value="180.359361606709" calcext:value-type="float">
            <text:p>180,3593616067</text:p>
          </table:table-cell>
          <table:table-cell table:number-columns-repeated="3"/>
        </table:table-row>
        <table:table-row table:style-name="ro1">
          <table:table-cell office:value-type="float" office:value="995.2703" calcext:value-type="float">
            <text:p>995,2703</text:p>
          </table:table-cell>
          <table:table-cell office:value-type="float" office:value="1145.318" calcext:value-type="float">
            <text:p>1145,318</text:p>
          </table:table-cell>
          <table:table-cell office:value-type="float" office:value="211.649354934692" calcext:value-type="float">
            <text:p>211,6493549347</text:p>
          </table:table-cell>
          <table:table-cell office:value-type="float" office:value="0.3077888" calcext:value-type="float">
            <text:p>0,3077888</text:p>
          </table:table-cell>
          <table:table-cell office:value-type="float" office:value="-0.9514547" calcext:value-type="float">
            <text:p>-0,9514547</text:p>
          </table:table-cell>
          <table:table-cell table:formula="of:=SQRT(([.A9]-[.A8])^2+([.B9]-[.B8])^2)" office:value-type="float" office:value="31.2899490189741" calcext:value-type="float">
            <text:p>31,289949019</text:p>
          </table:table-cell>
          <table:table-cell table:formula="of:=SUM([.$F$2:.F9])" office:value-type="float" office:value="211.649310625683" calcext:value-type="float">
            <text:p>211,6493106257</text:p>
          </table:table-cell>
          <table:table-cell table:number-columns-repeated="3"/>
        </table:table-row>
        <table:table-row table:style-name="ro1">
          <table:table-cell office:value-type="float" office:value="1025.028" calcext:value-type="float">
            <text:p>1025,028</text:p>
          </table:table-cell>
          <table:table-cell office:value-type="float" office:value="1157.81" calcext:value-type="float">
            <text:p>1157,81</text:p>
          </table:table-cell>
          <table:table-cell office:value-type="float" office:value="243.922914505005" calcext:value-type="float">
            <text:p>243,922914505</text:p>
          </table:table-cell>
          <table:table-cell office:value-type="float" office:value="0.3825578" calcext:value-type="float">
            <text:p>0,3825578</text:p>
          </table:table-cell>
          <table:table-cell office:value-type="float" office:value="-0.9239317" calcext:value-type="float">
            <text:p>-0,9239317</text:p>
          </table:table-cell>
          <table:table-cell table:formula="of:=SQRT(([.A10]-[.A9])^2+([.B10]-[.B9])^2)" office:value-type="float" office:value="32.2733756104006" calcext:value-type="float">
            <text:p>32,2733756104</text:p>
          </table:table-cell>
          <table:table-cell table:formula="of:=SUM([.$F$2:.F10])" office:value-type="float" office:value="243.922686236083" calcext:value-type="float">
            <text:p>243,9226862361</text:p>
          </table:table-cell>
          <table:table-cell table:number-columns-repeated="3"/>
        </table:table-row>
        <table:table-row table:style-name="ro1">
          <table:table-cell office:value-type="float" office:value="1054.498" calcext:value-type="float">
            <text:p>1054,498</text:p>
          </table:table-cell>
          <table:table-cell office:value-type="float" office:value="1169.842" calcext:value-type="float">
            <text:p>1169,842</text:p>
          </table:table-cell>
          <table:table-cell office:value-type="float" office:value="275.754606246948" calcext:value-type="float">
            <text:p>275,7546062469</text:p>
          </table:table-cell>
          <table:table-cell office:value-type="float" office:value="0.3815603" calcext:value-type="float">
            <text:p>0,3815603</text:p>
          </table:table-cell>
          <table:table-cell office:value-type="float" office:value="-0.9243439" calcext:value-type="float">
            <text:p>-0,9243439</text:p>
          </table:table-cell>
          <table:table-cell table:formula="of:=SQRT(([.A11]-[.A10])^2+([.B11]-[.B10])^2)" office:value-type="float" office:value="31.8315868910113" calcext:value-type="float">
            <text:p>31,831586891</text:p>
          </table:table-cell>
          <table:table-cell table:formula="of:=SUM([.$F$2:.F11])" office:value-type="float" office:value="275.754273127095" calcext:value-type="float">
            <text:p>275,7542731271</text:p>
          </table:table-cell>
          <table:table-cell table:number-columns-repeated="3"/>
        </table:table-row>
        <table:table-row table:style-name="ro1">
          <table:table-cell office:value-type="float" office:value="1079.219" calcext:value-type="float">
            <text:p>1079,219</text:p>
          </table:table-cell>
          <table:table-cell office:value-type="float" office:value="1180.179" calcext:value-type="float">
            <text:p>1180,179</text:p>
          </table:table-cell>
          <table:table-cell office:value-type="float" office:value="302.548864364624" calcext:value-type="float">
            <text:p>302,5488643646</text:p>
          </table:table-cell>
          <table:table-cell office:value-type="float" office:value="0.3191902" calcext:value-type="float">
            <text:p>0,3191902</text:p>
          </table:table-cell>
          <table:table-cell office:value-type="float" office:value="-0.9476907" calcext:value-type="float">
            <text:p>-0,9476907</text:p>
          </table:table-cell>
          <table:table-cell table:formula="of:=SQRT(([.A12]-[.A11])^2+([.B12]-[.B11])^2)" office:value-type="float" office:value="26.795175125384" calcext:value-type="float">
            <text:p>26,7951751254</text:p>
          </table:table-cell>
          <table:table-cell table:formula="of:=SUM([.$F$2:.F12])" office:value-type="float" office:value="302.549448252479" calcext:value-type="float">
            <text:p>302,5494482525</text:p>
          </table:table-cell>
          <table:table-cell table:number-columns-repeated="3"/>
        </table:table-row>
        <table:table-row table:style-name="ro1">
          <table:table-cell office:value-type="float" office:value="1102.047" calcext:value-type="float">
            <text:p>1102,047</text:p>
          </table:table-cell>
          <table:table-cell office:value-type="float" office:value="1185.857" calcext:value-type="float">
            <text:p>1185,857</text:p>
          </table:table-cell>
          <table:table-cell office:value-type="float" office:value="326.072883605957" calcext:value-type="float">
            <text:p>326,072883606</text:p>
          </table:table-cell>
          <table:table-cell office:value-type="float" office:value="0.1833147" calcext:value-type="float">
            <text:p>0,1833147</text:p>
          </table:table-cell>
          <table:table-cell office:value-type="float" office:value="-0.9830543" calcext:value-type="float">
            <text:p>-0,9830543</text:p>
          </table:table-cell>
          <table:table-cell table:formula="of:=SQRT(([.A13]-[.A12])^2+([.B13]-[.B12])^2)" office:value-type="float" office:value="23.5235470964733" calcext:value-type="float">
            <text:p>23,5235470965</text:p>
          </table:table-cell>
          <table:table-cell table:formula="of:=SUM([.$F$2:.F13])" office:value-type="float" office:value="326.072995348952" calcext:value-type="float">
            <text:p>326,072995349</text:p>
          </table:table-cell>
          <table:table-cell table:number-columns-repeated="3"/>
        </table:table-row>
        <table:table-row table:style-name="ro1">
          <table:table-cell office:value-type="float" office:value="1127.149" calcext:value-type="float">
            <text:p>1127,149</text:p>
          </table:table-cell>
          <table:table-cell office:value-type="float" office:value="1189.116" calcext:value-type="float">
            <text:p>1189,116</text:p>
          </table:table-cell>
          <table:table-cell office:value-type="float" office:value="351.385223388672" calcext:value-type="float">
            <text:p>351,3852233887</text:p>
          </table:table-cell>
          <table:table-cell office:value-type="float" office:value="0.09871602" calcext:value-type="float">
            <text:p>0,09871602</text:p>
          </table:table-cell>
          <table:table-cell office:value-type="float" office:value="-0.9951157" calcext:value-type="float">
            <text:p>-0,9951157</text:p>
          </table:table-cell>
          <table:table-cell table:formula="of:=SQRT(([.A14]-[.A13])^2+([.B14]-[.B13])^2)" office:value-type="float" office:value="25.3126743944608" calcext:value-type="float">
            <text:p>25,3126743945</text:p>
          </table:table-cell>
          <table:table-cell table:formula="of:=SUM([.$F$2:.F14])" office:value-type="float" office:value="351.385669743413" calcext:value-type="float">
            <text:p>351,3856697434</text:p>
          </table:table-cell>
          <table:table-cell table:number-columns-repeated="3"/>
        </table:table-row>
        <table:table-row table:style-name="ro1">
          <table:table-cell office:value-type="float" office:value="1160.17" calcext:value-type="float">
            <text:p>1160,17</text:p>
          </table:table-cell>
          <table:table-cell office:value-type="float" office:value="1191.623" calcext:value-type="float">
            <text:p>1191,623</text:p>
          </table:table-cell>
          <table:table-cell office:value-type="float" office:value="384.50191116333" calcext:value-type="float">
            <text:p>384,5019111633</text:p>
          </table:table-cell>
          <table:table-cell office:value-type="float" office:value="0.06429368" calcext:value-type="float">
            <text:p>0,06429368</text:p>
          </table:table-cell>
          <table:table-cell office:value-type="float" office:value="-0.9979311" calcext:value-type="float">
            <text:p>-0,9979311</text:p>
          </table:table-cell>
          <table:table-cell table:formula="of:=SQRT(([.A15]-[.A14])^2+([.B15]-[.B14])^2)" office:value-type="float" office:value="33.1160307102167" calcext:value-type="float">
            <text:p>33,1160307102</text:p>
          </table:table-cell>
          <table:table-cell table:formula="of:=SUM([.$F$2:.F15])" office:value-type="float" office:value="384.50170045363" calcext:value-type="float">
            <text:p>384,5017004536</text:p>
          </table:table-cell>
          <table:table-cell table:number-columns-repeated="3"/>
        </table:table-row>
        <table:table-row table:style-name="ro1">
          <table:table-cell office:value-type="float" office:value="1182.123" calcext:value-type="float">
            <text:p>1182,123</text:p>
          </table:table-cell>
          <table:table-cell office:value-type="float" office:value="1192.658" calcext:value-type="float">
            <text:p>1192,658</text:p>
          </table:table-cell>
          <table:table-cell office:value-type="float" office:value="406.479455947876" calcext:value-type="float">
            <text:p>406,4794559479</text:p>
          </table:table-cell>
          <table:table-cell office:value-type="float" office:value="0.0466392" calcext:value-type="float">
            <text:p>0,0466392</text:p>
          </table:table-cell>
          <table:table-cell office:value-type="float" office:value="-0.9989119" calcext:value-type="float">
            <text:p>-0,9989119</text:p>
          </table:table-cell>
          <table:table-cell table:formula="of:=SQRT(([.A16]-[.A15])^2+([.B16]-[.B15])^2)" office:value-type="float" office:value="21.9773846032688" calcext:value-type="float">
            <text:p>21,9773846033</text:p>
          </table:table-cell>
          <table:table-cell table:formula="of:=SUM([.$F$2:.F16])" office:value-type="float" office:value="406.479085056898" calcext:value-type="float">
            <text:p>406,4790850569</text:p>
          </table:table-cell>
          <table:table-cell table:number-columns-repeated="3"/>
        </table:table-row>
        <table:table-row table:style-name="ro1">
          <table:table-cell office:value-type="float" office:value="1208.36" calcext:value-type="float">
            <text:p>1208,36</text:p>
          </table:table-cell>
          <table:table-cell office:value-type="float" office:value="1193.873" calcext:value-type="float">
            <text:p>1193,873</text:p>
          </table:table-cell>
          <table:table-cell office:value-type="float" office:value="432.744598388672" calcext:value-type="float">
            <text:p>432,7445983887</text:p>
          </table:table-cell>
          <table:table-cell office:value-type="float" office:value="0.03987533" calcext:value-type="float">
            <text:p>0,03987533</text:p>
          </table:table-cell>
          <table:table-cell office:value-type="float" office:value="-0.9992047" calcext:value-type="float">
            <text:p>-0,9992047</text:p>
          </table:table-cell>
          <table:table-cell table:formula="of:=SQRT(([.A17]-[.A16])^2+([.B17]-[.B16])^2)" office:value-type="float" office:value="26.265117437392" calcext:value-type="float">
            <text:p>26,2651174374</text:p>
          </table:table-cell>
          <table:table-cell table:formula="of:=SUM([.$F$2:.F17])" office:value-type="float" office:value="432.74420249429" calcext:value-type="float">
            <text:p>432,7442024943</text:p>
          </table:table-cell>
          <table:table-cell table:number-columns-repeated="3"/>
        </table:table-row>
        <table:table-row table:style-name="ro1">
          <table:table-cell office:value-type="float" office:value="1235.623" calcext:value-type="float">
            <text:p>1235,623</text:p>
          </table:table-cell>
          <table:table-cell office:value-type="float" office:value="1194.793" calcext:value-type="float">
            <text:p>1194,793</text:p>
          </table:table-cell>
          <table:table-cell office:value-type="float" office:value="460.022594451904" calcext:value-type="float">
            <text:p>460,0225944519</text:p>
          </table:table-cell>
          <table:table-cell office:value-type="float" office:value="-0.003609776" calcext:value-type="float">
            <text:p>-0,003609776</text:p>
          </table:table-cell>
          <table:table-cell office:value-type="float" office:value="-0.9999935" calcext:value-type="float">
            <text:p>-0,9999935</text:p>
          </table:table-cell>
          <table:table-cell table:formula="of:=SQRT(([.A18]-[.A17])^2+([.B18]-[.B17])^2)" office:value-type="float" office:value="27.2785184531713" calcext:value-type="float">
            <text:p>27,2785184532</text:p>
          </table:table-cell>
          <table:table-cell table:formula="of:=SUM([.$F$2:.F18])" office:value-type="float" office:value="460.022720947462" calcext:value-type="float">
            <text:p>460,0227209475</text:p>
          </table:table-cell>
          <table:table-cell table:number-columns-repeated="3"/>
        </table:table-row>
        <table:table-row table:style-name="ro1">
          <table:table-cell office:value-type="float" office:value="1271.598" calcext:value-type="float">
            <text:p>1271,598</text:p>
          </table:table-cell>
          <table:table-cell office:value-type="float" office:value="1193.644" calcext:value-type="float">
            <text:p>1193,644</text:p>
          </table:table-cell>
          <table:table-cell office:value-type="float" office:value="496.015548706055" calcext:value-type="float">
            <text:p>496,0155487061</text:p>
          </table:table-cell>
          <table:table-cell office:value-type="float" office:value="-0.03843856" calcext:value-type="float">
            <text:p>-0,03843856</text:p>
          </table:table-cell>
          <table:table-cell office:value-type="float" office:value="-0.999261" calcext:value-type="float">
            <text:p>-0,999261</text:p>
          </table:table-cell>
          <table:table-cell table:formula="of:=SQRT(([.A19]-[.A18])^2+([.B19]-[.B18])^2)" office:value-type="float" office:value="35.9933441902804" calcext:value-type="float">
            <text:p>35,9933441903</text:p>
          </table:table-cell>
          <table:table-cell table:formula="of:=SUM([.$F$2:.F19])" office:value-type="float" office:value="496.016065137742" calcext:value-type="float">
            <text:p>496,0160651377</text:p>
          </table:table-cell>
          <table:table-cell table:number-columns-repeated="3"/>
        </table:table-row>
        <table:table-row table:style-name="ro1">
          <table:table-cell office:value-type="float" office:value="1306.97" calcext:value-type="float">
            <text:p>1306,97</text:p>
          </table:table-cell>
          <table:table-cell office:value-type="float" office:value="1192.049" calcext:value-type="float">
            <text:p>1192,049</text:p>
          </table:table-cell>
          <table:table-cell office:value-type="float" office:value="531.42370223999" calcext:value-type="float">
            <text:p>531,42370224</text:p>
          </table:table-cell>
          <table:table-cell office:value-type="float" office:value="-0.07725787" calcext:value-type="float">
            <text:p>-0,07725787</text:p>
          </table:table-cell>
          <table:table-cell office:value-type="float" office:value="-0.9970111" calcext:value-type="float">
            <text:p>-0,9970111</text:p>
          </table:table-cell>
          <table:table-cell table:formula="of:=SQRT(([.A20]-[.A19])^2+([.B20]-[.B19])^2)" office:value-type="float" office:value="35.4079427388828" calcext:value-type="float">
            <text:p>35,4079427389</text:p>
          </table:table-cell>
          <table:table-cell table:formula="of:=SUM([.$F$2:.F20])" office:value-type="float" office:value="531.424007876625" calcext:value-type="float">
            <text:p>531,4240078766</text:p>
          </table:table-cell>
          <table:table-cell table:number-columns-repeated="3"/>
        </table:table-row>
        <table:table-row table:style-name="ro1">
          <table:table-cell office:value-type="float" office:value="1340.477" calcext:value-type="float">
            <text:p>1340,477</text:p>
          </table:table-cell>
          <table:table-cell office:value-type="float" office:value="1188.307" calcext:value-type="float">
            <text:p>1188,307</text:p>
          </table:table-cell>
          <table:table-cell office:value-type="float" office:value="565.138957977295" calcext:value-type="float">
            <text:p>565,1389579773</text:p>
          </table:table-cell>
          <table:table-cell office:value-type="float" office:value="-0.1019143" calcext:value-type="float">
            <text:p>-0,1019143</text:p>
          </table:table-cell>
          <table:table-cell office:value-type="float" office:value="-0.9947932" calcext:value-type="float">
            <text:p>-0,9947932</text:p>
          </table:table-cell>
          <table:table-cell table:formula="of:=SQRT(([.A21]-[.A20])^2+([.B21]-[.B20])^2)" office:value-type="float" office:value="33.7153023566452" calcext:value-type="float">
            <text:p>33,7153023566</text:p>
          </table:table-cell>
          <table:table-cell table:formula="of:=SUM([.$F$2:.F21])" office:value-type="float" office:value="565.13931023327" calcext:value-type="float">
            <text:p>565,1393102333</text:p>
          </table:table-cell>
          <table:table-cell table:number-columns-repeated="3"/>
        </table:table-row>
        <table:table-row table:style-name="ro1">
          <table:table-cell office:value-type="float" office:value="1369.225" calcext:value-type="float">
            <text:p>1369,225</text:p>
          </table:table-cell>
          <table:table-cell office:value-type="float" office:value="1185.671" calcext:value-type="float">
            <text:p>1185,671</text:p>
          </table:table-cell>
          <table:table-cell office:value-type="float" office:value="594.008089065552" calcext:value-type="float">
            <text:p>594,0080890656</text:p>
          </table:table-cell>
          <table:table-cell office:value-type="float" office:value="-0.09411526" calcext:value-type="float">
            <text:p>-0,09411526</text:p>
          </table:table-cell>
          <table:table-cell office:value-type="float" office:value="-0.9955613" calcext:value-type="float">
            <text:p>-0,9955613</text:p>
          </table:table-cell>
          <table:table-cell table:formula="of:=SQRT(([.A22]-[.A21])^2+([.B22]-[.B21])^2)" office:value-type="float" office:value="28.8685988575821" calcext:value-type="float">
            <text:p>28,8685988576</text:p>
          </table:table-cell>
          <table:table-cell table:formula="of:=SUM([.$F$2:.F22])" office:value-type="float" office:value="594.007909090852" calcext:value-type="float">
            <text:p>594,0079090909</text:p>
          </table:table-cell>
          <table:table-cell table:number-columns-repeated="3"/>
        </table:table-row>
        <table:table-row table:style-name="ro1">
          <table:table-cell office:value-type="float" office:value="1398.31" calcext:value-type="float">
            <text:p>1398,31</text:p>
          </table:table-cell>
          <table:table-cell office:value-type="float" office:value="1182.84" calcext:value-type="float">
            <text:p>1182,84</text:p>
          </table:table-cell>
          <table:table-cell office:value-type="float" office:value="623.230533599854" calcext:value-type="float">
            <text:p>623,2305335999</text:p>
          </table:table-cell>
          <table:table-cell office:value-type="float" office:value="-0.114346" calcext:value-type="float">
            <text:p>-0,114346</text:p>
          </table:table-cell>
          <table:table-cell office:value-type="float" office:value="-0.993441" calcext:value-type="float">
            <text:p>-0,993441</text:p>
          </table:table-cell>
          <table:table-cell table:formula="of:=SQRT(([.A23]-[.A22])^2+([.B23]-[.B22])^2)" office:value-type="float" office:value="29.2224534562039" calcext:value-type="float">
            <text:p>29,2224534562</text:p>
          </table:table-cell>
          <table:table-cell table:formula="of:=SUM([.$F$2:.F23])" office:value-type="float" office:value="623.230362547056" calcext:value-type="float">
            <text:p>623,2303625471</text:p>
          </table:table-cell>
          <table:table-cell table:number-columns-repeated="3"/>
        </table:table-row>
        <table:table-row table:style-name="ro1">
          <table:table-cell office:value-type="float" office:value="1430.229" calcext:value-type="float">
            <text:p>1430,229</text:p>
          </table:table-cell>
          <table:table-cell office:value-type="float" office:value="1178.649" calcext:value-type="float">
            <text:p>1178,649</text:p>
          </table:table-cell>
          <table:table-cell office:value-type="float" office:value="655.423355102539" calcext:value-type="float">
            <text:p>655,4233551025</text:p>
          </table:table-cell>
          <table:table-cell office:value-type="float" office:value="-0.1272429" calcext:value-type="float">
            <text:p>-0,1272429</text:p>
          </table:table-cell>
          <table:table-cell office:value-type="float" office:value="-0.9918715" calcext:value-type="float">
            <text:p>-0,9918715</text:p>
          </table:table-cell>
          <table:table-cell table:formula="of:=SQRT(([.A24]-[.A23])^2+([.B24]-[.B23])^2)" office:value-type="float" office:value="32.1929657223439" calcext:value-type="float">
            <text:p>32,1929657223</text:p>
          </table:table-cell>
          <table:table-cell table:formula="of:=SUM([.$F$2:.F24])" office:value-type="float" office:value="655.4233282694" calcext:value-type="float">
            <text:p>655,4233282694</text:p>
          </table:table-cell>
          <table:table-cell table:number-columns-repeated="3"/>
        </table:table-row>
        <table:table-row table:style-name="ro1">
          <table:table-cell office:value-type="float" office:value="1467.004" calcext:value-type="float">
            <text:p>1467,004</text:p>
          </table:table-cell>
          <table:table-cell office:value-type="float" office:value="1174.027" calcext:value-type="float">
            <text:p>1174,027</text:p>
          </table:table-cell>
          <table:table-cell office:value-type="float" office:value="692.487098693848" calcext:value-type="float">
            <text:p>692,4870986938</text:p>
          </table:table-cell>
          <table:table-cell office:value-type="float" office:value="-0.125325" calcext:value-type="float">
            <text:p>-0,125325</text:p>
          </table:table-cell>
          <table:table-cell office:value-type="float" office:value="-0.9921157" calcext:value-type="float">
            <text:p>-0,9921157</text:p>
          </table:table-cell>
          <table:table-cell table:formula="of:=SQRT(([.A25]-[.A24])^2+([.B25]-[.B24])^2)" office:value-type="float" office:value="37.0643158442185" calcext:value-type="float">
            <text:p>37,0643158442</text:p>
          </table:table-cell>
          <table:table-cell table:formula="of:=SUM([.$F$2:.F25])" office:value-type="float" office:value="692.487644113619" calcext:value-type="float">
            <text:p>692,4876441136</text:p>
          </table:table-cell>
          <table:table-cell table:number-columns-repeated="3"/>
        </table:table-row>
        <table:table-row table:style-name="ro1">
          <table:table-cell office:value-type="float" office:value="1492.771" calcext:value-type="float">
            <text:p>1492,771</text:p>
          </table:table-cell>
          <table:table-cell office:value-type="float" office:value="1170.749" calcext:value-type="float">
            <text:p>1170,749</text:p>
          </table:table-cell>
          <table:table-cell office:value-type="float" office:value="718.46262550354" calcext:value-type="float">
            <text:p>718,4626255035</text:p>
          </table:table-cell>
          <table:table-cell office:value-type="float" office:value="-0.1135327" calcext:value-type="float">
            <text:p>-0,1135327</text:p>
          </table:table-cell>
          <table:table-cell office:value-type="float" office:value="-0.9935344" calcext:value-type="float">
            <text:p>-0,9935344</text:p>
          </table:table-cell>
          <table:table-cell table:formula="of:=SQRT(([.A26]-[.A25])^2+([.B26]-[.B25])^2)" office:value-type="float" office:value="25.974671759235" calcext:value-type="float">
            <text:p>25,9746717592</text:p>
          </table:table-cell>
          <table:table-cell table:formula="of:=SUM([.$F$2:.F26])" office:value-type="float" office:value="718.462315872854" calcext:value-type="float">
            <text:p>718,4623158729</text:p>
          </table:table-cell>
          <table:table-cell table:number-columns-repeated="3"/>
        </table:table-row>
        <table:table-row table:style-name="ro1">
          <table:table-cell office:value-type="float" office:value="1519.772" calcext:value-type="float">
            <text:p>1519,772</text:p>
          </table:table-cell>
          <table:table-cell office:value-type="float" office:value="1167.997" calcext:value-type="float">
            <text:p>1167,997</text:p>
          </table:table-cell>
          <table:table-cell office:value-type="float" office:value="745.602956771851" calcext:value-type="float">
            <text:p>745,6029567719</text:p>
          </table:table-cell>
          <table:table-cell office:value-type="float" office:value="-0.08889008" calcext:value-type="float">
            <text:p>-0,08889008</text:p>
          </table:table-cell>
          <table:table-cell office:value-type="float" office:value="-0.9960414" calcext:value-type="float">
            <text:p>-0,9960414</text:p>
          </table:table-cell>
          <table:table-cell table:formula="of:=SQRT(([.A27]-[.A26])^2+([.B27]-[.B26])^2)" office:value-type="float" office:value="27.1408825390774" calcext:value-type="float">
            <text:p>27,1408825391</text:p>
          </table:table-cell>
          <table:table-cell table:formula="of:=SUM([.$F$2:.F27])" office:value-type="float" office:value="745.603198411931" calcext:value-type="float">
            <text:p>745,6031984119</text:p>
          </table:table-cell>
          <table:table-cell table:number-columns-repeated="3"/>
        </table:table-row>
        <table:table-row table:style-name="ro1">
          <table:table-cell office:value-type="float" office:value="1546.772" calcext:value-type="float">
            <text:p>1546,772</text:p>
          </table:table-cell>
          <table:table-cell office:value-type="float" office:value="1165.93" calcext:value-type="float">
            <text:p>1165,93</text:p>
          </table:table-cell>
          <table:table-cell office:value-type="float" office:value="772.682252883911" calcext:value-type="float">
            <text:p>772,6822528839</text:p>
          </table:table-cell>
          <table:table-cell office:value-type="float" office:value="-0.08344746" calcext:value-type="float">
            <text:p>-0,08344746</text:p>
          </table:table-cell>
          <table:table-cell office:value-type="float" office:value="-0.9965122" calcext:value-type="float">
            <text:p>-0,9965122</text:p>
          </table:table-cell>
          <table:table-cell table:formula="of:=SQRT(([.A28]-[.A27])^2+([.B28]-[.B27])^2)" office:value-type="float" office:value="27.0790045791938" calcext:value-type="float">
            <text:p>27,0790045792</text:p>
          </table:table-cell>
          <table:table-cell table:formula="of:=SUM([.$F$2:.F28])" office:value-type="float" office:value="772.682202991125" calcext:value-type="float">
            <text:p>772,6822029911</text:p>
          </table:table-cell>
          <table:table-cell table:number-columns-repeated="3"/>
        </table:table-row>
        <table:table-row table:style-name="ro1">
          <table:table-cell office:value-type="float" office:value="1572.312" calcext:value-type="float">
            <text:p>1572,312</text:p>
          </table:table-cell>
          <table:table-cell office:value-type="float" office:value="1163.598" calcext:value-type="float">
            <text:p>1163,598</text:p>
          </table:table-cell>
          <table:table-cell office:value-type="float" office:value="798.328052520752" calcext:value-type="float">
            <text:p>798,3280525208</text:p>
          </table:table-cell>
          <table:table-cell office:value-type="float" office:value="-0.0766077" calcext:value-type="float">
            <text:p>-0,0766077</text:p>
          </table:table-cell>
          <table:table-cell office:value-type="float" office:value="-0.9970613" calcext:value-type="float">
            <text:p>-0,9970613</text:p>
          </table:table-cell>
          <table:table-cell table:formula="of:=SQRT(([.A29]-[.A28])^2+([.B29]-[.B28])^2)" office:value-type="float" office:value="25.646243857532" calcext:value-type="float">
            <text:p>25,6462438575</text:p>
          </table:table-cell>
          <table:table-cell table:formula="of:=SUM([.$F$2:.F29])" office:value-type="float" office:value="798.328446848657" calcext:value-type="float">
            <text:p>798,3284468487</text:p>
          </table:table-cell>
          <table:table-cell table:number-columns-repeated="3"/>
        </table:table-row>
        <table:table-row table:style-name="ro1">
          <table:table-cell office:value-type="float" office:value="1598.067" calcext:value-type="float">
            <text:p>1598,067</text:p>
          </table:table-cell>
          <table:table-cell office:value-type="float" office:value="1161.989" calcext:value-type="float">
            <text:p>1161,989</text:p>
          </table:table-cell>
          <table:table-cell office:value-type="float" office:value="824.133642196655" calcext:value-type="float">
            <text:p>824,1336421967</text:p>
          </table:table-cell>
          <table:table-cell office:value-type="float" office:value="-0.0760113" calcext:value-type="float">
            <text:p>-0,0760113</text:p>
          </table:table-cell>
          <table:table-cell office:value-type="float" office:value="-0.9971071" calcext:value-type="float">
            <text:p>-0,9971071</text:p>
          </table:table-cell>
          <table:table-cell table:formula="of:=SQRT(([.A30]-[.A29])^2+([.B30]-[.B29])^2)" office:value-type="float" office:value="25.8052108303731" calcext:value-type="float">
            <text:p>25,8052108304</text:p>
          </table:table-cell>
          <table:table-cell table:formula="of:=SUM([.$F$2:.F30])" office:value-type="float" office:value="824.13365767903" calcext:value-type="float">
            <text:p>824,133657679</text:p>
          </table:table-cell>
          <table:table-cell table:number-columns-repeated="3"/>
        </table:table-row>
        <table:table-row table:style-name="ro1">
          <table:table-cell office:value-type="float" office:value="1625.75" calcext:value-type="float">
            <text:p>1625,75</text:p>
          </table:table-cell>
          <table:table-cell office:value-type="float" office:value="1159.524" calcext:value-type="float">
            <text:p>1159,524</text:p>
          </table:table-cell>
          <table:table-cell office:value-type="float" office:value="851.926485061646" calcext:value-type="float">
            <text:p>851,9264850616</text:p>
          </table:table-cell>
          <table:table-cell office:value-type="float" office:value="-0.1055453" calcext:value-type="float">
            <text:p>-0,1055453</text:p>
          </table:table-cell>
          <table:table-cell office:value-type="float" office:value="-0.9944146" calcext:value-type="float">
            <text:p>-0,9944146</text:p>
          </table:table-cell>
          <table:table-cell table:formula="of:=SQRT(([.A31]-[.A30])^2+([.B31]-[.B30])^2)" office:value-type="float" office:value="27.7925298236774" calcext:value-type="float">
            <text:p>27,7925298237</text:p>
          </table:table-cell>
          <table:table-cell table:formula="of:=SUM([.$F$2:.F31])" office:value-type="float" office:value="851.926187502708" calcext:value-type="float">
            <text:p>851,9261875027</text:p>
          </table:table-cell>
          <table:table-cell table:number-columns-repeated="3"/>
        </table:table-row>
        <table:table-row table:style-name="ro1">
          <table:table-cell office:value-type="float" office:value="1650.008" calcext:value-type="float">
            <text:p>1650,008</text:p>
          </table:table-cell>
          <table:table-cell office:value-type="float" office:value="1156.476" calcext:value-type="float">
            <text:p>1156,476</text:p>
          </table:table-cell>
          <table:table-cell office:value-type="float" office:value="876.375202178955" calcext:value-type="float">
            <text:p>876,375202179</text:p>
          </table:table-cell>
          <table:table-cell office:value-type="float" office:value="-0.09285724" calcext:value-type="float">
            <text:p>-0,09285724</text:p>
          </table:table-cell>
          <table:table-cell office:value-type="float" office:value="-0.9956795" calcext:value-type="float">
            <text:p>-0,9956795</text:p>
          </table:table-cell>
          <table:table-cell table:formula="of:=SQRT(([.A32]-[.A31])^2+([.B32]-[.B31])^2)" office:value-type="float" office:value="24.4487395994149" calcext:value-type="float">
            <text:p>24,4487395994</text:p>
          </table:table-cell>
          <table:table-cell table:formula="of:=SUM([.$F$2:.F32])" office:value-type="float" office:value="876.374927102122" calcext:value-type="float">
            <text:p>876,3749271021</text:p>
          </table:table-cell>
          <table:table-cell table:number-columns-repeated="3"/>
        </table:table-row>
        <table:table-row table:style-name="ro1">
          <table:table-cell office:value-type="float" office:value="1678.284" calcext:value-type="float">
            <text:p>1678,284</text:p>
          </table:table-cell>
          <table:table-cell office:value-type="float" office:value="1154.625" calcext:value-type="float">
            <text:p>1154,625</text:p>
          </table:table-cell>
          <table:table-cell office:value-type="float" office:value="904.711477279663" calcext:value-type="float">
            <text:p>904,7114772797</text:p>
          </table:table-cell>
          <table:table-cell office:value-type="float" office:value="-0.07567847" calcext:value-type="float">
            <text:p>-0,07567847</text:p>
          </table:table-cell>
          <table:table-cell office:value-type="float" office:value="-0.9971323" calcext:value-type="float">
            <text:p>-0,9971323</text:p>
          </table:table-cell>
          <table:table-cell table:formula="of:=SQRT(([.A33]-[.A32])^2+([.B33]-[.B32])^2)" office:value-type="float" office:value="28.3365201992059" calcext:value-type="float">
            <text:p>28,3365201992</text:p>
          </table:table-cell>
          <table:table-cell table:formula="of:=SUM([.$F$2:.F33])" office:value-type="float" office:value="904.711447301328" calcext:value-type="float">
            <text:p>904,7114473013</text:p>
          </table:table-cell>
          <table:table-cell table:number-columns-repeated="3"/>
        </table:table-row>
        <table:table-row table:style-name="ro1">
          <table:table-cell office:value-type="float" office:value="1705.723" calcext:value-type="float">
            <text:p>1705,723</text:p>
          </table:table-cell>
          <table:table-cell office:value-type="float" office:value="1152.247" calcext:value-type="float">
            <text:p>1152,247</text:p>
          </table:table-cell>
          <table:table-cell office:value-type="float" office:value="932.25301361084" calcext:value-type="float">
            <text:p>932,2530136108</text:p>
          </table:table-cell>
          <table:table-cell office:value-type="float" office:value="-0.08113801" calcext:value-type="float">
            <text:p>-0,08113801</text:p>
          </table:table-cell>
          <table:table-cell office:value-type="float" office:value="-0.9967029" calcext:value-type="float">
            <text:p>-0,9967029</text:p>
          </table:table-cell>
          <table:table-cell table:formula="of:=SQRT(([.A34]-[.A33])^2+([.B34]-[.B33])^2)" office:value-type="float" office:value="27.5418518803655" calcext:value-type="float">
            <text:p>27,5418518804</text:p>
          </table:table-cell>
          <table:table-cell table:formula="of:=SUM([.$F$2:.F34])" office:value-type="float" office:value="932.253299181694" calcext:value-type="float">
            <text:p>932,2532991817</text:p>
          </table:table-cell>
          <table:table-cell table:number-columns-repeated="3"/>
        </table:table-row>
        <table:table-row table:style-name="ro1">
          <table:table-cell office:value-type="float" office:value="1732.784" calcext:value-type="float">
            <text:p>1732,784</text:p>
          </table:table-cell>
          <table:table-cell office:value-type="float" office:value="1150.188" calcext:value-type="float">
            <text:p>1150,188</text:p>
          </table:table-cell>
          <table:table-cell office:value-type="float" office:value="959.392517089844" calcext:value-type="float">
            <text:p>959,3925170898</text:p>
          </table:table-cell>
          <table:table-cell office:value-type="float" office:value="-0.06582308" calcext:value-type="float">
            <text:p>-0,06582308</text:p>
          </table:table-cell>
          <table:table-cell office:value-type="float" office:value="-0.9978314" calcext:value-type="float">
            <text:p>-0,9978314</text:p>
          </table:table-cell>
          <table:table-cell table:formula="of:=SQRT(([.A35]-[.A34])^2+([.B35]-[.B34])^2)" office:value-type="float" office:value="27.1392188907494" calcext:value-type="float">
            <text:p>27,1392188907</text:p>
          </table:table-cell>
          <table:table-cell table:formula="of:=SUM([.$F$2:.F35])" office:value-type="float" office:value="959.392518072443" calcext:value-type="float">
            <text:p>959,3925180724</text:p>
          </table:table-cell>
          <table:table-cell table:number-columns-repeated="3"/>
        </table:table-row>
        <table:table-row table:style-name="ro1">
          <table:table-cell office:value-type="float" office:value="1764.228" calcext:value-type="float">
            <text:p>1764,228</text:p>
          </table:table-cell>
          <table:table-cell office:value-type="float" office:value="1148.388" calcext:value-type="float">
            <text:p>1148,388</text:p>
          </table:table-cell>
          <table:table-cell office:value-type="float" office:value="990.888347625732" calcext:value-type="float">
            <text:p>990,8883476257</text:p>
          </table:table-cell>
          <table:table-cell office:value-type="float" office:value="-0.06089294" calcext:value-type="float">
            <text:p>-0,06089294</text:p>
          </table:table-cell>
          <table:table-cell office:value-type="float" office:value="-0.9981443" calcext:value-type="float">
            <text:p>-0,9981443</text:p>
          </table:table-cell>
          <table:table-cell table:formula="of:=SQRT(([.A36]-[.A35])^2+([.B36]-[.B35])^2)" office:value-type="float" office:value="31.4954780246307" calcext:value-type="float">
            <text:p>31,4954780246</text:p>
          </table:table-cell>
          <table:table-cell table:formula="of:=SUM([.$F$2:.F36])" office:value-type="float" office:value="990.887996097074" calcext:value-type="float">
            <text:p>990,8879960971</text:p>
          </table:table-cell>
          <table:table-cell table:number-columns-repeated="3"/>
        </table:table-row>
        <table:table-row table:style-name="ro1">
          <table:table-cell office:value-type="float" office:value="1792.092" calcext:value-type="float">
            <text:p>1792,092</text:p>
          </table:table-cell>
          <table:table-cell office:value-type="float" office:value="1146.57" calcext:value-type="float">
            <text:p>1146,57</text:p>
          </table:table-cell>
          <table:table-cell office:value-type="float" office:value="1018.81147575378" calcext:value-type="float">
            <text:p>1018,8114757538</text:p>
          </table:table-cell>
          <table:table-cell office:value-type="float" office:value="-0.04263735" calcext:value-type="float">
            <text:p>-0,04263735</text:p>
          </table:table-cell>
          <table:table-cell office:value-type="float" office:value="-0.9990907" calcext:value-type="float">
            <text:p>-0,9990907</text:p>
          </table:table-cell>
          <table:table-cell table:formula="of:=SQRT(([.A37]-[.A36])^2+([.B37]-[.B36])^2)" office:value-type="float" office:value="27.9232451552466" calcext:value-type="float">
            <text:p>27,9232451552</text:p>
          </table:table-cell>
          <table:table-cell table:formula="of:=SUM([.$F$2:.F37])" office:value-type="float" office:value="1018.81124125232" calcext:value-type="float">
            <text:p>1018,8112412523</text:p>
          </table:table-cell>
          <table:table-cell table:number-columns-repeated="3"/>
        </table:table-row>
        <table:table-row table:style-name="ro1">
          <table:table-cell office:value-type="float" office:value="1820.696" calcext:value-type="float">
            <text:p>1820,696</text:p>
          </table:table-cell>
          <table:table-cell office:value-type="float" office:value="1145.978" calcext:value-type="float">
            <text:p>1145,978</text:p>
          </table:table-cell>
          <table:table-cell office:value-type="float" office:value="1047.42087173462" calcext:value-type="float">
            <text:p>1047,4208717346</text:p>
          </table:table-cell>
          <table:table-cell office:value-type="float" office:value="0.03766942" calcext:value-type="float">
            <text:p>0,03766942</text:p>
          </table:table-cell>
          <table:table-cell office:value-type="float" office:value="-0.9992902" calcext:value-type="float">
            <text:p>-0,9992902</text:p>
          </table:table-cell>
          <table:table-cell table:formula="of:=SQRT(([.A38]-[.A37])^2+([.B38]-[.B37])^2)" office:value-type="float" office:value="28.6101254803258" calcext:value-type="float">
            <text:p>28,6101254803</text:p>
          </table:table-cell>
          <table:table-cell table:formula="of:=SUM([.$F$2:.F38])" office:value-type="float" office:value="1047.42136673265" calcext:value-type="float">
            <text:p>1047,4213667327</text:p>
          </table:table-cell>
          <table:table-cell table:number-columns-repeated="3"/>
        </table:table-row>
        <table:table-row table:style-name="ro1">
          <table:table-cell office:value-type="float" office:value="1848.6" calcext:value-type="float">
            <text:p>1848,6</text:p>
          </table:table-cell>
          <table:table-cell office:value-type="float" office:value="1148.7" calcext:value-type="float">
            <text:p>1148,7</text:p>
          </table:table-cell>
          <table:table-cell office:value-type="float" office:value="1075.45774269104" calcext:value-type="float">
            <text:p>1075,457742691</text:p>
          </table:table-cell>
          <table:table-cell office:value-type="float" office:value="0.1151181" calcext:value-type="float">
            <text:p>0,1151181</text:p>
          </table:table-cell>
          <table:table-cell office:value-type="float" office:value="-0.9933518" calcext:value-type="float">
            <text:p>-0,9933518</text:p>
          </table:table-cell>
          <table:table-cell table:formula="of:=SQRT(([.A39]-[.A38])^2+([.B39]-[.B38])^2)" office:value-type="float" office:value="28.0364494899051" calcext:value-type="float">
            <text:p>28,0364494899</text:p>
          </table:table-cell>
          <table:table-cell table:formula="of:=SUM([.$F$2:.F39])" office:value-type="float" office:value="1075.45781622255" calcext:value-type="float">
            <text:p>1075,4578162226</text:p>
          </table:table-cell>
          <table:table-cell table:number-columns-repeated="3"/>
        </table:table-row>
        <table:table-row table:style-name="ro1">
          <table:table-cell office:value-type="float" office:value="1878.7" calcext:value-type="float">
            <text:p>1878,7</text:p>
          </table:table-cell>
          <table:table-cell office:value-type="float" office:value="1152.7" calcext:value-type="float">
            <text:p>1152,7</text:p>
          </table:table-cell>
          <table:table-cell office:value-type="float" office:value="1105.8223361969" calcext:value-type="float">
            <text:p>1105,8223361969</text:p>
          </table:table-cell>
          <table:table-cell office:value-type="float" office:value="0.1732973" calcext:value-type="float">
            <text:p>0,1732973</text:p>
          </table:table-cell>
          <table:table-cell office:value-type="float" office:value="-0.9848697" calcext:value-type="float">
            <text:p>-0,9848697</text:p>
          </table:table-cell>
          <table:table-cell table:formula="of:=SQRT(([.A40]-[.A39])^2+([.B40]-[.B39])^2)" office:value-type="float" office:value="30.3646175671621" calcext:value-type="float">
            <text:p>30,3646175672</text:p>
          </table:table-cell>
          <table:table-cell table:formula="of:=SUM([.$F$2:.F40])" office:value-type="float" office:value="1105.82243378971" calcext:value-type="float">
            <text:p>1105,8224337897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58.8" calcext:value-type="float">
            <text:p>1158,8</text:p>
          </table:table-cell>
          <table:table-cell office:value-type="float" office:value="1133.79560661316" calcext:value-type="float">
            <text:p>1133,7956066132</text:p>
          </table:table-cell>
          <table:table-cell office:value-type="float" office:value="0.2394996" calcext:value-type="float">
            <text:p>0,2394996</text:p>
          </table:table-cell>
          <table:table-cell office:value-type="float" office:value="-0.9708965" calcext:value-type="float">
            <text:p>-0,9708965</text:p>
          </table:table-cell>
          <table:table-cell table:formula="of:=SQRT(([.A41]-[.A40])^2+([.B41]-[.B40])^2)" office:value-type="float" office:value="27.9732014613987" calcext:value-type="float">
            <text:p>27,9732014614</text:p>
          </table:table-cell>
          <table:table-cell table:formula="of:=SUM([.$F$2:.F41])" office:value-type="float" office:value="1133.79563525111" calcext:value-type="float">
            <text:p>1133,7956352511</text:p>
          </table:table-cell>
          <table:table-cell table:number-columns-repeated="3"/>
        </table:table-row>
        <table:table-row table:style-name="ro1">
          <table:table-cell office:value-type="float" office:value="1931.4" calcext:value-type="float">
            <text:p>1931,4</text:p>
          </table:table-cell>
          <table:table-cell office:value-type="float" office:value="1165.7" calcext:value-type="float">
            <text:p>1165,7</text:p>
          </table:table-cell>
          <table:table-cell office:value-type="float" office:value="1160.11612892151" calcext:value-type="float">
            <text:p>1160,1161289215</text:p>
          </table:table-cell>
          <table:table-cell office:value-type="float" office:value="0.3074293" calcext:value-type="float">
            <text:p>0,3074293</text:p>
          </table:table-cell>
          <table:table-cell office:value-type="float" office:value="-0.9515709" calcext:value-type="float">
            <text:p>-0,9515709</text:p>
          </table:table-cell>
          <table:table-cell table:formula="of:=SQRT(([.A42]-[.A41])^2+([.B42]-[.B41])^2)" office:value-type="float" office:value="26.3205243108872" calcext:value-type="float">
            <text:p>26,3205243109</text:p>
          </table:table-cell>
          <table:table-cell table:formula="of:=SUM([.$F$2:.F42])" office:value-type="float" office:value="1160.116159562" calcext:value-type="float">
            <text:p>1160,116159562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175.6" calcext:value-type="float">
            <text:p>1175,6</text:p>
          </table:table-cell>
          <table:table-cell office:value-type="float" office:value="1188.49868011475" calcext:value-type="float">
            <text:p>1188,4986801148</text:p>
          </table:table-cell>
          <table:table-cell office:value-type="float" office:value="0.4260512" calcext:value-type="float">
            <text:p>0,4260512</text:p>
          </table:table-cell>
          <table:table-cell office:value-type="float" office:value="-0.904699" calcext:value-type="float">
            <text:p>-0,904699</text:p>
          </table:table-cell>
          <table:table-cell table:formula="of:=SQRT(([.A43]-[.A42])^2+([.B43]-[.B42])^2)" office:value-type="float" office:value="28.3825650708316" calcext:value-type="float">
            <text:p>28,3825650708</text:p>
          </table:table-cell>
          <table:table-cell table:formula="of:=SUM([.$F$2:.F43])" office:value-type="float" office:value="1188.49872463283" calcext:value-type="float">
            <text:p>1188,4987246328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90" calcext:value-type="float">
            <text:p>1190</text:p>
          </table:table-cell>
          <table:table-cell office:value-type="float" office:value="1217.34934234619" calcext:value-type="float">
            <text:p>1217,3493423462</text:p>
          </table:table-cell>
          <table:table-cell office:value-type="float" office:value="0.5633372" calcext:value-type="float">
            <text:p>0,5633372</text:p>
          </table:table-cell>
          <table:table-cell office:value-type="float" office:value="-0.826227" calcext:value-type="float">
            <text:p>-0,826227</text:p>
          </table:table-cell>
          <table:table-cell table:formula="of:=SQRT(([.A44]-[.A43])^2+([.B44]-[.B43])^2)" office:value-type="float" office:value="28.8506499060247" calcext:value-type="float">
            <text:p>28,850649906</text:p>
          </table:table-cell>
          <table:table-cell table:formula="of:=SUM([.$F$2:.F44])" office:value-type="float" office:value="1217.34937453886" calcext:value-type="float">
            <text:p>1217,3493745389</text:p>
          </table:table-cell>
          <table:table-cell table:number-columns-repeated="3"/>
        </table:table-row>
        <table:table-row table:style-name="ro1">
          <table:table-cell office:value-type="float" office:value="2004.2" calcext:value-type="float">
            <text:p>2004,2</text:p>
          </table:table-cell>
          <table:table-cell office:value-type="float" office:value="1207.1" calcext:value-type="float">
            <text:p>1207,1</text:p>
          </table:table-cell>
          <table:table-cell office:value-type="float" office:value="1244.5862121582" calcext:value-type="float">
            <text:p>1244,5862121582</text:p>
          </table:table-cell>
          <table:table-cell office:value-type="float" office:value="0.6943331" calcext:value-type="float">
            <text:p>0,6943331</text:p>
          </table:table-cell>
          <table:table-cell office:value-type="float" office:value="-0.7196538" calcext:value-type="float">
            <text:p>-0,7196538</text:p>
          </table:table-cell>
          <table:table-cell table:formula="of:=SQRT(([.A45]-[.A44])^2+([.B45]-[.B44])^2)" office:value-type="float" office:value="27.236923467969" calcext:value-type="float">
            <text:p>27,236923468</text:p>
          </table:table-cell>
          <table:table-cell table:formula="of:=SUM([.$F$2:.F45])" office:value-type="float" office:value="1244.58629800683" calcext:value-type="float">
            <text:p>1244,5862980068</text:p>
          </table:table-cell>
          <table:table-cell table:number-columns-repeated="3"/>
        </table:table-row>
        <table:table-row table:style-name="ro1">
          <table:table-cell office:value-type="float" office:value="2022.489" calcext:value-type="float">
            <text:p>2022,489</text:p>
          </table:table-cell>
          <table:table-cell office:value-type="float" office:value="1228.1" calcext:value-type="float">
            <text:p>1228,1</text:p>
          </table:table-cell>
          <table:table-cell office:value-type="float" office:value="1272.43389701843" calcext:value-type="float">
            <text:p>1272,4338970184</text:p>
          </table:table-cell>
          <table:table-cell office:value-type="float" office:value="0.8111242" calcext:value-type="float">
            <text:p>0,8111242</text:p>
          </table:table-cell>
          <table:table-cell office:value-type="float" office:value="-0.5848739" calcext:value-type="float">
            <text:p>-0,5848739</text:p>
          </table:table-cell>
          <table:table-cell table:formula="of:=SQRT(([.A46]-[.A45])^2+([.B46]-[.B45])^2)" office:value-type="float" office:value="27.8475765731957" calcext:value-type="float">
            <text:p>27,8475765732</text:p>
          </table:table-cell>
          <table:table-cell table:formula="of:=SUM([.$F$2:.F46])" office:value-type="float" office:value="1272.43387458002" calcext:value-type="float">
            <text:p>1272,43387458</text:p>
          </table:table-cell>
          <table:table-cell table:number-columns-repeated="3"/>
        </table:table-row>
        <table:table-row table:style-name="ro1">
          <table:table-cell office:value-type="float" office:value="2038.835" calcext:value-type="float">
            <text:p>2038,835</text:p>
          </table:table-cell>
          <table:table-cell office:value-type="float" office:value="1255.133" calcext:value-type="float">
            <text:p>1255,133</text:p>
          </table:table-cell>
          <table:table-cell office:value-type="float" office:value="1304.02465629578" calcext:value-type="float">
            <text:p>1304,0246562958</text:p>
          </table:table-cell>
          <table:table-cell office:value-type="float" office:value="0.8790351" calcext:value-type="float">
            <text:p>0,8790351</text:p>
          </table:table-cell>
          <table:table-cell office:value-type="float" office:value="-0.476757" calcext:value-type="float">
            <text:p>-0,476757</text:p>
          </table:table-cell>
          <table:table-cell table:formula="of:=SQRT(([.A47]-[.A46])^2+([.B47]-[.B46])^2)" office:value-type="float" office:value="31.5907392284512" calcext:value-type="float">
            <text:p>31,5907392285</text:p>
          </table:table-cell>
          <table:table-cell table:formula="of:=SUM([.$F$2:.F47])" office:value-type="float" office:value="1304.02461380847" calcext:value-type="float">
            <text:p>1304,0246138085</text:p>
          </table:table-cell>
          <table:table-cell table:number-columns-repeated="3"/>
        </table:table-row>
        <table:table-row table:style-name="ro1">
          <table:table-cell office:value-type="float" office:value="2053.169" calcext:value-type="float">
            <text:p>2053,169</text:p>
          </table:table-cell>
          <table:table-cell office:value-type="float" office:value="1284.666" calcext:value-type="float">
            <text:p>1284,666</text:p>
          </table:table-cell>
          <table:table-cell office:value-type="float" office:value="1336.85226249695" calcext:value-type="float">
            <text:p>1336,852262497</text:p>
          </table:table-cell>
          <table:table-cell office:value-type="float" office:value="0.9165804" calcext:value-type="float">
            <text:p>0,9165804</text:p>
          </table:table-cell>
          <table:table-cell office:value-type="float" office:value="-0.3998505" calcext:value-type="float">
            <text:p>-0,3998505</text:p>
          </table:table-cell>
          <table:table-cell table:formula="of:=SQRT(([.A48]-[.A47])^2+([.B48]-[.B47])^2)" office:value-type="float" office:value="32.8277572337799" calcext:value-type="float">
            <text:p>32,8277572338</text:p>
          </table:table-cell>
          <table:table-cell table:formula="of:=SUM([.$F$2:.F48])" office:value-type="float" office:value="1336.85237104225" calcext:value-type="float">
            <text:p>1336,8523710423</text:p>
          </table:table-cell>
          <table:table-cell table:number-columns-repeated="3"/>
        </table:table-row>
        <table:table-row table:style-name="ro1">
          <table:table-cell office:value-type="float" office:value="2064.145" calcext:value-type="float">
            <text:p>2064,145</text:p>
          </table:table-cell>
          <table:table-cell office:value-type="float" office:value="1313.15" calcext:value-type="float">
            <text:p>1313,15</text:p>
          </table:table-cell>
          <table:table-cell office:value-type="float" office:value="1367.37812805176" calcext:value-type="float">
            <text:p>1367,3781280518</text:p>
          </table:table-cell>
          <table:table-cell office:value-type="float" office:value="0.9349459" calcext:value-type="float">
            <text:p>0,9349459</text:p>
          </table:table-cell>
          <table:table-cell office:value-type="float" office:value="-0.3547901" calcext:value-type="float">
            <text:p>-0,3547901</text:p>
          </table:table-cell>
          <table:table-cell table:formula="of:=SQRT(([.A49]-[.A48])^2+([.B49]-[.B48])^2)" office:value-type="float" office:value="30.5255766857894" calcext:value-type="float">
            <text:p>30,5255766858</text:p>
          </table:table-cell>
          <table:table-cell table:formula="of:=SUM([.$F$2:.F49])" office:value-type="float" office:value="1367.37794772804" calcext:value-type="float">
            <text:p>1367,3779477281</text:p>
          </table:table-cell>
          <table:table-cell table:number-columns-repeated="3"/>
        </table:table-row>
        <table:table-row table:style-name="ro1">
          <table:table-cell office:value-type="float" office:value="2076.104" calcext:value-type="float">
            <text:p>2076,104</text:p>
          </table:table-cell>
          <table:table-cell office:value-type="float" office:value="1345.106" calcext:value-type="float">
            <text:p>1345,106</text:p>
          </table:table-cell>
          <table:table-cell office:value-type="float" office:value="1401.49840164185" calcext:value-type="float">
            <text:p>1401,4984016419</text:p>
          </table:table-cell>
          <table:table-cell office:value-type="float" office:value="0.9458216" calcext:value-type="float">
            <text:p>0,9458216</text:p>
          </table:table-cell>
          <table:table-cell office:value-type="float" office:value="-0.3246866" calcext:value-type="float">
            <text:p>-0,3246866</text:p>
          </table:table-cell>
          <table:table-cell table:formula="of:=SQRT(([.A50]-[.A49])^2+([.B50]-[.B49])^2)" office:value-type="float" office:value="34.1204281479584" calcext:value-type="float">
            <text:p>34,120428148</text:p>
          </table:table-cell>
          <table:table-cell table:formula="of:=SUM([.$F$2:.F50])" office:value-type="float" office:value="1401.498375876" calcext:value-type="float">
            <text:p>1401,498375876</text:p>
          </table:table-cell>
          <table:table-cell table:number-columns-repeated="3"/>
        </table:table-row>
        <table:table-row table:style-name="ro1">
          <table:table-cell office:value-type="float" office:value="2084.781" calcext:value-type="float">
            <text:p>2084,781</text:p>
          </table:table-cell>
          <table:table-cell office:value-type="float" office:value="1373.266" calcext:value-type="float">
            <text:p>1373,266</text:p>
          </table:table-cell>
          <table:table-cell office:value-type="float" office:value="1430.96549606323" calcext:value-type="float">
            <text:p>1430,9654960632</text:p>
          </table:table-cell>
          <table:table-cell office:value-type="float" office:value="0.9578987" calcext:value-type="float">
            <text:p>0,9578987</text:p>
          </table:table-cell>
          <table:table-cell office:value-type="float" office:value="-0.2871063" calcext:value-type="float">
            <text:p>-0,2871063</text:p>
          </table:table-cell>
          <table:table-cell table:formula="of:=SQRT(([.A51]-[.A50])^2+([.B51]-[.B50])^2)" office:value-type="float" office:value="29.4665221734769" calcext:value-type="float">
            <text:p>29,4665221735</text:p>
          </table:table-cell>
          <table:table-cell table:formula="of:=SUM([.$F$2:.F51])" office:value-type="float" office:value="1430.96489804948" calcext:value-type="float">
            <text:p>1430,9648980495</text:p>
          </table:table-cell>
          <table:table-cell table:number-columns-repeated="3"/>
        </table:table-row>
        <table:table-row table:style-name="ro1">
          <table:table-cell office:value-type="float" office:value="2093.3" calcext:value-type="float">
            <text:p>2093,3</text:p>
          </table:table-cell>
          <table:table-cell office:value-type="float" office:value="1402.477" calcext:value-type="float">
            <text:p>1402,477</text:p>
          </table:table-cell>
          <table:table-cell office:value-type="float" office:value="1461.39277076721" calcext:value-type="float">
            <text:p>1461,3927707672</text:p>
          </table:table-cell>
          <table:table-cell office:value-type="float" office:value="0.9620903" calcext:value-type="float">
            <text:p>0,9620903</text:p>
          </table:table-cell>
          <table:table-cell office:value-type="float" office:value="-0.272731" calcext:value-type="float">
            <text:p>-0,272731</text:p>
          </table:table-cell>
          <table:table-cell table:formula="of:=SQRT(([.A52]-[.A51])^2+([.B52]-[.B51])^2)" office:value-type="float" office:value="30.4278800115947" calcext:value-type="float">
            <text:p>30,4278800116</text:p>
          </table:table-cell>
          <table:table-cell table:formula="of:=SUM([.$F$2:.F52])" office:value-type="float" office:value="1461.39277806107" calcext:value-type="float">
            <text:p>1461,3927780611</text:p>
          </table:table-cell>
          <table:table-cell table:number-columns-repeated="3"/>
        </table:table-row>
        <table:table-row table:style-name="ro1">
          <table:table-cell office:value-type="float" office:value="2101.777" calcext:value-type="float">
            <text:p>2101,777</text:p>
          </table:table-cell>
          <table:table-cell office:value-type="float" office:value="1433.22" calcext:value-type="float">
            <text:p>1433,22</text:p>
          </table:table-cell>
          <table:table-cell office:value-type="float" office:value="1493.2835483551" calcext:value-type="float">
            <text:p>1493,2835483551</text:p>
          </table:table-cell>
          <table:table-cell office:value-type="float" office:value="0.9782934" calcext:value-type="float">
            <text:p>0,9782934</text:p>
          </table:table-cell>
          <table:table-cell office:value-type="float" office:value="-0.2072245" calcext:value-type="float">
            <text:p>-0,2072245</text:p>
          </table:table-cell>
          <table:table-cell table:formula="of:=SQRT(([.A53]-[.A52])^2+([.B53]-[.B52])^2)" office:value-type="float" office:value="31.8903053920779" calcext:value-type="float">
            <text:p>31,8903053921</text:p>
          </table:table-cell>
          <table:table-cell table:formula="of:=SUM([.$F$2:.F53])" office:value-type="float" office:value="1493.28308345315" calcext:value-type="float">
            <text:p>1493,2830834532</text:p>
          </table:table-cell>
          <table:table-cell table:number-columns-repeated="3"/>
        </table:table-row>
        <table:table-row table:style-name="ro1">
          <table:table-cell office:value-type="float" office:value="2106.933" calcext:value-type="float">
            <text:p>2106,933</text:p>
          </table:table-cell>
          <table:table-cell office:value-type="float" office:value="1466.839" calcext:value-type="float">
            <text:p>1466,839</text:p>
          </table:table-cell>
          <table:table-cell office:value-type="float" office:value="1527.29516410828" calcext:value-type="float">
            <text:p>1527,2951641083</text:p>
          </table:table-cell>
          <table:table-cell office:value-type="float" office:value="0.9898572" calcext:value-type="float">
            <text:p>0,9898572</text:p>
          </table:table-cell>
          <table:table-cell office:value-type="float" office:value="-0.1420661" calcext:value-type="float">
            <text:p>-0,1420661</text:p>
          </table:table-cell>
          <table:table-cell table:formula="of:=SQRT(([.A54]-[.A53])^2+([.B54]-[.B53])^2)" office:value-type="float" office:value="34.0120786927232" calcext:value-type="float">
            <text:p>34,0120786927</text:p>
          </table:table-cell>
          <table:table-cell table:formula="of:=SUM([.$F$2:.F54])" office:value-type="float" office:value="1527.29516214587" calcext:value-type="float">
            <text:p>1527,2951621459</text:p>
          </table:table-cell>
          <table:table-cell table:number-columns-repeated="3"/>
        </table:table-row>
        <table:table-row table:style-name="ro1">
          <table:table-cell office:value-type="float" office:value="2111.222" calcext:value-type="float">
            <text:p>2111,222</text:p>
          </table:table-cell>
          <table:table-cell office:value-type="float" office:value="1499.026" calcext:value-type="float">
            <text:p>1499,026</text:p>
          </table:table-cell>
          <table:table-cell office:value-type="float" office:value="1559.76698493958" calcext:value-type="float">
            <text:p>1559,7669849396</text:p>
          </table:table-cell>
          <table:table-cell office:value-type="float" office:value="0.9881419" calcext:value-type="float">
            <text:p>0,9881419</text:p>
          </table:table-cell>
          <table:table-cell office:value-type="float" office:value="-0.1535434" calcext:value-type="float">
            <text:p>-0,1535434</text:p>
          </table:table-cell>
          <table:table-cell table:formula="of:=SQRT(([.A55]-[.A54])^2+([.B55]-[.B54])^2)" office:value-type="float" office:value="32.4715027370156" calcext:value-type="float">
            <text:p>32,471502737</text:p>
          </table:table-cell>
          <table:table-cell table:formula="of:=SUM([.$F$2:.F55])" office:value-type="float" office:value="1559.76666488289" calcext:value-type="float">
            <text:p>1559,7666648829</text:p>
          </table:table-cell>
          <table:table-cell table:number-columns-repeated="3"/>
        </table:table-row>
        <table:table-row table:style-name="ro1">
          <table:table-cell office:value-type="float" office:value="2118.132" calcext:value-type="float">
            <text:p>2118,132</text:p>
          </table:table-cell>
          <table:table-cell office:value-type="float" office:value="1538.908" calcext:value-type="float">
            <text:p>1538,908</text:p>
          </table:table-cell>
          <table:table-cell office:value-type="float" office:value="1600.24263954163" calcext:value-type="float">
            <text:p>1600,2426395416</text:p>
          </table:table-cell>
          <table:table-cell office:value-type="float" office:value="0.9837797" calcext:value-type="float">
            <text:p>0,9837797</text:p>
          </table:table-cell>
          <table:table-cell office:value-type="float" office:value="-0.1793809" calcext:value-type="float">
            <text:p>-0,1793809</text:p>
          </table:table-cell>
          <table:table-cell table:formula="of:=SQRT(([.A56]-[.A55])^2+([.B56]-[.B55])^2)" office:value-type="float" office:value="40.4761908286833" calcext:value-type="float">
            <text:p>40,4761908287</text:p>
          </table:table-cell>
          <table:table-cell table:formula="of:=SUM([.$F$2:.F56])" office:value-type="float" office:value="1600.24285571157" calcext:value-type="float">
            <text:p>1600,2428557116</text:p>
          </table:table-cell>
          <table:table-cell table:number-columns-repeated="3"/>
        </table:table-row>
        <table:table-row table:style-name="ro1">
          <table:table-cell office:value-type="float" office:value="2126.803" calcext:value-type="float">
            <text:p>2126,803</text:p>
          </table:table-cell>
          <table:table-cell office:value-type="float" office:value="1584.478" calcext:value-type="float">
            <text:p>1584,478</text:p>
          </table:table-cell>
          <table:table-cell office:value-type="float" office:value="1646.63011360168" calcext:value-type="float">
            <text:p>1646,6301136017</text:p>
          </table:table-cell>
          <table:table-cell office:value-type="float" office:value="0.9830657" calcext:value-type="float">
            <text:p>0,9830657</text:p>
          </table:table-cell>
          <table:table-cell office:value-type="float" office:value="-0.1832536" calcext:value-type="float">
            <text:p>-0,1832536</text:p>
          </table:table-cell>
          <table:table-cell table:formula="of:=SQRT(([.A57]-[.A56])^2+([.B57]-[.B56])^2)" office:value-type="float" office:value="46.387618401897" calcext:value-type="float">
            <text:p>46,3876184019</text:p>
          </table:table-cell>
          <table:table-cell table:formula="of:=SUM([.$F$2:.F57])" office:value-type="float" office:value="1646.63047411347" calcext:value-type="float">
            <text:p>1646,6304741135</text:p>
          </table:table-cell>
          <table:table-cell table:number-columns-repeated="3"/>
        </table:table-row>
        <table:table-row table:style-name="ro1">
          <table:table-cell office:value-type="float" office:value="2136.1" calcext:value-type="float">
            <text:p>2136,1</text:p>
          </table:table-cell>
          <table:table-cell office:value-type="float" office:value="1635.3" calcext:value-type="float">
            <text:p>1635,3</text:p>
          </table:table-cell>
          <table:table-cell office:value-type="float" office:value="1698.29592323303" calcext:value-type="float">
            <text:p>1698,295923233</text:p>
          </table:table-cell>
          <table:table-cell office:value-type="float" office:value="0.9769246" calcext:value-type="float">
            <text:p>0,9769246</text:p>
          </table:table-cell>
          <table:table-cell office:value-type="float" office:value="-0.2135843" calcext:value-type="float">
            <text:p>-0,2135843</text:p>
          </table:table-cell>
          <table:table-cell table:formula="of:=SQRT(([.A58]-[.A57])^2+([.B58]-[.B57])^2)" office:value-type="float" office:value="51.6653645395055" calcext:value-type="float">
            <text:p>51,6653645395</text:p>
          </table:table-cell>
          <table:table-cell table:formula="of:=SUM([.$F$2:.F58])" office:value-type="float" office:value="1698.29583865297" calcext:value-type="float">
            <text:p>1698,295838653</text:p>
          </table:table-cell>
          <table:table-cell table:number-columns-repeated="3"/>
        </table:table-row>
        <table:table-row table:style-name="ro1">
          <table:table-cell office:value-type="float" office:value="2157.7" calcext:value-type="float">
            <text:p>2157,7</text:p>
          </table:table-cell>
          <table:table-cell office:value-type="float" office:value="1725.8" calcext:value-type="float">
            <text:p>1725,8</text:p>
          </table:table-cell>
          <table:table-cell office:value-type="float" office:value="1791.33786964417" calcext:value-type="float">
            <text:p>1791,3378696442</text:p>
          </table:table-cell>
          <table:table-cell office:value-type="float" office:value="0.9773436" calcext:value-type="float">
            <text:p>0,9773436</text:p>
          </table:table-cell>
          <table:table-cell office:value-type="float" office:value="-0.2116588" calcext:value-type="float">
            <text:p>-0,2116588</text:p>
          </table:table-cell>
          <table:table-cell table:formula="of:=SQRT(([.A59]-[.A58])^2+([.B59]-[.B58])^2)" office:value-type="float" office:value="93.0419797725736" calcext:value-type="float">
            <text:p>93,0419797726</text:p>
          </table:table-cell>
          <table:table-cell table:formula="of:=SUM([.$F$2:.F59])" office:value-type="float" office:value="1791.33781842555" calcext:value-type="float">
            <text:p>1791,3378184256</text:p>
          </table:table-cell>
          <table:table-cell table:number-columns-repeated="3"/>
        </table:table-row>
        <table:table-row table:style-name="ro1">
          <table:table-cell office:value-type="float" office:value="2164.6" calcext:value-type="float">
            <text:p>2164,6</text:p>
          </table:table-cell>
          <table:table-cell office:value-type="float" office:value="1766.9" calcext:value-type="float">
            <text:p>1766,9</text:p>
          </table:table-cell>
          <table:table-cell office:value-type="float" office:value="1833.0130443573" calcext:value-type="float">
            <text:p>1833,0130443573</text:p>
          </table:table-cell>
          <table:table-cell office:value-type="float" office:value="0.9878795" calcext:value-type="float">
            <text:p>0,9878795</text:p>
          </table:table-cell>
          <table:table-cell office:value-type="float" office:value="-0.1552228" calcext:value-type="float">
            <text:p>-0,1552228</text:p>
          </table:table-cell>
          <table:table-cell table:formula="of:=SQRT(([.A60]-[.A59])^2+([.B60]-[.B59])^2)" office:value-type="float" office:value="41.6751724651502" calcext:value-type="float">
            <text:p>41,6751724652</text:p>
          </table:table-cell>
          <table:table-cell table:formula="of:=SUM([.$F$2:.F60])" office:value-type="float" office:value="1833.0129908907" calcext:value-type="float">
            <text:p>1833,0129908907</text:p>
          </table:table-cell>
          <table:table-cell table:number-columns-repeated="3"/>
        </table:table-row>
        <table:table-row table:style-name="ro1">
          <table:table-cell office:value-type="float" office:value="2170.6" calcext:value-type="float">
            <text:p>2170,6</text:p>
          </table:table-cell>
          <table:table-cell office:value-type="float" office:value="1807.9" calcext:value-type="float">
            <text:p>1807,9</text:p>
          </table:table-cell>
          <table:table-cell office:value-type="float" office:value="1874.44974327087" calcext:value-type="float">
            <text:p>1874,4497432709</text:p>
          </table:table-cell>
          <table:table-cell office:value-type="float" office:value="0.9896013" calcext:value-type="float">
            <text:p>0,9896013</text:p>
          </table:table-cell>
          <table:table-cell office:value-type="float" office:value="-0.1438374" calcext:value-type="float">
            <text:p>-0,1438374</text:p>
          </table:table-cell>
          <table:table-cell table:formula="of:=SQRT(([.A61]-[.A60])^2+([.B61]-[.B60])^2)" office:value-type="float" office:value="41.4366987102013" calcext:value-type="float">
            <text:p>41,4366987102</text:p>
          </table:table-cell>
          <table:table-cell table:formula="of:=SUM([.$F$2:.F61])" office:value-type="float" office:value="1874.4496896009" calcext:value-type="float">
            <text:p>1874,4496896009</text:p>
          </table:table-cell>
          <table:table-cell table:number-columns-repeated="3"/>
        </table:table-row>
        <table:table-row table:style-name="ro1">
          <table:table-cell office:value-type="float" office:value="2177.1" calcext:value-type="float">
            <text:p>2177,1</text:p>
          </table:table-cell>
          <table:table-cell office:value-type="float" office:value="1852.9" calcext:value-type="float">
            <text:p>1852,9</text:p>
          </table:table-cell>
          <table:table-cell office:value-type="float" office:value="1919.91676521301" calcext:value-type="float">
            <text:p>1919,916765213</text:p>
          </table:table-cell>
          <table:table-cell office:value-type="float" office:value="0.9929643" calcext:value-type="float">
            <text:p>0,9929643</text:p>
          </table:table-cell>
          <table:table-cell office:value-type="float" office:value="-0.1184138" calcext:value-type="float">
            <text:p>-0,1184138</text:p>
          </table:table-cell>
          <table:table-cell table:formula="of:=SQRT(([.A62]-[.A61])^2+([.B62]-[.B61])^2)" office:value-type="float" office:value="45.467021015237" calcext:value-type="float">
            <text:p>45,4670210152</text:p>
          </table:table-cell>
          <table:table-cell table:formula="of:=SUM([.$F$2:.F62])" office:value-type="float" office:value="1919.91671061614" calcext:value-type="float">
            <text:p>1919,9167106161</text:p>
          </table:table-cell>
          <table:table-cell table:number-columns-repeated="3"/>
        </table:table-row>
        <table:table-row table:style-name="ro1">
          <table:table-cell office:value-type="float" office:value="2180.2" calcext:value-type="float">
            <text:p>2180,2</text:p>
          </table:table-cell>
          <table:table-cell office:value-type="float" office:value="1888.4" calcext:value-type="float">
            <text:p>1888,4</text:p>
          </table:table-cell>
          <table:table-cell office:value-type="float" office:value="1955.55184745789" calcext:value-type="float">
            <text:p>1955,5518474579</text:p>
          </table:table-cell>
          <table:table-cell office:value-type="float" office:value="0.9943331" calcext:value-type="float">
            <text:p>0,9943331</text:p>
          </table:table-cell>
          <table:table-cell office:value-type="float" office:value="-0.1063093" calcext:value-type="float">
            <text:p>-0,1063093</text:p>
          </table:table-cell>
          <table:table-cell table:formula="of:=SQRT(([.A63]-[.A62])^2+([.B63]-[.B62])^2)" office:value-type="float" office:value="35.6350950609087" calcext:value-type="float">
            <text:p>35,6350950609</text:p>
          </table:table-cell>
          <table:table-cell table:formula="of:=SUM([.$F$2:.F63])" office:value-type="float" office:value="1955.55180567704" calcext:value-type="float">
            <text:p>1955,5518056771</text:p>
          </table:table-cell>
          <table:table-cell table:number-columns-repeated="3"/>
        </table:table-row>
        <table:table-row table:style-name="ro1">
          <table:table-cell office:value-type="float" office:value="2183.9" calcext:value-type="float">
            <text:p>2183,9</text:p>
          </table:table-cell>
          <table:table-cell office:value-type="float" office:value="1916.5" calcext:value-type="float">
            <text:p>1916,5</text:p>
          </table:table-cell>
          <table:table-cell office:value-type="float" office:value="1983.89436531067" calcext:value-type="float">
            <text:p>1983,8943653107</text:p>
          </table:table-cell>
          <table:table-cell office:value-type="float" office:value="0.9879052" calcext:value-type="float">
            <text:p>0,9879052</text:p>
          </table:table-cell>
          <table:table-cell office:value-type="float" office:value="-0.155059" calcext:value-type="float">
            <text:p>-0,155059</text:p>
          </table:table-cell>
          <table:table-cell table:formula="of:=SQRT(([.A64]-[.A63])^2+([.B64]-[.B63])^2)" office:value-type="float" office:value="28.3425475213502" calcext:value-type="float">
            <text:p>28,3425475214</text:p>
          </table:table-cell>
          <table:table-cell table:formula="of:=SUM([.$F$2:.F64])" office:value-type="float" office:value="1983.89435319839" calcext:value-type="float">
            <text:p>1983,8943531984</text:p>
          </table:table-cell>
          <table:table-cell table:number-columns-repeated="3"/>
        </table:table-row>
        <table:table-row table:style-name="ro1">
          <table:table-cell office:value-type="float" office:value="2189.9" calcext:value-type="float">
            <text:p>2189,9</text:p>
          </table:table-cell>
          <table:table-cell office:value-type="float" office:value="1950.2" calcext:value-type="float">
            <text:p>1950,2</text:p>
          </table:table-cell>
          <table:table-cell office:value-type="float" office:value="2018.12427711487" calcext:value-type="float">
            <text:p>2018,1242771149</text:p>
          </table:table-cell>
          <table:table-cell office:value-type="float" office:value="0.9813541" calcext:value-type="float">
            <text:p>0,9813541</text:p>
          </table:table-cell>
          <table:table-cell office:value-type="float" office:value="-0.1922085" calcext:value-type="float">
            <text:p>-0,1922085</text:p>
          </table:table-cell>
          <table:table-cell table:formula="of:=SQRT(([.A65]-[.A64])^2+([.B65]-[.B64])^2)" office:value-type="float" office:value="34.2299576394714" calcext:value-type="float">
            <text:p>34,2299576395</text:p>
          </table:table-cell>
          <table:table-cell table:formula="of:=SUM([.$F$2:.F65])" office:value-type="float" office:value="2018.12431083787" calcext:value-type="float">
            <text:p>2018,1243108379</text:p>
          </table:table-cell>
          <table:table-cell table:number-columns-repeated="3"/>
        </table:table-row>
        <table:table-row table:style-name="ro1">
          <table:table-cell office:value-type="float" office:value="2196.2" calcext:value-type="float">
            <text:p>2196,2</text:p>
          </table:table-cell>
          <table:table-cell office:value-type="float" office:value="1979.3" calcext:value-type="float">
            <text:p>1979,3</text:p>
          </table:table-cell>
          <table:table-cell office:value-type="float" office:value="2047.89853286743" calcext:value-type="float">
            <text:p>2047,8985328674</text:p>
          </table:table-cell>
          <table:table-cell office:value-type="float" office:value="0.9807571" calcext:value-type="float">
            <text:p>0,9807571</text:p>
          </table:table-cell>
          <table:table-cell office:value-type="float" office:value="-0.195232" calcext:value-type="float">
            <text:p>-0,195232</text:p>
          </table:table-cell>
          <table:table-cell table:formula="of:=SQRT(([.A66]-[.A65])^2+([.B66]-[.B65])^2)" office:value-type="float" office:value="29.7741498619187" calcext:value-type="float">
            <text:p>29,7741498619</text:p>
          </table:table-cell>
          <table:table-cell table:formula="of:=SUM([.$F$2:.F66])" office:value-type="float" office:value="2047.89846069978" calcext:value-type="float">
            <text:p>2047,8984606998</text:p>
          </table:table-cell>
          <table:table-cell table:number-columns-repeated="3"/>
        </table:table-row>
        <table:table-row table:style-name="ro1">
          <table:table-cell office:value-type="float" office:value="2202.6" calcext:value-type="float">
            <text:p>2202,6</text:p>
          </table:table-cell>
          <table:table-cell office:value-type="float" office:value="2014" calcext:value-type="float">
            <text:p>2014</text:p>
          </table:table-cell>
          <table:table-cell office:value-type="float" office:value="2083.18377685547" calcext:value-type="float">
            <text:p>2083,1837768555</text:p>
          </table:table-cell>
          <table:table-cell office:value-type="float" office:value="0.9832116" calcext:value-type="float">
            <text:p>0,9832116</text:p>
          </table:table-cell>
          <table:table-cell office:value-type="float" office:value="-0.1824688" calcext:value-type="float">
            <text:p>-0,1824688</text:p>
          </table:table-cell>
          <table:table-cell table:formula="of:=SQRT(([.A67]-[.A66])^2+([.B67]-[.B66])^2)" office:value-type="float" office:value="35.2852660468928" calcext:value-type="float">
            <text:p>35,2852660469</text:p>
          </table:table-cell>
          <table:table-cell table:formula="of:=SUM([.$F$2:.F67])" office:value-type="float" office:value="2083.18372674668" calcext:value-type="float">
            <text:p>2083,1837267467</text:p>
          </table:table-cell>
          <table:table-cell table:number-columns-repeated="3"/>
        </table:table-row>
        <table:table-row table:style-name="ro1">
          <table:table-cell office:value-type="float" office:value="2208.3" calcext:value-type="float">
            <text:p>2208,3</text:p>
          </table:table-cell>
          <table:table-cell office:value-type="float" office:value="2044.5" calcext:value-type="float">
            <text:p>2044,5</text:p>
          </table:table-cell>
          <table:table-cell office:value-type="float" office:value="2114.21182060242" calcext:value-type="float">
            <text:p>2114,2118206024</text:p>
          </table:table-cell>
          <table:table-cell office:value-type="float" office:value="0.978106" calcext:value-type="float">
            <text:p>0,978106</text:p>
          </table:table-cell>
          <table:table-cell office:value-type="float" office:value="-0.2081075" calcext:value-type="float">
            <text:p>-0,2081075</text:p>
          </table:table-cell>
          <table:table-cell table:formula="of:=SQRT(([.A68]-[.A67])^2+([.B68]-[.B67])^2)" office:value-type="float" office:value="31.0280518241156" calcext:value-type="float">
            <text:p>31,0280518241</text:p>
          </table:table-cell>
          <table:table-cell table:formula="of:=SUM([.$F$2:.F68])" office:value-type="float" office:value="2114.21177857079" calcext:value-type="float">
            <text:p>2114,2117785708</text:p>
          </table:table-cell>
          <table:table-cell table:number-columns-repeated="3"/>
        </table:table-row>
        <table:table-row table:style-name="ro1">
          <table:table-cell office:value-type="float" office:value="2216.6" calcext:value-type="float">
            <text:p>2216,6</text:p>
          </table:table-cell>
          <table:table-cell office:value-type="float" office:value="2079.8" calcext:value-type="float">
            <text:p>2079,8</text:p>
          </table:table-cell>
          <table:table-cell office:value-type="float" office:value="2150.47453117371" calcext:value-type="float">
            <text:p>2150,4745311737</text:p>
          </table:table-cell>
          <table:table-cell office:value-type="float" office:value="0.9662605" calcext:value-type="float">
            <text:p>0,9662605</text:p>
          </table:table-cell>
          <table:table-cell office:value-type="float" office:value="-0.2575668" calcext:value-type="float">
            <text:p>-0,2575668</text:p>
          </table:table-cell>
          <table:table-cell table:formula="of:=SQRT(([.A69]-[.A68])^2+([.B69]-[.B68])^2)" office:value-type="float" office:value="36.2626529641725" calcext:value-type="float">
            <text:p>36,2626529642</text:p>
          </table:table-cell>
          <table:table-cell table:formula="of:=SUM([.$F$2:.F69])" office:value-type="float" office:value="2150.47443153497" calcext:value-type="float">
            <text:p>2150,474431535</text:p>
          </table:table-cell>
          <table:table-cell table:number-columns-repeated="3"/>
        </table:table-row>
        <table:table-row table:style-name="ro1">
          <table:table-cell office:value-type="float" office:value="2225.2" calcext:value-type="float">
            <text:p>2225,2</text:p>
          </table:table-cell>
          <table:table-cell office:value-type="float" office:value="2107.9" calcext:value-type="float">
            <text:p>2107,9</text:p>
          </table:table-cell>
          <table:table-cell office:value-type="float" office:value="2179.86091041565" calcext:value-type="float">
            <text:p>2179,8609104157</text:p>
          </table:table-cell>
          <table:table-cell office:value-type="float" office:value="0.9567135" calcext:value-type="float">
            <text:p>0,9567135</text:p>
          </table:table-cell>
          <table:table-cell office:value-type="float" office:value="-0.2910315" calcext:value-type="float">
            <text:p>-0,2910315</text:p>
          </table:table-cell>
          <table:table-cell table:formula="of:=SQRT(([.A70]-[.A69])^2+([.B70]-[.B69])^2)" office:value-type="float" office:value="29.3865615545608" calcext:value-type="float">
            <text:p>29,3865615546</text:p>
          </table:table-cell>
          <table:table-cell table:formula="of:=SUM([.$F$2:.F70])" office:value-type="float" office:value="2179.86099308953" calcext:value-type="float">
            <text:p>2179,8609930895</text:p>
          </table:table-cell>
          <table:table-cell table:number-columns-repeated="3"/>
        </table:table-row>
        <table:table-row table:style-name="ro1">
          <table:table-cell office:value-type="float" office:value="2234.7" calcext:value-type="float">
            <text:p>2234,7</text:p>
          </table:table-cell>
          <table:table-cell office:value-type="float" office:value="2139.3" calcext:value-type="float">
            <text:p>2139,3</text:p>
          </table:table-cell>
          <table:table-cell office:value-type="float" office:value="2212.66669273376" calcext:value-type="float">
            <text:p>2212,6666927338</text:p>
          </table:table-cell>
          <table:table-cell office:value-type="float" office:value="0.963896" calcext:value-type="float">
            <text:p>0,963896</text:p>
          </table:table-cell>
          <table:table-cell office:value-type="float" office:value="-0.2662791" calcext:value-type="float">
            <text:p>-0,2662791</text:p>
          </table:table-cell>
          <table:table-cell table:formula="of:=SQRT(([.A71]-[.A70])^2+([.B71]-[.B70])^2)" office:value-type="float" office:value="32.8056397590415" calcext:value-type="float">
            <text:p>32,805639759</text:p>
          </table:table-cell>
          <table:table-cell table:formula="of:=SUM([.$F$2:.F71])" office:value-type="float" office:value="2212.66663284857" calcext:value-type="float">
            <text:p>2212,6666328486</text:p>
          </table:table-cell>
          <table:table-cell table:number-columns-repeated="3"/>
        </table:table-row>
        <table:table-row table:style-name="ro1">
          <table:table-cell office:value-type="float" office:value="2242.3" calcext:value-type="float">
            <text:p>2242,3</text:p>
          </table:table-cell>
          <table:table-cell office:value-type="float" office:value="2169.8" calcext:value-type="float">
            <text:p>2169,8</text:p>
          </table:table-cell>
          <table:table-cell office:value-type="float" office:value="2244.09934234619" calcext:value-type="float">
            <text:p>2244,0993423462</text:p>
          </table:table-cell>
          <table:table-cell office:value-type="float" office:value="0.9739887" calcext:value-type="float">
            <text:p>0,9739887</text:p>
          </table:table-cell>
          <table:table-cell office:value-type="float" office:value="-0.2265965" calcext:value-type="float">
            <text:p>-0,2265965</text:p>
          </table:table-cell>
          <table:table-cell table:formula="of:=SQRT(([.A72]-[.A71])^2+([.B72]-[.B71])^2)" office:value-type="float" office:value="31.4326263617917" calcext:value-type="float">
            <text:p>31,4326263618</text:p>
          </table:table-cell>
          <table:table-cell table:formula="of:=SUM([.$F$2:.F72])" office:value-type="float" office:value="2244.09925921036" calcext:value-type="float">
            <text:p>2244,0992592104</text:p>
          </table:table-cell>
          <table:table-cell table:number-columns-repeated="3"/>
        </table:table-row>
        <table:table-row table:style-name="ro1">
          <table:table-cell office:value-type="float" office:value="2247.1" calcext:value-type="float">
            <text:p>2247,1</text:p>
          </table:table-cell>
          <table:table-cell office:value-type="float" office:value="2192.6" calcext:value-type="float">
            <text:p>2192,6</text:p>
          </table:table-cell>
          <table:table-cell office:value-type="float" office:value="2267.39918518066" calcext:value-type="float">
            <text:p>2267,3991851807</text:p>
          </table:table-cell>
          <table:table-cell office:value-type="float" office:value="0.9787823" calcext:value-type="float">
            <text:p>0,9787823</text:p>
          </table:table-cell>
          <table:table-cell office:value-type="float" office:value="-0.2049031" calcext:value-type="float">
            <text:p>-0,2049031</text:p>
          </table:table-cell>
          <table:table-cell table:formula="of:=SQRT(([.A73]-[.A72])^2+([.B73]-[.B72])^2)" office:value-type="float" office:value="23.2997854067368" calcext:value-type="float">
            <text:p>23,2997854067</text:p>
          </table:table-cell>
          <table:table-cell table:formula="of:=SUM([.$F$2:.F73])" office:value-type="float" office:value="2267.3990446171" calcext:value-type="float">
            <text:p>2267,3990446171</text:p>
          </table:table-cell>
          <table:table-cell table:number-columns-repeated="3"/>
        </table:table-row>
        <table:table-row table:style-name="ro1">
          <table:table-cell office:value-type="float" office:value="2253.5" calcext:value-type="float">
            <text:p>2253,5</text:p>
          </table:table-cell>
          <table:table-cell office:value-type="float" office:value="2223.3" calcext:value-type="float">
            <text:p>2223,3</text:p>
          </table:table-cell>
          <table:table-cell office:value-type="float" office:value="2298.75912284851" calcext:value-type="float">
            <text:p>2298,7591228485</text:p>
          </table:table-cell>
          <table:table-cell office:value-type="float" office:value="0.9832389" calcext:value-type="float">
            <text:p>0,9832389</text:p>
          </table:table-cell>
          <table:table-cell office:value-type="float" office:value="-0.1823219" calcext:value-type="float">
            <text:p>-0,1823219</text:p>
          </table:table-cell>
          <table:table-cell table:formula="of:=SQRT(([.A74]-[.A73])^2+([.B74]-[.B73])^2)" office:value-type="float" office:value="31.3600063775507" calcext:value-type="float">
            <text:p>31,3600063776</text:p>
          </table:table-cell>
          <table:table-cell table:formula="of:=SUM([.$F$2:.F74])" office:value-type="float" office:value="2298.75905099465" calcext:value-type="float">
            <text:p>2298,7590509947</text:p>
          </table:table-cell>
          <table:table-cell table:number-columns-repeated="3"/>
        </table:table-row>
        <table:table-row table:style-name="ro1">
          <table:table-cell office:value-type="float" office:value="2258.3" calcext:value-type="float">
            <text:p>2258,3</text:p>
          </table:table-cell>
          <table:table-cell office:value-type="float" office:value="2253" calcext:value-type="float">
            <text:p>2253</text:p>
          </table:table-cell>
          <table:table-cell office:value-type="float" office:value="2328.84446144104" calcext:value-type="float">
            <text:p>2328,844461441</text:p>
          </table:table-cell>
          <table:table-cell office:value-type="float" office:value="0.9839467" calcext:value-type="float">
            <text:p>0,9839467</text:p>
          </table:table-cell>
          <table:table-cell office:value-type="float" office:value="-0.1784626" calcext:value-type="float">
            <text:p>-0,1784626</text:p>
          </table:table-cell>
          <table:table-cell table:formula="of:=SQRT(([.A75]-[.A74])^2+([.B75]-[.B74])^2)" office:value-type="float" office:value="30.0853785085046" calcext:value-type="float">
            <text:p>30,0853785085</text:p>
          </table:table-cell>
          <table:table-cell table:formula="of:=SUM([.$F$2:.F75])" office:value-type="float" office:value="2328.84442950315" calcext:value-type="float">
            <text:p>2328,8444295032</text:p>
          </table:table-cell>
          <table:table-cell table:number-columns-repeated="3"/>
        </table:table-row>
        <table:table-row table:style-name="ro1">
          <table:table-cell office:value-type="float" office:value="2264.6" calcext:value-type="float">
            <text:p>2264,6</text:p>
          </table:table-cell>
          <table:table-cell office:value-type="float" office:value="2284.5" calcext:value-type="float">
            <text:p>2284,5</text:p>
          </table:table-cell>
          <table:table-cell office:value-type="float" office:value="2360.96829414368" calcext:value-type="float">
            <text:p>2360,9682941437</text:p>
          </table:table-cell>
          <table:table-cell office:value-type="float" office:value="0.9796195" calcext:value-type="float">
            <text:p>0,9796195</text:p>
          </table:table-cell>
          <table:table-cell office:value-type="float" office:value="-0.2008624" calcext:value-type="float">
            <text:p>-0,2008624</text:p>
          </table:table-cell>
          <table:table-cell table:formula="of:=SQRT(([.A76]-[.A75])^2+([.B76]-[.B75])^2)" office:value-type="float" office:value="32.1238229356345" calcext:value-type="float">
            <text:p>32,1238229356</text:p>
          </table:table-cell>
          <table:table-cell table:formula="of:=SUM([.$F$2:.F76])" office:value-type="float" office:value="2360.96825243879" calcext:value-type="float">
            <text:p>2360,9682524388</text:p>
          </table:table-cell>
          <table:table-cell table:number-columns-repeated="3"/>
        </table:table-row>
        <table:table-row table:style-name="ro1">
          <table:table-cell office:value-type="float" office:value="2270.5" calcext:value-type="float">
            <text:p>2270,5</text:p>
          </table:table-cell>
          <table:table-cell office:value-type="float" office:value="2312.5" calcext:value-type="float">
            <text:p>2312,5</text:p>
          </table:table-cell>
          <table:table-cell office:value-type="float" office:value="2389.58312988281" calcext:value-type="float">
            <text:p>2389,5831298828</text:p>
          </table:table-cell>
          <table:table-cell office:value-type="float" office:value="0.9615891" calcext:value-type="float">
            <text:p>0,9615891</text:p>
          </table:table-cell>
          <table:table-cell office:value-type="float" office:value="-0.2744929" calcext:value-type="float">
            <text:p>-0,2744929</text:p>
          </table:table-cell>
          <table:table-cell table:formula="of:=SQRT(([.A77]-[.A76])^2+([.B77]-[.B76])^2)" office:value-type="float" office:value="28.6148562813096" calcext:value-type="float">
            <text:p>28,6148562813</text:p>
          </table:table-cell>
          <table:table-cell table:formula="of:=SUM([.$F$2:.F77])" office:value-type="float" office:value="2389.5831087201" calcext:value-type="float">
            <text:p>2389,5831087201</text:p>
          </table:table-cell>
          <table:table-cell table:number-columns-repeated="3"/>
        </table:table-row>
        <table:table-row table:style-name="ro1">
          <table:table-cell office:value-type="float" office:value="2282.09" calcext:value-type="float">
            <text:p>2282,09</text:p>
          </table:table-cell>
          <table:table-cell office:value-type="float" office:value="2345.77" calcext:value-type="float">
            <text:p>2345,77</text:p>
          </table:table-cell>
          <table:table-cell office:value-type="float" office:value="2424.81414413452" calcext:value-type="float">
            <text:p>2424,8141441345</text:p>
          </table:table-cell>
          <table:table-cell office:value-type="float" office:value="0.947088" calcext:value-type="float">
            <text:p>0,947088</text:p>
          </table:table-cell>
          <table:table-cell office:value-type="float" office:value="-0.3209741" calcext:value-type="float">
            <text:p>-0,3209741</text:p>
          </table:table-cell>
          <table:table-cell table:formula="of:=SQRT(([.A78]-[.A77])^2+([.B78]-[.B77])^2)" office:value-type="float" office:value="35.2309664925617" calcext:value-type="float">
            <text:p>35,2309664926</text:p>
          </table:table-cell>
          <table:table-cell table:formula="of:=SUM([.$F$2:.F78])" office:value-type="float" office:value="2424.81407521266" calcext:value-type="float">
            <text:p>2424,8140752127</text:p>
          </table:table-cell>
          <table:table-cell table:number-columns-repeated="3"/>
        </table:table-row>
        <table:table-row table:style-name="ro1">
          <table:table-cell office:value-type="float" office:value="2292.8" calcext:value-type="float">
            <text:p>2292,8</text:p>
          </table:table-cell>
          <table:table-cell office:value-type="float" office:value="2378.3" calcext:value-type="float">
            <text:p>2378,3</text:p>
          </table:table-cell>
          <table:table-cell office:value-type="float" office:value="2459.06186294556" calcext:value-type="float">
            <text:p>2459,0618629456</text:p>
          </table:table-cell>
          <table:table-cell office:value-type="float" office:value="0.9500042" calcext:value-type="float">
            <text:p>0,9500042</text:p>
          </table:table-cell>
          <table:table-cell office:value-type="float" office:value="-0.3122372" calcext:value-type="float">
            <text:p>-0,3122372</text:p>
          </table:table-cell>
          <table:table-cell table:formula="of:=SQRT(([.A79]-[.A78])^2+([.B79]-[.B78])^2)" office:value-type="float" office:value="34.2477006527448" calcext:value-type="float">
            <text:p>34,2477006527</text:p>
          </table:table-cell>
          <table:table-cell table:formula="of:=SUM([.$F$2:.F79])" office:value-type="float" office:value="2459.0617758654" calcext:value-type="float">
            <text:p>2459,0617758654</text:p>
          </table:table-cell>
          <table:table-cell table:number-columns-repeated="3"/>
        </table:table-row>
        <table:table-row table:style-name="ro1">
          <table:table-cell office:value-type="float" office:value="2303.71" calcext:value-type="float">
            <text:p>2303,71</text:p>
          </table:table-cell>
          <table:table-cell office:value-type="float" office:value="2411.55" calcext:value-type="float">
            <text:p>2411,55</text:p>
          </table:table-cell>
          <table:table-cell office:value-type="float" office:value="2494.05598449707" calcext:value-type="float">
            <text:p>2494,0559844971</text:p>
          </table:table-cell>
          <table:table-cell office:value-type="float" office:value="0.9634976" calcext:value-type="float">
            <text:p>0,9634976</text:p>
          </table:table-cell>
          <table:table-cell office:value-type="float" office:value="-0.2677169" calcext:value-type="float">
            <text:p>-0,2677169</text:p>
          </table:table-cell>
          <table:table-cell table:formula="of:=SQRT(([.A80]-[.A79])^2+([.B80]-[.B79])^2)" office:value-type="float" office:value="34.9941509398356" calcext:value-type="float">
            <text:p>34,9941509398</text:p>
          </table:table-cell>
          <table:table-cell table:formula="of:=SUM([.$F$2:.F80])" office:value-type="float" office:value="2494.05592680524" calcext:value-type="float">
            <text:p>2494,0559268052</text:p>
          </table:table-cell>
          <table:table-cell table:number-columns-repeated="3"/>
        </table:table-row>
        <table:table-row table:style-name="ro1">
          <table:table-cell office:value-type="float" office:value="2311.5" calcext:value-type="float">
            <text:p>2311,5</text:p>
          </table:table-cell>
          <table:table-cell office:value-type="float" office:value="2445.6" calcext:value-type="float">
            <text:p>2445,6</text:p>
          </table:table-cell>
          <table:table-cell office:value-type="float" office:value="2528.98577880859" calcext:value-type="float">
            <text:p>2528,9857788086</text:p>
          </table:table-cell>
          <table:table-cell office:value-type="float" office:value="0.9778725" calcext:value-type="float">
            <text:p>0,9778725</text:p>
          </table:table-cell>
          <table:table-cell office:value-type="float" office:value="-0.2092019" calcext:value-type="float">
            <text:p>-0,2092019</text:p>
          </table:table-cell>
          <table:table-cell table:formula="of:=SQRT(([.A81]-[.A80])^2+([.B81]-[.B80])^2)" office:value-type="float" office:value="34.9297380465411" calcext:value-type="float">
            <text:p>34,9297380465</text:p>
          </table:table-cell>
          <table:table-cell table:formula="of:=SUM([.$F$2:.F81])" office:value-type="float" office:value="2528.98566485178" calcext:value-type="float">
            <text:p>2528,9856648518</text:p>
          </table:table-cell>
          <table:table-cell table:number-columns-repeated="3"/>
        </table:table-row>
        <table:table-row table:style-name="ro1">
          <table:table-cell office:value-type="float" office:value="2316.3" calcext:value-type="float">
            <text:p>2316,3</text:p>
          </table:table-cell>
          <table:table-cell office:value-type="float" office:value="2470.4" calcext:value-type="float">
            <text:p>2470,4</text:p>
          </table:table-cell>
          <table:table-cell office:value-type="float" office:value="2554.24584197998" calcext:value-type="float">
            <text:p>2554,24584198</text:p>
          </table:table-cell>
          <table:table-cell office:value-type="float" office:value="0.9832523" calcext:value-type="float">
            <text:p>0,9832523</text:p>
          </table:table-cell>
          <table:table-cell office:value-type="float" office:value="-0.1822498" calcext:value-type="float">
            <text:p>-0,1822498</text:p>
          </table:table-cell>
          <table:table-cell table:formula="of:=SQRT(([.A82]-[.A81])^2+([.B82]-[.B81])^2)" office:value-type="float" office:value="25.2602454461553" calcext:value-type="float">
            <text:p>25,2602454462</text:p>
          </table:table-cell>
          <table:table-cell table:formula="of:=SUM([.$F$2:.F82])" office:value-type="float" office:value="2554.24591029793" calcext:value-type="float">
            <text:p>2554,2459102979</text:p>
          </table:table-cell>
          <table:table-cell table:number-columns-repeated="3"/>
        </table:table-row>
        <table:table-row table:style-name="ro1">
          <table:table-cell office:value-type="float" office:value="2322.41" calcext:value-type="float">
            <text:p>2322,41</text:p>
          </table:table-cell>
          <table:table-cell office:value-type="float" office:value="2504.46" calcext:value-type="float">
            <text:p>2504,46</text:p>
          </table:table-cell>
          <table:table-cell office:value-type="float" office:value="2588.84957122803" calcext:value-type="float">
            <text:p>2588,849571228</text:p>
          </table:table-cell>
          <table:table-cell office:value-type="float" office:value="0.9842378" calcext:value-type="float">
            <text:p>0,9842378</text:p>
          </table:table-cell>
          <table:table-cell office:value-type="float" office:value="-0.1768498" calcext:value-type="float">
            <text:p>-0,1768498</text:p>
          </table:table-cell>
          <table:table-cell table:formula="of:=SQRT(([.A83]-[.A82])^2+([.B83]-[.B82])^2)" office:value-type="float" office:value="34.6036948894189" calcext:value-type="float">
            <text:p>34,6036948894</text:p>
          </table:table-cell>
          <table:table-cell table:formula="of:=SUM([.$F$2:.F83])" office:value-type="float" office:value="2588.84960518735" calcext:value-type="float">
            <text:p>2588,8496051874</text:p>
          </table:table-cell>
          <table:table-cell table:number-columns-repeated="3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541.08" calcext:value-type="float">
            <text:p>2541,08</text:p>
          </table:table-cell>
          <table:table-cell office:value-type="float" office:value="2626.05793380737" calcext:value-type="float">
            <text:p>2626,0579338074</text:p>
          </table:table-cell>
          <table:table-cell office:value-type="float" office:value="0.9902409" calcext:value-type="float">
            <text:p>0,9902409</text:p>
          </table:table-cell>
          <table:table-cell office:value-type="float" office:value="-0.1393661" calcext:value-type="float">
            <text:p>-0,1393661</text:p>
          </table:table-cell>
          <table:table-cell table:formula="of:=SQRT(([.A84]-[.A83])^2+([.B84]-[.B83])^2)" office:value-type="float" office:value="37.2082316161356" calcext:value-type="float">
            <text:p>37,2082316161</text:p>
          </table:table-cell>
          <table:table-cell table:formula="of:=SUM([.$F$2:.F84])" office:value-type="float" office:value="2626.05783680349" calcext:value-type="float">
            <text:p>2626,0578368035</text:p>
          </table:table-cell>
          <table:table-cell table:number-columns-repeated="3"/>
        </table:table-row>
        <table:table-row table:style-name="ro1">
          <table:table-cell office:value-type="float" office:value="2331.8" calcext:value-type="float">
            <text:p>2331,8</text:p>
          </table:table-cell>
          <table:table-cell office:value-type="float" office:value="2571.18" calcext:value-type="float">
            <text:p>2571,18</text:p>
          </table:table-cell>
          <table:table-cell office:value-type="float" office:value="2656.28774452209" calcext:value-type="float">
            <text:p>2656,2877445221</text:p>
          </table:table-cell>
          <table:table-cell office:value-type="float" office:value="0.9977358" calcext:value-type="float">
            <text:p>0,9977358</text:p>
          </table:table-cell>
          <table:table-cell office:value-type="float" office:value="-0.06725549" calcext:value-type="float">
            <text:p>-0,06725549</text:p>
          </table:table-cell>
          <table:table-cell table:formula="of:=SQRT(([.A85]-[.A84])^2+([.B85]-[.B84])^2)" office:value-type="float" office:value="30.2299520343648" calcext:value-type="float">
            <text:p>30,2299520344</text:p>
          </table:table-cell>
          <table:table-cell table:formula="of:=SUM([.$F$2:.F85])" office:value-type="float" office:value="2656.28778883785" calcext:value-type="float">
            <text:p>2656,2877888379</text:p>
          </table:table-cell>
          <table:table-cell table:number-columns-repeated="3"/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587.07" calcext:value-type="float">
            <text:p>2587,07</text:p>
          </table:table-cell>
          <table:table-cell office:value-type="float" office:value="2672.18071365356" calcext:value-type="float">
            <text:p>2672,1807136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([.A86]-[.A85])^2+([.B86]-[.B85])^2)" office:value-type="float" office:value="15.892831717476" calcext:value-type="float">
            <text:p>15,8928317175</text:p>
          </table:table-cell>
          <table:table-cell table:formula="of:=SUM([.$F$2:.F86])" office:value-type="float" office:value="2672.18062055533" calcext:value-type="float">
            <text:p>2672,1806205553</text:p>
          </table:table-cell>
          <table:table-cell table:number-columns-repeated="3"/>
        </table:table-row>
        <table:table-row table:style-name="ro1">
          <table:table-cell office:value-type="float" office:value="2331.8" calcext:value-type="float">
            <text:p>2331,8</text:p>
          </table:table-cell>
          <table:table-cell office:value-type="float" office:value="2611.5" calcext:value-type="float">
            <text:p>2611,5</text:p>
          </table:table-cell>
          <table:table-cell office:value-type="float" office:value="2696.61248779297" calcext:value-type="float">
            <text:p>2696,612487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([.A87]-[.A86])^2+([.B87]-[.B86])^2)" office:value-type="float" office:value="24.4318419281067" calcext:value-type="float">
            <text:p>24,4318419281</text:p>
          </table:table-cell>
          <table:table-cell table:formula="of:=SUM([.$F$2:.F87])" office:value-type="float" office:value="2696.61246248344" calcext:value-type="float">
            <text:p>2696,6124624834</text:p>
          </table:table-cell>
          <table:table-cell table:number-columns-repeated="3"/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639.7" calcext:value-type="float">
            <text:p>2639,7</text:p>
          </table:table-cell>
          <table:table-cell office:value-type="float" office:value="2724.81403541565" calcext:value-type="float">
            <text:p>2724,8140354157</text:p>
          </table:table-cell>
          <table:table-cell office:value-type="float" office:value="0.9999801" calcext:value-type="float">
            <text:p>0,9999801</text:p>
          </table:table-cell>
          <table:table-cell office:value-type="float" office:value="-0.006312702" calcext:value-type="float">
            <text:p>-0,006312702</text:p>
          </table:table-cell>
          <table:table-cell table:formula="of:=SQRT(([.A88]-[.A87])^2+([.B88]-[.B87])^2)" office:value-type="float" office:value="28.2015956995343" calcext:value-type="float">
            <text:p>28,2015956995</text:p>
          </table:table-cell>
          <table:table-cell table:formula="of:=SUM([.$F$2:.F88])" office:value-type="float" office:value="2724.81405818297" calcext:value-type="float">
            <text:p>2724,814058183</text:p>
          </table:table-cell>
          <table:table-cell table:number-columns-repeated="3"/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659.03" calcext:value-type="float">
            <text:p>2659,03</text:p>
          </table:table-cell>
          <table:table-cell office:value-type="float" office:value="2744.14411354065" calcext:value-type="float">
            <text:p>2744,1441135407</text:p>
          </table:table-cell>
          <table:table-cell office:value-type="float" office:value="0.9998295" calcext:value-type="float">
            <text:p>0,9998295</text:p>
          </table:table-cell>
          <table:table-cell office:value-type="float" office:value="-0.0184638" calcext:value-type="float">
            <text:p>-0,0184638</text:p>
          </table:table-cell>
          <table:table-cell table:formula="of:=SQRT(([.A89]-[.A88])^2+([.B89]-[.B88])^2)" office:value-type="float" office:value="19.3300000000004" calcext:value-type="float">
            <text:p>19,33</text:p>
          </table:table-cell>
          <table:table-cell table:formula="of:=SUM([.$F$2:.F89])" office:value-type="float" office:value="2744.14405818297" calcext:value-type="float">
            <text:p>2744,144058183</text:p>
          </table:table-cell>
          <table:table-cell table:number-columns-repeated="3"/>
        </table:table-row>
        <table:table-row table:style-name="ro1">
          <table:table-cell office:value-type="float" office:value="2332.9" calcext:value-type="float">
            <text:p>2332,9</text:p>
          </table:table-cell>
          <table:table-cell office:value-type="float" office:value="2683.01" calcext:value-type="float">
            <text:p>2683,01</text:p>
          </table:table-cell>
          <table:table-cell office:value-type="float" office:value="2768.13742828369" calcext:value-type="float">
            <text:p>2768,1374282837</text:p>
          </table:table-cell>
          <table:table-cell office:value-type="float" office:value="0.9998022" calcext:value-type="float">
            <text:p>0,9998022</text:p>
          </table:table-cell>
          <table:table-cell office:value-type="float" office:value="-0.01988864" calcext:value-type="float">
            <text:p>-0,01988864</text:p>
          </table:table-cell>
          <table:table-cell table:formula="of:=SQRT(([.A90]-[.A89])^2+([.B90]-[.B89])^2)" office:value-type="float" office:value="23.9933407427978" calcext:value-type="float">
            <text:p>23,9933407428</text:p>
          </table:table-cell>
          <table:table-cell table:formula="of:=SUM([.$F$2:.F90])" office:value-type="float" office:value="2768.13739892577" calcext:value-type="float">
            <text:p>2768,1373989258</text:p>
          </table:table-cell>
          <table:table-cell table:number-columns-repeated="3"/>
        </table:table-row>
        <table:table-row table:style-name="ro1">
          <table:table-cell office:value-type="float" office:value="2333.1" calcext:value-type="float">
            <text:p>2333,1</text:p>
          </table:table-cell>
          <table:table-cell office:value-type="float" office:value="2709.3" calcext:value-type="float">
            <text:p>2709,3</text:p>
          </table:table-cell>
          <table:table-cell office:value-type="float" office:value="2794.42823028564" calcext:value-type="float">
            <text:p>2794,4282302856</text:p>
          </table:table-cell>
          <table:table-cell office:value-type="float" office:value="0.999961" calcext:value-type="float">
            <text:p>0,999961</text:p>
          </table:table-cell>
          <table:table-cell office:value-type="float" office:value="-0.008834856" calcext:value-type="float">
            <text:p>-0,008834856</text:p>
          </table:table-cell>
          <table:table-cell table:formula="of:=SQRT(([.A91]-[.A90])^2+([.B91]-[.B90])^2)" office:value-type="float" office:value="26.2907607345242" calcext:value-type="float">
            <text:p>26,2907607345</text:p>
          </table:table-cell>
          <table:table-cell table:formula="of:=SUM([.$F$2:.F91])" office:value-type="float" office:value="2794.42815966029" calcext:value-type="float">
            <text:p>2794,4281596603</text:p>
          </table:table-cell>
          <table:table-cell table:number-columns-repeated="3"/>
        </table:table-row>
        <table:table-row table:style-name="ro1">
          <table:table-cell office:value-type="float" office:value="2333.3" calcext:value-type="float">
            <text:p>2333,3</text:p>
          </table:table-cell>
          <table:table-cell office:value-type="float" office:value="2728.3" calcext:value-type="float">
            <text:p>2728,3</text:p>
          </table:table-cell>
          <table:table-cell office:value-type="float" office:value="2813.42928314209" calcext:value-type="float">
            <text:p>2813,4292831421</text:p>
          </table:table-cell>
          <table:table-cell office:value-type="float" office:value="0.9999968" calcext:value-type="float">
            <text:p>0,9999968</text:p>
          </table:table-cell>
          <table:table-cell office:value-type="float" office:value="-0.002508871" calcext:value-type="float">
            <text:p>-0,002508871</text:p>
          </table:table-cell>
          <table:table-cell table:formula="of:=SQRT(([.A92]-[.A91])^2+([.B92]-[.B91])^2)" office:value-type="float" office:value="19.0010526024218" calcext:value-type="float">
            <text:p>19,0010526024</text:p>
          </table:table-cell>
          <table:table-cell table:formula="of:=SUM([.$F$2:.F92])" office:value-type="float" office:value="2813.42921226271" calcext:value-type="float">
            <text:p>2813,4292122627</text:p>
          </table:table-cell>
          <table:table-cell table:number-columns-repeated="3"/>
        </table:table-row>
        <table:table-row table:style-name="ro1">
          <table:table-cell office:value-type="float" office:value="2333.2" calcext:value-type="float">
            <text:p>2333,2</text:p>
          </table:table-cell>
          <table:table-cell office:value-type="float" office:value="2749.1" calcext:value-type="float">
            <text:p>2749,1</text:p>
          </table:table-cell>
          <table:table-cell office:value-type="float" office:value="2834.22957229614" calcext:value-type="float">
            <text:p>2834,2295722961</text:p>
          </table:table-cell>
          <table:table-cell office:value-type="float" office:value="0.9999975" calcext:value-type="float">
            <text:p>0,9999975</text:p>
          </table:table-cell>
          <table:table-cell office:value-type="float" office:value="-0.002233857" calcext:value-type="float">
            <text:p>-0,002233857</text:p>
          </table:table-cell>
          <table:table-cell table:formula="of:=SQRT(([.A93]-[.A92])^2+([.B93]-[.B92])^2)" office:value-type="float" office:value="20.8002403832261" calcext:value-type="float">
            <text:p>20,8002403832</text:p>
          </table:table-cell>
          <table:table-cell table:formula="of:=SUM([.$F$2:.F93])" office:value-type="float" office:value="2834.22945264594" calcext:value-type="float">
            <text:p>2834,2294526459</text:p>
          </table:table-cell>
          <table:table-cell table:number-columns-repeated="3"/>
        </table:table-row>
        <table:table-row table:style-name="ro1">
          <table:table-cell office:value-type="float" office:value="2333.4" calcext:value-type="float">
            <text:p>2333,4</text:p>
          </table:table-cell>
          <table:table-cell office:value-type="float" office:value="2773" calcext:value-type="float">
            <text:p>2773</text:p>
          </table:table-cell>
          <table:table-cell office:value-type="float" office:value="2858.13031005859" calcext:value-type="float">
            <text:p>2858,1303100586</text:p>
          </table:table-cell>
          <table:table-cell office:value-type="float" office:value="0.9984792" calcext:value-type="float">
            <text:p>0,9984792</text:p>
          </table:table-cell>
          <table:table-cell office:value-type="float" office:value="0.05512987" calcext:value-type="float">
            <text:p>0,05512987</text:p>
          </table:table-cell>
          <table:table-cell table:formula="of:=SQRT(([.A94]-[.A93])^2+([.B94]-[.B93])^2)" office:value-type="float" office:value="23.9008368054343" calcext:value-type="float">
            <text:p>23,9008368054</text:p>
          </table:table-cell>
          <table:table-cell table:formula="of:=SUM([.$F$2:.F94])" office:value-type="float" office:value="2858.13028945137" calcext:value-type="float">
            <text:p>2858,1302894514</text:p>
          </table:table-cell>
          <table:table-cell table:number-columns-repeated="3"/>
        </table:table-row>
        <table:table-row table:style-name="ro1">
          <table:table-cell office:value-type="float" office:value="2330.5" calcext:value-type="float">
            <text:p>2330,5</text:p>
          </table:table-cell>
          <table:table-cell office:value-type="float" office:value="2798" calcext:value-type="float">
            <text:p>2798</text:p>
          </table:table-cell>
          <table:table-cell office:value-type="float" office:value="2883.29793739319" calcext:value-type="float">
            <text:p>2883,2979373932</text:p>
          </table:table-cell>
          <table:table-cell office:value-type="float" office:value="0.9844533" calcext:value-type="float">
            <text:p>0,9844533</text:p>
          </table:table-cell>
          <table:table-cell office:value-type="float" office:value="0.1756466" calcext:value-type="float">
            <text:p>0,1756466</text:p>
          </table:table-cell>
          <table:table-cell table:formula="of:=SQRT(([.A95]-[.A94])^2+([.B95]-[.B94])^2)" office:value-type="float" office:value="25.167637950352" calcext:value-type="float">
            <text:p>25,1676379504</text:p>
          </table:table-cell>
          <table:table-cell table:formula="of:=SUM([.$F$2:.F95])" office:value-type="float" office:value="2883.29792740173" calcext:value-type="float">
            <text:p>2883,2979274017</text:p>
          </table:table-cell>
          <table:table-cell table:number-columns-repeated="3"/>
        </table:table-row>
        <table:table-row table:style-name="ro1">
          <table:table-cell office:value-type="float" office:value="2324.8" calcext:value-type="float">
            <text:p>2324,8</text:p>
          </table:table-cell>
          <table:table-cell office:value-type="float" office:value="2821.2" calcext:value-type="float">
            <text:p>2821,2</text:p>
          </table:table-cell>
          <table:table-cell office:value-type="float" office:value="2907.18783378601" calcext:value-type="float">
            <text:p>2907,187833786</text:p>
          </table:table-cell>
          <table:table-cell office:value-type="float" office:value="0.9590173" calcext:value-type="float">
            <text:p>0,9590173</text:p>
          </table:table-cell>
          <table:table-cell office:value-type="float" office:value="0.2833476" calcext:value-type="float">
            <text:p>0,2833476</text:p>
          </table:table-cell>
          <table:table-cell table:formula="of:=SQRT(([.A96]-[.A95])^2+([.B96]-[.B95])^2)" office:value-type="float" office:value="23.8899560485152" calcext:value-type="float">
            <text:p>23,8899560485</text:p>
          </table:table-cell>
          <table:table-cell table:formula="of:=SUM([.$F$2:.F96])" office:value-type="float" office:value="2907.18788345024" calcext:value-type="float">
            <text:p>2907,1878834503</text:p>
          </table:table-cell>
          <table:table-cell table:number-columns-repeated="3"/>
        </table:table-row>
        <table:table-row table:style-name="ro1">
          <table:table-cell office:value-type="float" office:value="2316.2" calcext:value-type="float">
            <text:p>2316,2</text:p>
          </table:table-cell>
          <table:table-cell office:value-type="float" office:value="2846.4" calcext:value-type="float">
            <text:p>2846,4</text:p>
          </table:table-cell>
          <table:table-cell office:value-type="float" office:value="2933.8148727417" calcext:value-type="float">
            <text:p>2933,8148727417</text:p>
          </table:table-cell>
          <table:table-cell office:value-type="float" office:value="0.9277467" calcext:value-type="float">
            <text:p>0,9277467</text:p>
          </table:table-cell>
          <table:table-cell office:value-type="float" office:value="0.3732107" calcext:value-type="float">
            <text:p>0,3732107</text:p>
          </table:table-cell>
          <table:table-cell table:formula="of:=SQRT(([.A97]-[.A96])^2+([.B97]-[.B96])^2)" office:value-type="float" office:value="26.6270539113891" calcext:value-type="float">
            <text:p>26,6270539114</text:p>
          </table:table-cell>
          <table:table-cell table:formula="of:=SUM([.$F$2:.F97])" office:value-type="float" office:value="2933.81493736163" calcext:value-type="float">
            <text:p>2933,8149373616</text:p>
          </table:table-cell>
          <table:table-cell table:number-columns-repeated="3"/>
        </table:table-row>
        <table:table-row table:style-name="ro1">
          <table:table-cell office:value-type="float" office:value="2303.6" calcext:value-type="float">
            <text:p>2303,6</text:p>
          </table:table-cell>
          <table:table-cell office:value-type="float" office:value="2873.9" calcext:value-type="float">
            <text:p>2873,9</text:p>
          </table:table-cell>
          <table:table-cell office:value-type="float" office:value="2964.06394386292" calcext:value-type="float">
            <text:p>2964,0639438629</text:p>
          </table:table-cell>
          <table:table-cell office:value-type="float" office:value="0.8834426" calcext:value-type="float">
            <text:p>0,8834426</text:p>
          </table:table-cell>
          <table:table-cell office:value-type="float" office:value="0.4685393" calcext:value-type="float">
            <text:p>0,4685393</text:p>
          </table:table-cell>
          <table:table-cell table:formula="of:=SQRT(([.A98]-[.A97])^2+([.B98]-[.B97])^2)" office:value-type="float" office:value="30.2491322189579" calcext:value-type="float">
            <text:p>30,249132219</text:p>
          </table:table-cell>
          <table:table-cell table:formula="of:=SUM([.$F$2:.F98])" office:value-type="float" office:value="2964.06406958059" calcext:value-type="float">
            <text:p>2964,0640695806</text:p>
          </table:table-cell>
          <table:table-cell table:number-columns-repeated="3"/>
        </table:table-row>
        <table:table-row table:style-name="ro1">
          <table:table-cell office:value-type="float" office:value="2286.5" calcext:value-type="float">
            <text:p>2286,5</text:p>
          </table:table-cell>
          <table:table-cell office:value-type="float" office:value="2902.4" calcext:value-type="float">
            <text:p>2902,4</text:p>
          </table:table-cell>
          <table:table-cell office:value-type="float" office:value="2997.30042076111" calcext:value-type="float">
            <text:p>2997,3004207611</text:p>
          </table:table-cell>
          <table:table-cell office:value-type="float" office:value="0.8373147" calcext:value-type="float">
            <text:p>0,8373147</text:p>
          </table:table-cell>
          <table:table-cell office:value-type="float" office:value="0.5467212" calcext:value-type="float">
            <text:p>0,5467212</text:p>
          </table:table-cell>
          <table:table-cell table:formula="of:=SQRT(([.A99]-[.A98])^2+([.B99]-[.B98])^2)" office:value-type="float" office:value="33.2364258006182" calcext:value-type="float">
            <text:p>33,2364258006</text:p>
          </table:table-cell>
          <table:table-cell table:formula="of:=SUM([.$F$2:.F99])" office:value-type="float" office:value="2997.30049538121" calcext:value-type="float">
            <text:p>2997,3004953812</text:p>
          </table:table-cell>
          <table:table-cell table:number-columns-repeated="3"/>
        </table:table-row>
        <table:table-row table:style-name="ro1">
          <table:table-cell office:value-type="float" office:value="2266.786" calcext:value-type="float">
            <text:p>2266,786</text:p>
          </table:table-cell>
          <table:table-cell office:value-type="float" office:value="2930.281" calcext:value-type="float">
            <text:p>2930,281</text:p>
          </table:table-cell>
          <table:table-cell office:value-type="float" office:value="3031.44725227356" calcext:value-type="float">
            <text:p>3031,4472522736</text:p>
          </table:table-cell>
          <table:table-cell office:value-type="float" office:value="0.7709385" calcext:value-type="float">
            <text:p>0,7709385</text:p>
          </table:table-cell>
          <table:table-cell office:value-type="float" office:value="0.6369097" calcext:value-type="float">
            <text:p>0,6369097</text:p>
          </table:table-cell>
          <table:table-cell table:formula="of:=SQRT(([.A100]-[.A99])^2+([.B100]-[.B99])^2)" office:value-type="float" office:value="34.1466243866065" calcext:value-type="float">
            <text:p>34,1466243866</text:p>
          </table:table-cell>
          <table:table-cell table:formula="of:=SUM([.$F$2:.F100])" office:value-type="float" office:value="3031.44711976781" calcext:value-type="float">
            <text:p>3031,4471197678</text:p>
          </table:table-cell>
          <table:table-cell table:number-columns-repeated="3"/>
        </table:table-row>
        <table:table-row table:style-name="ro1">
          <table:table-cell office:value-type="float" office:value="2246.81" calcext:value-type="float">
            <text:p>2246,81</text:p>
          </table:table-cell>
          <table:table-cell office:value-type="float" office:value="2950.443" calcext:value-type="float">
            <text:p>2950,443</text:p>
          </table:table-cell>
          <table:table-cell office:value-type="float" office:value="3059.82936286926" calcext:value-type="float">
            <text:p>3059,8293628693</text:p>
          </table:table-cell>
          <table:table-cell office:value-type="float" office:value="0.6763027" calcext:value-type="float">
            <text:p>0,6763027</text:p>
          </table:table-cell>
          <table:table-cell office:value-type="float" office:value="0.7366239" calcext:value-type="float">
            <text:p>0,7366239</text:p>
          </table:table-cell>
          <table:table-cell table:formula="of:=SQRT(([.A101]-[.A100])^2+([.B101]-[.B100])^2)" office:value-type="float" office:value="28.3821567186149" calcext:value-type="float">
            <text:p>28,3821567186</text:p>
          </table:table-cell>
          <table:table-cell table:formula="of:=SUM([.$F$2:.F101])" office:value-type="float" office:value="3059.82927648643" calcext:value-type="float">
            <text:p>3059,8292764864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971.4" calcext:value-type="float">
            <text:p>2971,4</text:p>
          </table:table-cell>
          <table:table-cell office:value-type="float" office:value="3092.30584907532" calcext:value-type="float">
            <text:p>3092,3058490753</text:p>
          </table:table-cell>
          <table:table-cell office:value-type="float" office:value="0.5497622" calcext:value-type="float">
            <text:p>0,5497622</text:p>
          </table:table-cell>
          <table:table-cell office:value-type="float" office:value="0.8353212" calcext:value-type="float">
            <text:p>0,8353212</text:p>
          </table:table-cell>
          <table:table-cell table:formula="of:=SQRT(([.A102]-[.A101])^2+([.B102]-[.B101])^2)" office:value-type="float" office:value="32.4766369718293" calcext:value-type="float">
            <text:p>32,4766369718</text:p>
          </table:table-cell>
          <table:table-cell table:formula="of:=SUM([.$F$2:.F102])" office:value-type="float" office:value="3092.30591345826" calcext:value-type="float">
            <text:p>3092,3059134583</text:p>
          </table:table-cell>
          <table:table-cell table:number-columns-repeated="3"/>
        </table:table-row>
        <table:table-row table:style-name="ro1">
          <table:table-cell office:value-type="float" office:value="2190.2" calcext:value-type="float">
            <text:p>2190,2</text:p>
          </table:table-cell>
          <table:table-cell office:value-type="float" office:value="2987.7" calcext:value-type="float">
            <text:p>2987,7</text:p>
          </table:table-cell>
          <table:table-cell office:value-type="float" office:value="3128.04007148743" calcext:value-type="float">
            <text:p>3128,0400714874</text:p>
          </table:table-cell>
          <table:table-cell office:value-type="float" office:value="0.3435533" calcext:value-type="float">
            <text:p>0,3435533</text:p>
          </table:table-cell>
          <table:table-cell office:value-type="float" office:value="0.9391332" calcext:value-type="float">
            <text:p>0,9391332</text:p>
          </table:table-cell>
          <table:table-cell table:formula="of:=SQRT(([.A103]-[.A102])^2+([.B103]-[.B102])^2)" office:value-type="float" office:value="35.734157328808" calcext:value-type="float">
            <text:p>35,7341573288</text:p>
          </table:table-cell>
          <table:table-cell table:formula="of:=SUM([.$F$2:.F103])" office:value-type="float" office:value="3128.04007078707" calcext:value-type="float">
            <text:p>3128,0400707871</text:p>
          </table:table-cell>
          <table:table-cell table:number-columns-repeated="3"/>
        </table:table-row>
        <table:table-row table:style-name="ro1">
          <table:table-cell office:value-type="float" office:value="2155.3" calcext:value-type="float">
            <text:p>2155,3</text:p>
          </table:table-cell>
          <table:table-cell office:value-type="float" office:value="2995.8" calcext:value-type="float">
            <text:p>2995,8</text:p>
          </table:table-cell>
          <table:table-cell office:value-type="float" office:value="3163.86763954163" calcext:value-type="float">
            <text:p>3163,8676395416</text:p>
          </table:table-cell>
          <table:table-cell office:value-type="float" office:value="0.1557412" calcext:value-type="float">
            <text:p>0,1557412</text:p>
          </table:table-cell>
          <table:table-cell office:value-type="float" office:value="0.9877979" calcext:value-type="float">
            <text:p>0,9877979</text:p>
          </table:table-cell>
          <table:table-cell table:formula="of:=SQRT(([.A104]-[.A103])^2+([.B104]-[.B103])^2)" office:value-type="float" office:value="35.8276429590335" calcext:value-type="float">
            <text:p>35,827642959</text:p>
          </table:table-cell>
          <table:table-cell table:formula="of:=SUM([.$F$2:.F104])" office:value-type="float" office:value="3163.8677137461" calcext:value-type="float">
            <text:p>3163,8677137461</text:p>
          </table:table-cell>
          <table:table-cell table:number-columns-repeated="3"/>
        </table:table-row>
        <table:table-row table:style-name="ro1">
          <table:table-cell office:value-type="float" office:value="2121.7" calcext:value-type="float">
            <text:p>2121,7</text:p>
          </table:table-cell>
          <table:table-cell office:value-type="float" office:value="2998.5" calcext:value-type="float">
            <text:p>2998,5</text:p>
          </table:table-cell>
          <table:table-cell office:value-type="float" office:value="3197.57604026794" calcext:value-type="float">
            <text:p>3197,5760402679</text:p>
          </table:table-cell>
          <table:table-cell office:value-type="float" office:value="0.04806948" calcext:value-type="float">
            <text:p>0,04806948</text:p>
          </table:table-cell>
          <table:table-cell office:value-type="float" office:value="0.998844" calcext:value-type="float">
            <text:p>0,998844</text:p>
          </table:table-cell>
          <table:table-cell table:formula="of:=SQRT(([.A105]-[.A104])^2+([.B105]-[.B104])^2)" office:value-type="float" office:value="33.7083075813667" calcext:value-type="float">
            <text:p>33,7083075814</text:p>
          </table:table-cell>
          <table:table-cell table:formula="of:=SUM([.$F$2:.F105])" office:value-type="float" office:value="3197.57602132747" calcext:value-type="float">
            <text:p>3197,5760213275</text:p>
          </table:table-cell>
          <table:table-cell table:number-columns-repeated="3"/>
        </table:table-row>
        <table:table-row table:style-name="ro1">
          <table:table-cell office:value-type="float" office:value="2094.053" calcext:value-type="float">
            <text:p>2094,053</text:p>
          </table:table-cell>
          <table:table-cell office:value-type="float" office:value="2998.748" calcext:value-type="float">
            <text:p>2998,748</text:p>
          </table:table-cell>
          <table:table-cell office:value-type="float" office:value="3225.22387695313" calcext:value-type="float">
            <text:p>3225,2238769531</text:p>
          </table:table-cell>
          <table:table-cell office:value-type="float" office:value="0.01201504" calcext:value-type="float">
            <text:p>0,01201504</text:p>
          </table:table-cell>
          <table:table-cell office:value-type="float" office:value="0.9999279" calcext:value-type="float">
            <text:p>0,9999279</text:p>
          </table:table-cell>
          <table:table-cell table:formula="of:=SQRT(([.A106]-[.A105])^2+([.B106]-[.B105])^2)" office:value-type="float" office:value="27.6481122863749" calcext:value-type="float">
            <text:p>27,6481122864</text:p>
          </table:table-cell>
          <table:table-cell table:formula="of:=SUM([.$F$2:.F106])" office:value-type="float" office:value="3225.22413361384" calcext:value-type="float">
            <text:p>3225,2241336138</text:p>
          </table:table-cell>
          <table:table-cell table:number-columns-repeated="3"/>
        </table:table-row>
        <table:table-row table:style-name="ro1">
          <table:table-cell office:value-type="float" office:value="2063.083" calcext:value-type="float">
            <text:p>2063,083</text:p>
          </table:table-cell>
          <table:table-cell office:value-type="float" office:value="2999.204" calcext:value-type="float">
            <text:p>2999,204</text:p>
          </table:table-cell>
          <table:table-cell office:value-type="float" office:value="3256.19746017456" calcext:value-type="float">
            <text:p>3256,1974601746</text:p>
          </table:table-cell>
          <table:table-cell office:value-type="float" office:value="0.0192073" calcext:value-type="float">
            <text:p>0,0192073</text:p>
          </table:table-cell>
          <table:table-cell office:value-type="float" office:value="0.9998155" calcext:value-type="float">
            <text:p>0,9998155</text:p>
          </table:table-cell>
          <table:table-cell table:formula="of:=SQRT(([.A107]-[.A106])^2+([.B107]-[.B106])^2)" office:value-type="float" office:value="30.9733568732869" calcext:value-type="float">
            <text:p>30,9733568733</text:p>
          </table:table-cell>
          <table:table-cell table:formula="of:=SUM([.$F$2:.F107])" office:value-type="float" office:value="3256.19749048713" calcext:value-type="float">
            <text:p>3256,1974904871</text:p>
          </table:table-cell>
          <table:table-cell table:number-columns-repeated="3"/>
        </table:table-row>
        <table:table-row table:style-name="ro1">
          <table:table-cell office:value-type="float" office:value="2032.366" calcext:value-type="float">
            <text:p>2032,366</text:p>
          </table:table-cell>
          <table:table-cell office:value-type="float" office:value="2999.933" calcext:value-type="float">
            <text:p>2999,933</text:p>
          </table:table-cell>
          <table:table-cell office:value-type="float" office:value="3286.92301177979" calcext:value-type="float">
            <text:p>3286,9230117798</text:p>
          </table:table-cell>
          <table:table-cell office:value-type="float" office:value="-0.0151453" calcext:value-type="float">
            <text:p>-0,0151453</text:p>
          </table:table-cell>
          <table:table-cell office:value-type="float" office:value="0.9998853" calcext:value-type="float">
            <text:p>0,9998853</text:p>
          </table:table-cell>
          <table:table-cell table:formula="of:=SQRT(([.A108]-[.A107])^2+([.B108]-[.B107])^2)" office:value-type="float" office:value="30.7256493828854" calcext:value-type="float">
            <text:p>30,7256493829</text:p>
          </table:table-cell>
          <table:table-cell table:formula="of:=SUM([.$F$2:.F108])" office:value-type="float" office:value="3286.92313987001" calcext:value-type="float">
            <text:p>3286,92313987</text:p>
          </table:table-cell>
          <table:table-cell table:number-columns-repeated="3"/>
        </table:table-row>
        <table:table-row table:style-name="ro1">
          <table:table-cell office:value-type="float" office:value="1997.563" calcext:value-type="float">
            <text:p>1997,563</text:p>
          </table:table-cell>
          <table:table-cell office:value-type="float" office:value="2998.212" calcext:value-type="float">
            <text:p>2998,212</text:p>
          </table:table-cell>
          <table:table-cell office:value-type="float" office:value="3321.76837921143" calcext:value-type="float">
            <text:p>3321,7683792114</text:p>
          </table:table-cell>
          <table:table-cell office:value-type="float" office:value="-0.06530881" calcext:value-type="float">
            <text:p>-0,06530881</text:p>
          </table:table-cell>
          <table:table-cell office:value-type="float" office:value="0.9978652" calcext:value-type="float">
            <text:p>0,9978652</text:p>
          </table:table-cell>
          <table:table-cell table:formula="of:=SQRT(([.A109]-[.A108])^2+([.B109]-[.B108])^2)" office:value-type="float" office:value="34.8455255377214" calcext:value-type="float">
            <text:p>34,8455255377</text:p>
          </table:table-cell>
          <table:table-cell table:formula="of:=SUM([.$F$2:.F109])" office:value-type="float" office:value="3321.76866540773" calcext:value-type="float">
            <text:p>3321,7686654077</text:p>
          </table:table-cell>
          <table:table-cell table:number-columns-repeated="3"/>
        </table:table-row>
        <table:table-row table:style-name="ro1">
          <table:table-cell office:value-type="float" office:value="1963.766" calcext:value-type="float">
            <text:p>1963,766</text:p>
          </table:table-cell>
          <table:table-cell office:value-type="float" office:value="2995.443" calcext:value-type="float">
            <text:p>2995,443</text:p>
          </table:table-cell>
          <table:table-cell office:value-type="float" office:value="3355.67862319946" calcext:value-type="float">
            <text:p>3355,6786231995</text:p>
          </table:table-cell>
          <table:table-cell office:value-type="float" office:value="-0.06276703" calcext:value-type="float">
            <text:p>-0,06276703</text:p>
          </table:table-cell>
          <table:table-cell office:value-type="float" office:value="0.9980282" calcext:value-type="float">
            <text:p>0,9980282</text:p>
          </table:table-cell>
          <table:table-cell table:formula="of:=SQRT(([.A110]-[.A109])^2+([.B110]-[.B109])^2)" office:value-type="float" office:value="33.9102428478476" calcext:value-type="float">
            <text:p>33,9102428478</text:p>
          </table:table-cell>
          <table:table-cell table:formula="of:=SUM([.$F$2:.F110])" office:value-type="float" office:value="3355.67890825558" calcext:value-type="float">
            <text:p>3355,6789082556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93.9" calcext:value-type="float">
            <text:p>2993,9</text:p>
          </table:table-cell>
          <table:table-cell office:value-type="float" office:value="3390.4790802002" calcext:value-type="float">
            <text:p>3390,4790802002</text:p>
          </table:table-cell>
          <table:table-cell office:value-type="float" office:value="-0.06750417" calcext:value-type="float">
            <text:p>-0,06750417</text:p>
          </table:table-cell>
          <table:table-cell office:value-type="float" office:value="0.9977191" calcext:value-type="float">
            <text:p>0,9977191</text:p>
          </table:table-cell>
          <table:table-cell table:formula="of:=SQRT(([.A111]-[.A110])^2+([.B111]-[.B110])^2)" office:value-type="float" office:value="34.8002242090479" calcext:value-type="float">
            <text:p>34,800224209</text:p>
          </table:table-cell>
          <table:table-cell table:formula="of:=SUM([.$F$2:.F111])" office:value-type="float" office:value="3390.47913246463" calcext:value-type="float">
            <text:p>3390,4791324646</text:p>
          </table:table-cell>
          <table:table-cell table:number-columns-repeated="3"/>
        </table:table-row>
        <table:table-row table:style-name="ro1">
          <table:table-cell office:value-type="float" office:value="1898.1" calcext:value-type="float">
            <text:p>1898,1</text:p>
          </table:table-cell>
          <table:table-cell office:value-type="float" office:value="2991" calcext:value-type="float">
            <text:p>2991</text:p>
          </table:table-cell>
          <table:table-cell office:value-type="float" office:value="3421.51488113403" calcext:value-type="float">
            <text:p>3421,514881134</text:p>
          </table:table-cell>
          <table:table-cell office:value-type="float" office:value="-0.1194509" calcext:value-type="float">
            <text:p>-0,1194509</text:p>
          </table:table-cell>
          <table:table-cell office:value-type="float" office:value="0.9928401" calcext:value-type="float">
            <text:p>0,9928401</text:p>
          </table:table-cell>
          <table:table-cell table:formula="of:=SQRT(([.A112]-[.A111])^2+([.B112]-[.B111])^2)" office:value-type="float" office:value="31.0357857963997" calcext:value-type="float">
            <text:p>31,0357857964</text:p>
          </table:table-cell>
          <table:table-cell table:formula="of:=SUM([.$F$2:.F112])" office:value-type="float" office:value="3421.51491826103" calcext:value-type="float">
            <text:p>3421,514918261</text:p>
          </table:table-cell>
          <table:table-cell table:number-columns-repeated="3"/>
        </table:table-row>
        <table:table-row table:style-name="ro1">
          <table:table-cell office:value-type="float" office:value="1864.891" calcext:value-type="float">
            <text:p>1864,891</text:p>
          </table:table-cell>
          <table:table-cell office:value-type="float" office:value="2986.187" calcext:value-type="float">
            <text:p>2986,187</text:p>
          </table:table-cell>
          <table:table-cell office:value-type="float" office:value="3455.07110214233" calcext:value-type="float">
            <text:p>3455,0711021423</text:p>
          </table:table-cell>
          <table:table-cell office:value-type="float" office:value="-0.1654203" calcext:value-type="float">
            <text:p>-0,1654203</text:p>
          </table:table-cell>
          <table:table-cell office:value-type="float" office:value="0.9862232" calcext:value-type="float">
            <text:p>0,9862232</text:p>
          </table:table-cell>
          <table:table-cell table:formula="of:=SQRT(([.A113]-[.A112])^2+([.B113]-[.B112])^2)" office:value-type="float" office:value="33.5559629574237" calcext:value-type="float">
            <text:p>33,5559629574</text:p>
          </table:table-cell>
          <table:table-cell table:formula="of:=SUM([.$F$2:.F113])" office:value-type="float" office:value="3455.07088121845" calcext:value-type="float">
            <text:p>3455,0708812185</text:p>
          </table:table-cell>
          <table:table-cell table:number-columns-repeated="3"/>
        </table:table-row>
        <table:table-row table:style-name="ro1">
          <table:table-cell office:value-type="float" office:value="1830.363" calcext:value-type="float">
            <text:p>1830,363</text:p>
          </table:table-cell>
          <table:table-cell office:value-type="float" office:value="2979.638" calcext:value-type="float">
            <text:p>2979,638</text:p>
          </table:table-cell>
          <table:table-cell office:value-type="float" office:value="3490.21416854858" calcext:value-type="float">
            <text:p>3490,2141685486</text:p>
          </table:table-cell>
          <table:table-cell office:value-type="float" office:value="-0.1499853" calcext:value-type="float">
            <text:p>-0,1499853</text:p>
          </table:table-cell>
          <table:table-cell office:value-type="float" office:value="0.9886882" calcext:value-type="float">
            <text:p>0,9886882</text:p>
          </table:table-cell>
          <table:table-cell table:formula="of:=SQRT(([.A114]-[.A113])^2+([.B114]-[.B113])^2)" office:value-type="float" office:value="35.1435937974477" calcext:value-type="float">
            <text:p>35,1435937974</text:p>
          </table:table-cell>
          <table:table-cell table:formula="of:=SUM([.$F$2:.F114])" office:value-type="float" office:value="3490.2144750159" calcext:value-type="float">
            <text:p>3490,2144750159</text:p>
          </table:table-cell>
          <table:table-cell table:number-columns-repeated="3"/>
        </table:table-row>
        <table:table-row table:style-name="ro1">
          <table:table-cell office:value-type="float" office:value="1792.705" calcext:value-type="float">
            <text:p>1792,705</text:p>
          </table:table-cell>
          <table:table-cell office:value-type="float" office:value="2975.236" calcext:value-type="float">
            <text:p>2975,236</text:p>
          </table:table-cell>
          <table:table-cell office:value-type="float" office:value="3528.12882232666" calcext:value-type="float">
            <text:p>3528,1288223267</text:p>
          </table:table-cell>
          <table:table-cell office:value-type="float" office:value="-0.09902501" calcext:value-type="float">
            <text:p>-0,09902501</text:p>
          </table:table-cell>
          <table:table-cell office:value-type="float" office:value="0.995085" calcext:value-type="float">
            <text:p>0,995085</text:p>
          </table:table-cell>
          <table:table-cell table:formula="of:=SQRT(([.A115]-[.A114])^2+([.B115]-[.B114])^2)" office:value-type="float" office:value="37.9144110860239" calcext:value-type="float">
            <text:p>37,914411086</text:p>
          </table:table-cell>
          <table:table-cell table:formula="of:=SUM([.$F$2:.F115])" office:value-type="float" office:value="3528.12888610192" calcext:value-type="float">
            <text:p>3528,1288861019</text:p>
          </table:table-cell>
          <table:table-cell table:number-columns-repeated="3"/>
        </table:table-row>
        <table:table-row table:style-name="ro1">
          <table:table-cell office:value-type="float" office:value="1752.6" calcext:value-type="float">
            <text:p>1752,6</text:p>
          </table:table-cell>
          <table:table-cell office:value-type="float" office:value="2971.9" calcext:value-type="float">
            <text:p>2971,9</text:p>
          </table:table-cell>
          <table:table-cell office:value-type="float" office:value="3568.37232589722" calcext:value-type="float">
            <text:p>3568,3723258972</text:p>
          </table:table-cell>
          <table:table-cell office:value-type="float" office:value="-0.1009978" calcext:value-type="float">
            <text:p>-0,1009978</text:p>
          </table:table-cell>
          <table:table-cell office:value-type="float" office:value="0.9948867" calcext:value-type="float">
            <text:p>0,9948867</text:p>
          </table:table-cell>
          <table:table-cell table:formula="of:=SQRT(([.A116]-[.A115])^2+([.B116]-[.B115])^2)" office:value-type="float" office:value="40.2435078118198" calcext:value-type="float">
            <text:p>40,2435078118</text:p>
          </table:table-cell>
          <table:table-cell table:formula="of:=SUM([.$F$2:.F116])" office:value-type="float" office:value="3568.37239391374" calcext:value-type="float">
            <text:p>3568,3723939138</text:p>
          </table:table-cell>
          <table:table-cell table:number-columns-repeated="3"/>
        </table:table-row>
        <table:table-row table:style-name="ro1">
          <table:table-cell office:value-type="float" office:value="1716.5" calcext:value-type="float">
            <text:p>1716,5</text:p>
          </table:table-cell>
          <table:table-cell office:value-type="float" office:value="2967.5" calcext:value-type="float">
            <text:p>2967,5</text:p>
          </table:table-cell>
          <table:table-cell office:value-type="float" office:value="3604.73944473267" calcext:value-type="float">
            <text:p>3604,7394447327</text:p>
          </table:table-cell>
          <table:table-cell office:value-type="float" office:value="-0.1416101" calcext:value-type="float">
            <text:p>-0,1416101</text:p>
          </table:table-cell>
          <table:table-cell office:value-type="float" office:value="0.9899225" calcext:value-type="float">
            <text:p>0,9899225</text:p>
          </table:table-cell>
          <table:table-cell table:formula="of:=SQRT(([.A117]-[.A116])^2+([.B117]-[.B116])^2)" office:value-type="float" office:value="36.3671555115326" calcext:value-type="float">
            <text:p>36,3671555115</text:p>
          </table:table-cell>
          <table:table-cell table:formula="of:=SUM([.$F$2:.F117])" office:value-type="float" office:value="3604.73954942528" calcext:value-type="float">
            <text:p>3604,7395494253</text:p>
          </table:table-cell>
          <table:table-cell table:number-columns-repeated="3"/>
        </table:table-row>
        <table:table-row table:style-name="ro1">
          <table:table-cell office:value-type="float" office:value="1679.2" calcext:value-type="float">
            <text:p>1679,2</text:p>
          </table:table-cell>
          <table:table-cell office:value-type="float" office:value="2961.4" calcext:value-type="float">
            <text:p>2961,4</text:p>
          </table:table-cell>
          <table:table-cell office:value-type="float" office:value="3642.5350112915" calcext:value-type="float">
            <text:p>3642,5350112915</text:p>
          </table:table-cell>
          <table:table-cell office:value-type="float" office:value="-0.1572973" calcext:value-type="float">
            <text:p>-0,1572973</text:p>
          </table:table-cell>
          <table:table-cell office:value-type="float" office:value="0.9875513" calcext:value-type="float">
            <text:p>0,9875513</text:p>
          </table:table-cell>
          <table:table-cell table:formula="of:=SQRT(([.A118]-[.A117])^2+([.B118]-[.B117])^2)" office:value-type="float" office:value="37.7955023779285" calcext:value-type="float">
            <text:p>37,7955023779</text:p>
          </table:table-cell>
          <table:table-cell table:formula="of:=SUM([.$F$2:.F118])" office:value-type="float" office:value="3642.5350518032" calcext:value-type="float">
            <text:p>3642,5350518032</text:p>
          </table:table-cell>
          <table:table-cell table:number-columns-repeated="3"/>
        </table:table-row>
        <table:table-row table:style-name="ro1">
          <table:table-cell office:value-type="float" office:value="1644.3" calcext:value-type="float">
            <text:p>1644,3</text:p>
          </table:table-cell>
          <table:table-cell office:value-type="float" office:value="2956" calcext:value-type="float">
            <text:p>2956</text:p>
          </table:table-cell>
          <table:table-cell office:value-type="float" office:value="3677.85019302368" calcext:value-type="float">
            <text:p>3677,8501930237</text:p>
          </table:table-cell>
          <table:table-cell office:value-type="float" office:value="-0.1282835" calcext:value-type="float">
            <text:p>-0,1282835</text:p>
          </table:table-cell>
          <table:table-cell office:value-type="float" office:value="0.9917377" calcext:value-type="float">
            <text:p>0,9917377</text:p>
          </table:table-cell>
          <table:table-cell table:formula="of:=SQRT(([.A119]-[.A118])^2+([.B119]-[.B118])^2)" office:value-type="float" office:value="35.3152941372432" calcext:value-type="float">
            <text:p>35,3152941372</text:p>
          </table:table-cell>
          <table:table-cell table:formula="of:=SUM([.$F$2:.F119])" office:value-type="float" office:value="3677.85034594045" calcext:value-type="float">
            <text:p>3677,8503459405</text:p>
          </table:table-cell>
          <table:table-cell table:number-columns-repeated="3"/>
        </table:table-row>
        <table:table-row table:style-name="ro1">
          <table:table-cell office:value-type="float" office:value="1598.8" calcext:value-type="float">
            <text:p>1598,8</text:p>
          </table:table-cell>
          <table:table-cell office:value-type="float" office:value="2951" calcext:value-type="float">
            <text:p>2951</text:p>
          </table:table-cell>
          <table:table-cell office:value-type="float" office:value="3723.62409210205" calcext:value-type="float">
            <text:p>3723,6240921021</text:p>
          </table:table-cell>
          <table:table-cell office:value-type="float" office:value="-0.1229882" calcext:value-type="float">
            <text:p>-0,1229882</text:p>
          </table:table-cell>
          <table:table-cell office:value-type="float" office:value="0.9924082" calcext:value-type="float">
            <text:p>0,9924082</text:p>
          </table:table-cell>
          <table:table-cell table:formula="of:=SQRT(([.A120]-[.A119])^2+([.B120]-[.B119])^2)" office:value-type="float" office:value="45.7739008606433" calcext:value-type="float">
            <text:p>45,7739008606</text:p>
          </table:table-cell>
          <table:table-cell table:formula="of:=SUM([.$F$2:.F120])" office:value-type="float" office:value="3723.62424680109" calcext:value-type="float">
            <text:p>3723,6242468011</text:p>
          </table:table-cell>
          <table:table-cell table:number-columns-repeated="3"/>
        </table:table-row>
        <table:table-row table:style-name="ro1">
          <table:table-cell office:value-type="float" office:value="1538.467" calcext:value-type="float">
            <text:p>1538,467</text:p>
          </table:table-cell>
          <table:table-cell office:value-type="float" office:value="2942.884" calcext:value-type="float">
            <text:p>2942,884</text:p>
          </table:table-cell>
          <table:table-cell office:value-type="float" office:value="3784.5001335144" calcext:value-type="float">
            <text:p>3784,5001335144</text:p>
          </table:table-cell>
          <table:table-cell office:value-type="float" office:value="-0.08315027" calcext:value-type="float">
            <text:p>-0,08315027</text:p>
          </table:table-cell>
          <table:table-cell office:value-type="float" office:value="0.996537" calcext:value-type="float">
            <text:p>0,996537</text:p>
          </table:table-cell>
          <table:table-cell table:formula="of:=SQRT(([.A121]-[.A120])^2+([.B121]-[.B120])^2)" office:value-type="float" office:value="60.8764350549536" calcext:value-type="float">
            <text:p>60,876435055</text:p>
          </table:table-cell>
          <table:table-cell table:formula="of:=SUM([.$F$2:.F121])" office:value-type="float" office:value="3784.50068185604" calcext:value-type="float">
            <text:p>3784,5006818561</text:p>
          </table:table-cell>
          <table:table-cell table:number-columns-repeated="3"/>
        </table:table-row>
        <table:table-row table:style-name="ro1">
          <table:table-cell office:value-type="float" office:value="1481.088" calcext:value-type="float">
            <text:p>1481,088</text:p>
          </table:table-cell>
          <table:table-cell office:value-type="float" office:value="2941.178" calcext:value-type="float">
            <text:p>2941,178</text:p>
          </table:table-cell>
          <table:table-cell office:value-type="float" office:value="3841.90451812744" calcext:value-type="float">
            <text:p>3841,9045181274</text:p>
          </table:table-cell>
          <table:table-cell office:value-type="float" office:value="-0.02094829" calcext:value-type="float">
            <text:p>-0,02094829</text:p>
          </table:table-cell>
          <table:table-cell office:value-type="float" office:value="0.9997806" calcext:value-type="float">
            <text:p>0,9997806</text:p>
          </table:table-cell>
          <table:table-cell table:formula="of:=SQRT(([.A122]-[.A121])^2+([.B122]-[.B121])^2)" office:value-type="float" office:value="57.4043559061507" calcext:value-type="float">
            <text:p>57,4043559062</text:p>
          </table:table-cell>
          <table:table-cell table:formula="of:=SUM([.$F$2:.F122])" office:value-type="float" office:value="3841.9050377622" calcext:value-type="float">
            <text:p>3841,9050377622</text:p>
          </table:table-cell>
          <table:table-cell table:number-columns-repeated="3"/>
        </table:table-row>
        <table:table-row table:style-name="ro1">
          <table:table-cell office:value-type="float" office:value="1428.893" calcext:value-type="float">
            <text:p>1428,893</text:p>
          </table:table-cell>
          <table:table-cell office:value-type="float" office:value="2940.588" calcext:value-type="float">
            <text:p>2940,588</text:p>
          </table:table-cell>
          <table:table-cell office:value-type="float" office:value="3894.10328674316" calcext:value-type="float">
            <text:p>3894,1032867432</text:p>
          </table:table-cell>
          <table:table-cell office:value-type="float" office:value="0.0007269979" calcext:value-type="float">
            <text:p>0,0007269979</text:p>
          </table:table-cell>
          <table:table-cell office:value-type="float" office:value="0.9999998" calcext:value-type="float">
            <text:p>0,9999998</text:p>
          </table:table-cell>
          <table:table-cell table:formula="of:=SQRT(([.A123]-[.A122])^2+([.B123]-[.B122])^2)" office:value-type="float" office:value="52.1983345040816" calcext:value-type="float">
            <text:p>52,1983345041</text:p>
          </table:table-cell>
          <table:table-cell table:formula="of:=SUM([.$F$2:.F123])" office:value-type="float" office:value="3894.10337226628" calcext:value-type="float">
            <text:p>3894,1033722663</text:p>
          </table:table-cell>
          <table:table-cell table:number-columns-repeated="3"/>
        </table:table-row>
        <table:table-row table:style-name="ro1">
          <table:table-cell office:value-type="float" office:value="1385.381" calcext:value-type="float">
            <text:p>1385,381</text:p>
          </table:table-cell>
          <table:table-cell office:value-type="float" office:value="2941.248" calcext:value-type="float">
            <text:p>2941,248</text:p>
          </table:table-cell>
          <table:table-cell office:value-type="float" office:value="3937.62049102783" calcext:value-type="float">
            <text:p>3937,6204910278</text:p>
          </table:table-cell>
          <table:table-cell office:value-type="float" office:value="0.03085208" calcext:value-type="float">
            <text:p>0,03085208</text:p>
          </table:table-cell>
          <table:table-cell office:value-type="float" office:value="0.999524" calcext:value-type="float">
            <text:p>0,999524</text:p>
          </table:table-cell>
          <table:table-cell table:formula="of:=SQRT(([.A124]-[.A123])^2+([.B124]-[.B123])^2)" office:value-type="float" office:value="43.5170052278416" calcext:value-type="float">
            <text:p>43,5170052278</text:p>
          </table:table-cell>
          <table:table-cell table:formula="of:=SUM([.$F$2:.F124])" office:value-type="float" office:value="3937.62037749412" calcext:value-type="float">
            <text:p>3937,6203774941</text:p>
          </table:table-cell>
          <table:table-cell table:number-columns-repeated="3"/>
        </table:table-row>
        <table:table-row table:style-name="ro1">
          <table:table-cell office:value-type="float" office:value="1323.206" calcext:value-type="float">
            <text:p>1323,206</text:p>
          </table:table-cell>
          <table:table-cell office:value-type="float" office:value="2943.851" calcext:value-type="float">
            <text:p>2943,851</text:p>
          </table:table-cell>
          <table:table-cell office:value-type="float" office:value="3999.84999465942" calcext:value-type="float">
            <text:p>3999,8499946594</text:p>
          </table:table-cell>
          <table:table-cell office:value-type="float" office:value="0.08081907" calcext:value-type="float">
            <text:p>0,08081907</text:p>
          </table:table-cell>
          <table:table-cell office:value-type="float" office:value="0.9967288" calcext:value-type="float">
            <text:p>0,9967288</text:p>
          </table:table-cell>
          <table:table-cell table:formula="of:=SQRT(([.A125]-[.A124])^2+([.B125]-[.B124])^2)" office:value-type="float" office:value="62.2294643557216" calcext:value-type="float">
            <text:p>62,2294643557</text:p>
          </table:table-cell>
          <table:table-cell table:formula="of:=SUM([.$F$2:.F125])" office:value-type="float" office:value="3999.84984184984" calcext:value-type="float">
            <text:p>3999,8498418498</text:p>
          </table:table-cell>
          <table:table-cell table:number-columns-repeated="3"/>
        </table:table-row>
        <table:table-row table:style-name="ro1">
          <table:table-cell office:value-type="float" office:value="1273.241" calcext:value-type="float">
            <text:p>1273,241</text:p>
          </table:table-cell>
          <table:table-cell office:value-type="float" office:value="2950.341" calcext:value-type="float">
            <text:p>2950,341</text:p>
          </table:table-cell>
          <table:table-cell office:value-type="float" office:value="4050.23456954956" calcext:value-type="float">
            <text:p>4050,2345695496</text:p>
          </table:table-cell>
          <table:table-cell office:value-type="float" office:value="0.1000831" calcext:value-type="float">
            <text:p>0,1000831</text:p>
          </table:table-cell>
          <table:table-cell office:value-type="float" office:value="0.9949791" calcext:value-type="float">
            <text:p>0,9949791</text:p>
          </table:table-cell>
          <table:table-cell table:formula="of:=SQRT(([.A126]-[.A125])^2+([.B126]-[.B125])^2)" office:value-type="float" office:value="50.3847330547656" calcext:value-type="float">
            <text:p>50,3847330548</text:p>
          </table:table-cell>
          <table:table-cell table:formula="of:=SUM([.$F$2:.F126])" office:value-type="float" office:value="4050.23457490461" calcext:value-type="float">
            <text:p>4050,2345749046</text:p>
          </table:table-cell>
          <table:table-cell table:number-columns-repeated="3"/>
        </table:table-row>
        <table:table-row table:style-name="ro1">
          <table:table-cell office:value-type="float" office:value="1224.223" calcext:value-type="float">
            <text:p>1224,223</text:p>
          </table:table-cell>
          <table:table-cell office:value-type="float" office:value="2953.807" calcext:value-type="float">
            <text:p>2953,807</text:p>
          </table:table-cell>
          <table:table-cell office:value-type="float" office:value="4099.37530517578" calcext:value-type="float">
            <text:p>4099,3753051758</text:p>
          </table:table-cell>
          <table:table-cell office:value-type="float" office:value="0.03130078" calcext:value-type="float">
            <text:p>0,03130078</text:p>
          </table:table-cell>
          <table:table-cell office:value-type="float" office:value="0.99951" calcext:value-type="float">
            <text:p>0,99951</text:p>
          </table:table-cell>
          <table:table-cell table:formula="of:=SQRT(([.A127]-[.A126])^2+([.B127]-[.B126])^2)" office:value-type="float" office:value="49.1403854278739" calcext:value-type="float">
            <text:p>49,1403854279</text:p>
          </table:table-cell>
          <table:table-cell table:formula="of:=SUM([.$F$2:.F127])" office:value-type="float" office:value="4099.37496033248" calcext:value-type="float">
            <text:p>4099,3749603325</text:p>
          </table:table-cell>
          <table:table-cell table:number-columns-repeated="3"/>
        </table:table-row>
        <table:table-row table:style-name="ro1">
          <table:table-cell office:value-type="float" office:value="1163.645" calcext:value-type="float">
            <text:p>1163,645</text:p>
          </table:table-cell>
          <table:table-cell office:value-type="float" office:value="2953.773" calcext:value-type="float">
            <text:p>2953,773</text:p>
          </table:table-cell>
          <table:table-cell office:value-type="float" office:value="4159.95307540894" calcext:value-type="float">
            <text:p>4159,9530754089</text:p>
          </table:table-cell>
          <table:table-cell office:value-type="float" office:value="-0.02042937" calcext:value-type="float">
            <text:p>-0,02042937</text:p>
          </table:table-cell>
          <table:table-cell office:value-type="float" office:value="0.9997913" calcext:value-type="float">
            <text:p>0,9997913</text:p>
          </table:table-cell>
          <table:table-cell table:formula="of:=SQRT(([.A128]-[.A127])^2+([.B128]-[.B127])^2)" office:value-type="float" office:value="60.5780095414169" calcext:value-type="float">
            <text:p>60,5780095414</text:p>
          </table:table-cell>
          <table:table-cell table:formula="of:=SUM([.$F$2:.F128])" office:value-type="float" office:value="4159.9529698739" calcext:value-type="float">
            <text:p>4159,9529698739</text:p>
          </table:table-cell>
          <table:table-cell table:number-columns-repeated="3"/>
        </table:table-row>
        <table:table-row table:style-name="ro1">
          <table:table-cell office:value-type="float" office:value="1127.181" calcext:value-type="float">
            <text:p>1127,181</text:p>
          </table:table-cell>
          <table:table-cell office:value-type="float" office:value="2951.824" calcext:value-type="float">
            <text:p>2951,824</text:p>
          </table:table-cell>
          <table:table-cell office:value-type="float" office:value="4196.46884536743" calcext:value-type="float">
            <text:p>4196,4688453674</text:p>
          </table:table-cell>
          <table:table-cell office:value-type="float" office:value="-0.09344053" calcext:value-type="float">
            <text:p>-0,09344053</text:p>
          </table:table-cell>
          <table:table-cell office:value-type="float" office:value="0.9956249" calcext:value-type="float">
            <text:p>0,9956249</text:p>
          </table:table-cell>
          <table:table-cell table:formula="of:=SQRT(([.A129]-[.A128])^2+([.B129]-[.B128])^2)" office:value-type="float" office:value="36.5160498548241" calcext:value-type="float">
            <text:p>36,5160498548</text:p>
          </table:table-cell>
          <table:table-cell table:formula="of:=SUM([.$F$2:.F129])" office:value-type="float" office:value="4196.46901972872" calcext:value-type="float">
            <text:p>4196,4690197287</text:p>
          </table:table-cell>
          <table:table-cell table:number-columns-repeated="3"/>
        </table:table-row>
        <table:table-row table:style-name="ro1">
          <table:table-cell office:value-type="float" office:value="1076.317" calcext:value-type="float">
            <text:p>1076,317</text:p>
          </table:table-cell>
          <table:table-cell office:value-type="float" office:value="2945.577" calcext:value-type="float">
            <text:p>2945,577</text:p>
          </table:table-cell>
          <table:table-cell office:value-type="float" office:value="4247.71508026123" calcext:value-type="float">
            <text:p>4247,7150802612</text:p>
          </table:table-cell>
          <table:table-cell office:value-type="float" office:value="-0.1865232" calcext:value-type="float">
            <text:p>-0,1865232</text:p>
          </table:table-cell>
          <table:table-cell office:value-type="float" office:value="0.9824507" calcext:value-type="float">
            <text:p>0,9824507</text:p>
          </table:table-cell>
          <table:table-cell table:formula="of:=SQRT(([.A130]-[.A129])^2+([.B130]-[.B129])^2)" office:value-type="float" office:value="51.246185272662" calcext:value-type="float">
            <text:p>51,2461852727</text:p>
          </table:table-cell>
          <table:table-cell table:formula="of:=SUM([.$F$2:.F130])" office:value-type="float" office:value="4247.71520500138" calcext:value-type="float">
            <text:p>4247,7152050014</text:p>
          </table:table-cell>
          <table:table-cell table:number-columns-repeated="3"/>
        </table:table-row>
        <table:table-row table:style-name="ro1">
          <table:table-cell office:value-type="float" office:value="1010.781" calcext:value-type="float">
            <text:p>1010,781</text:p>
          </table:table-cell>
          <table:table-cell office:value-type="float" office:value="2929.725" calcext:value-type="float">
            <text:p>2929,725</text:p>
          </table:table-cell>
          <table:table-cell office:value-type="float" office:value="4315.14101409912" calcext:value-type="float">
            <text:p>4315,1410140991</text:p>
          </table:table-cell>
          <table:table-cell office:value-type="float" office:value="-0.258821" calcext:value-type="float">
            <text:p>-0,258821</text:p>
          </table:table-cell>
          <table:table-cell office:value-type="float" office:value="0.9659254" calcext:value-type="float">
            <text:p>0,9659254</text:p>
          </table:table-cell>
          <table:table-cell table:formula="of:=SQRT(([.A131]-[.A130])^2+([.B131]-[.B130])^2)" office:value-type="float" office:value="67.4259089668061" calcext:value-type="float">
            <text:p>67,4259089668</text:p>
          </table:table-cell>
          <table:table-cell table:formula="of:=SUM([.$F$2:.F131])" office:value-type="float" office:value="4315.14111396819" calcext:value-type="float">
            <text:p>4315,1411139682</text:p>
          </table:table-cell>
          <table:table-cell table:number-columns-repeated="3"/>
        </table:table-row>
        <table:table-row table:style-name="ro1">
          <table:table-cell office:value-type="float" office:value="957.2896" calcext:value-type="float">
            <text:p>957,2896</text:p>
          </table:table-cell>
          <table:table-cell office:value-type="float" office:value="2913.683" calcext:value-type="float">
            <text:p>2913,683</text:p>
          </table:table-cell>
          <table:table-cell office:value-type="float" office:value="4370.98598098755" calcext:value-type="float">
            <text:p>4370,9859809876</text:p>
          </table:table-cell>
          <table:table-cell office:value-type="float" office:value="-0.2463995" calcext:value-type="float">
            <text:p>-0,2463995</text:p>
          </table:table-cell>
          <table:table-cell office:value-type="float" office:value="0.9691684" calcext:value-type="float">
            <text:p>0,9691684</text:p>
          </table:table-cell>
          <table:table-cell table:formula="of:=SQRT(([.A132]-[.A131])^2+([.B132]-[.B131])^2)" office:value-type="float" office:value="55.8451039748338" calcext:value-type="float">
            <text:p>55,8451039748</text:p>
          </table:table-cell>
          <table:table-cell table:formula="of:=SUM([.$F$2:.F132])" office:value-type="float" office:value="4370.98621794302" calcext:value-type="float">
            <text:p>4370,986217943</text:p>
          </table:table-cell>
          <table:table-cell table:number-columns-repeated="3"/>
        </table:table-row>
        <table:table-row table:style-name="ro1">
          <table:table-cell office:value-type="float" office:value="920.5009" calcext:value-type="float">
            <text:p>920,5009</text:p>
          </table:table-cell>
          <table:table-cell office:value-type="float" office:value="2906.772" calcext:value-type="float">
            <text:p>2906,772</text:p>
          </table:table-cell>
          <table:table-cell office:value-type="float" office:value="4408.41822814941" calcext:value-type="float">
            <text:p>4408,4182281494</text:p>
          </table:table-cell>
          <table:table-cell office:value-type="float" office:value="-0.1343836" calcext:value-type="float">
            <text:p>-0,1343836</text:p>
          </table:table-cell>
          <table:table-cell office:value-type="float" office:value="0.9909295" calcext:value-type="float">
            <text:p>0,9909295</text:p>
          </table:table-cell>
          <table:table-cell table:formula="of:=SQRT(([.A133]-[.A132])^2+([.B133]-[.B132])^2)" office:value-type="float" office:value="37.4322103099723" calcext:value-type="float">
            <text:p>37,43221031</text:p>
          </table:table-cell>
          <table:table-cell table:formula="of:=SUM([.$F$2:.F133])" office:value-type="float" office:value="4408.41842825299" calcext:value-type="float">
            <text:p>4408,418428253</text:p>
          </table:table-cell>
          <table:table-cell table:number-columns-repeated="3"/>
        </table:table-row>
        <table:table-row table:style-name="ro1">
          <table:table-cell office:value-type="float" office:value="872.5331" calcext:value-type="float">
            <text:p>872,5331</text:p>
          </table:table-cell>
          <table:table-cell office:value-type="float" office:value="2902.189" calcext:value-type="float">
            <text:p>2902,189</text:p>
          </table:table-cell>
          <table:table-cell office:value-type="float" office:value="4456.60440444946" calcext:value-type="float">
            <text:p>4456,6044044495</text:p>
          </table:table-cell>
          <table:table-cell office:value-type="float" office:value="-0.06716657" calcext:value-type="float">
            <text:p>-0,06716657</text:p>
          </table:table-cell>
          <table:table-cell office:value-type="float" office:value="0.9977418" calcext:value-type="float">
            <text:p>0,9977418</text:p>
          </table:table-cell>
          <table:table-cell table:formula="of:=SQRT(([.A134]-[.A133])^2+([.B134]-[.B133])^2)" office:value-type="float" office:value="48.1862400052131" calcext:value-type="float">
            <text:p>48,1862400052</text:p>
          </table:table-cell>
          <table:table-cell table:formula="of:=SUM([.$F$2:.F134])" office:value-type="float" office:value="4456.60466825821" calcext:value-type="float">
            <text:p>4456,6046682582</text:p>
          </table:table-cell>
          <table:table-cell table:number-columns-repeated="3"/>
        </table:table-row>
        <table:table-row table:style-name="ro1">
          <table:table-cell office:value-type="float" office:value="809.5" calcext:value-type="float">
            <text:p>809,5</text:p>
          </table:table-cell>
          <table:table-cell office:value-type="float" office:value="2899.3" calcext:value-type="float">
            <text:p>2899,3</text:p>
          </table:table-cell>
          <table:table-cell office:value-type="float" office:value="4519.70372390747" calcext:value-type="float">
            <text:p>4519,7037239075</text:p>
          </table:table-cell>
          <table:table-cell office:value-type="float" office:value="-0.00617373" calcext:value-type="float">
            <text:p>-0,00617373</text:p>
          </table:table-cell>
          <table:table-cell office:value-type="float" office:value="0.9999809" calcext:value-type="float">
            <text:p>0,9999809</text:p>
          </table:table-cell>
          <table:table-cell table:formula="of:=SQRT(([.A135]-[.A134])^2+([.B135]-[.B134])^2)" office:value-type="float" office:value="63.099271125822" calcext:value-type="float">
            <text:p>63,0992711258</text:p>
          </table:table-cell>
          <table:table-cell table:formula="of:=SUM([.$F$2:.F135])" office:value-type="float" office:value="4519.70393938403" calcext:value-type="float">
            <text:p>4519,703939384</text:p>
          </table:table-cell>
          <table:table-cell table:number-columns-repeated="3"/>
        </table:table-row>
        <table:table-row table:style-name="ro1">
          <table:table-cell office:value-type="float" office:value="760.9" calcext:value-type="float">
            <text:p>760,9</text:p>
          </table:table-cell>
          <table:table-cell office:value-type="float" office:value="2901.5" calcext:value-type="float">
            <text:p>2901,5</text:p>
          </table:table-cell>
          <table:table-cell office:value-type="float" office:value="4568.35346603394" calcext:value-type="float">
            <text:p>4568,3534660339</text:p>
          </table:table-cell>
          <table:table-cell office:value-type="float" office:value="0.03776932" calcext:value-type="float">
            <text:p>0,03776932</text:p>
          </table:table-cell>
          <table:table-cell office:value-type="float" office:value="0.9992865" calcext:value-type="float">
            <text:p>0,9992865</text:p>
          </table:table-cell>
          <table:table-cell table:formula="of:=SQRT(([.A136]-[.A135])^2+([.B136]-[.B135])^2)" office:value-type="float" office:value="48.6497687558739" calcext:value-type="float">
            <text:p>48,6497687559</text:p>
          </table:table-cell>
          <table:table-cell table:formula="of:=SUM([.$F$2:.F136])" office:value-type="float" office:value="4568.3537081399" calcext:value-type="float">
            <text:p>4568,3537081399</text:p>
          </table:table-cell>
          <table:table-cell table:number-columns-repeated="3"/>
        </table:table-row>
        <table:table-row table:style-name="ro1">
          <table:table-cell office:value-type="float" office:value="709.4828" calcext:value-type="float">
            <text:p>709,4828</text:p>
          </table:table-cell>
          <table:table-cell office:value-type="float" office:value="2903.08" calcext:value-type="float">
            <text:p>2903,08</text:p>
          </table:table-cell>
          <table:table-cell office:value-type="float" office:value="4619.794921875" calcext:value-type="float">
            <text:p>4619,794921875</text:p>
          </table:table-cell>
          <table:table-cell office:value-type="float" office:value="-0.006520033" calcext:value-type="float">
            <text:p>-0,006520033</text:p>
          </table:table-cell>
          <table:table-cell office:value-type="float" office:value="0.9999787" calcext:value-type="float">
            <text:p>0,9999787</text:p>
          </table:table-cell>
          <table:table-cell table:formula="of:=SQRT(([.A137]-[.A136])^2+([.B137]-[.B136])^2)" office:value-type="float" office:value="51.4414701951645" calcext:value-type="float">
            <text:p>51,4414701952</text:p>
          </table:table-cell>
          <table:table-cell table:formula="of:=SUM([.$F$2:.F137])" office:value-type="float" office:value="4619.79517833507" calcext:value-type="float">
            <text:p>4619,7951783351</text:p>
          </table:table-cell>
          <table:table-cell table:number-columns-repeated="3"/>
        </table:table-row>
        <table:table-row table:style-name="ro1">
          <table:table-cell office:value-type="float" office:value="651.4912" calcext:value-type="float">
            <text:p>651,4912</text:p>
          </table:table-cell>
          <table:table-cell office:value-type="float" office:value="2900.787" calcext:value-type="float">
            <text:p>2900,787</text:p>
          </table:table-cell>
          <table:table-cell office:value-type="float" office:value="4677.83190536499" calcext:value-type="float">
            <text:p>4677,831905365</text:p>
          </table:table-cell>
          <table:table-cell office:value-type="float" office:value="-0.05208302" calcext:value-type="float">
            <text:p>-0,05208302</text:p>
          </table:table-cell>
          <table:table-cell office:value-type="float" office:value="0.9986428" calcext:value-type="float">
            <text:p>0,9986428</text:p>
          </table:table-cell>
          <table:table-cell table:formula="of:=SQRT(([.A138]-[.A137])^2+([.B138]-[.B137])^2)" office:value-type="float" office:value="58.0369151451039" calcext:value-type="float">
            <text:p>58,0369151451</text:p>
          </table:table-cell>
          <table:table-cell table:formula="of:=SUM([.$F$2:.F138])" office:value-type="float" office:value="4677.83209348017" calcext:value-type="float">
            <text:p>4677,8320934802</text:p>
          </table:table-cell>
          <table:table-cell table:number-columns-repeated="3"/>
        </table:table-row>
        <table:table-row table:style-name="ro1">
          <table:table-cell office:value-type="float" office:value="614.2916" calcext:value-type="float">
            <text:p>614,2916</text:p>
          </table:table-cell>
          <table:table-cell office:value-type="float" office:value="2898.116" calcext:value-type="float">
            <text:p>2898,116</text:p>
          </table:table-cell>
          <table:table-cell office:value-type="float" office:value="4715.12731170654" calcext:value-type="float">
            <text:p>4715,1273117065</text:p>
          </table:table-cell>
          <table:table-cell office:value-type="float" office:value="-0.1316625" calcext:value-type="float">
            <text:p>-0,1316625</text:p>
          </table:table-cell>
          <table:table-cell office:value-type="float" office:value="0.9912946" calcext:value-type="float">
            <text:p>0,9912946</text:p>
          </table:table-cell>
          <table:table-cell table:formula="of:=SQRT(([.A139]-[.A138])^2+([.B139]-[.B138])^2)" office:value-type="float" office:value="37.2953680925661" calcext:value-type="float">
            <text:p>37,2953680926</text:p>
          </table:table-cell>
          <table:table-cell table:formula="of:=SUM([.$F$2:.F139])" office:value-type="float" office:value="4715.12746157274" calcext:value-type="float">
            <text:p>4715,1274615727</text:p>
          </table:table-cell>
          <table:table-cell table:number-columns-repeated="3"/>
        </table:table-row>
        <table:table-row table:style-name="ro1">
          <table:table-cell office:value-type="float" office:value="562.6884" calcext:value-type="float">
            <text:p>562,6884</text:p>
          </table:table-cell>
          <table:table-cell office:value-type="float" office:value="2888.992" calcext:value-type="float">
            <text:p>2888,992</text:p>
          </table:table-cell>
          <table:table-cell office:value-type="float" office:value="4767.53088760376" calcext:value-type="float">
            <text:p>4767,5308876038</text:p>
          </table:table-cell>
          <table:table-cell office:value-type="float" office:value="-0.2052449" calcext:value-type="float">
            <text:p>-0,2052449</text:p>
          </table:table-cell>
          <table:table-cell office:value-type="float" office:value="0.9787107" calcext:value-type="float">
            <text:p>0,9787107</text:p>
          </table:table-cell>
          <table:table-cell table:formula="of:=SQRT(([.A140]-[.A139])^2+([.B140]-[.B139])^2)" office:value-type="float" office:value="52.4036031799341" calcext:value-type="float">
            <text:p>52,4036031799</text:p>
          </table:table-cell>
          <table:table-cell table:formula="of:=SUM([.$F$2:.F140])" office:value-type="float" office:value="4767.53106475267" calcext:value-type="float">
            <text:p>4767,5310647527</text:p>
          </table:table-cell>
          <table:table-cell table:number-columns-repeated="3"/>
        </table:table-row>
        <table:table-row table:style-name="ro1">
          <table:table-cell office:value-type="float" office:value="512.8154" calcext:value-type="float">
            <text:p>512,8154</text:p>
          </table:table-cell>
          <table:table-cell office:value-type="float" office:value="2876.835" calcext:value-type="float">
            <text:p>2876,835</text:p>
          </table:table-cell>
          <table:table-cell office:value-type="float" office:value="4818.8641242981" calcext:value-type="float">
            <text:p>4818,8641242981</text:p>
          </table:table-cell>
          <table:table-cell office:value-type="float" office:value="-0.274142" calcext:value-type="float">
            <text:p>-0,274142</text:p>
          </table:table-cell>
          <table:table-cell office:value-type="float" office:value="0.9616892" calcext:value-type="float">
            <text:p>0,9616892</text:p>
          </table:table-cell>
          <table:table-cell table:formula="of:=SQRT(([.A141]-[.A140])^2+([.B141]-[.B140])^2)" office:value-type="float" office:value="51.3333106082202" calcext:value-type="float">
            <text:p>51,3333106082</text:p>
          </table:table-cell>
          <table:table-cell table:formula="of:=SUM([.$F$2:.F141])" office:value-type="float" office:value="4818.86437536089" calcext:value-type="float">
            <text:p>4818,8643753609</text:p>
          </table:table-cell>
          <table:table-cell table:number-columns-repeated="3"/>
        </table:table-row>
        <table:table-row table:style-name="ro1">
          <table:table-cell office:value-type="float" office:value="471.6826" calcext:value-type="float">
            <text:p>471,6826</text:p>
          </table:table-cell>
          <table:table-cell office:value-type="float" office:value="2863.05" calcext:value-type="float">
            <text:p>2863,05</text:p>
          </table:table-cell>
          <table:table-cell office:value-type="float" office:value="4862.24559783936" calcext:value-type="float">
            <text:p>4862,2455978394</text:p>
          </table:table-cell>
          <table:table-cell office:value-type="float" office:value="-0.3464711" calcext:value-type="float">
            <text:p>-0,3464711</text:p>
          </table:table-cell>
          <table:table-cell office:value-type="float" office:value="0.9380608" calcext:value-type="float">
            <text:p>0,9380608</text:p>
          </table:table-cell>
          <table:table-cell table:formula="of:=SQRT(([.A142]-[.A141])^2+([.B142]-[.B141])^2)" office:value-type="float" office:value="43.3812570223593" calcext:value-type="float">
            <text:p>43,3812570224</text:p>
          </table:table-cell>
          <table:table-cell table:formula="of:=SUM([.$F$2:.F142])" office:value-type="float" office:value="4862.24563238325" calcext:value-type="float">
            <text:p>4862,2456323833</text:p>
          </table:table-cell>
          <table:table-cell table:number-columns-repeated="3"/>
        </table:table-row>
        <table:table-row table:style-name="ro1">
          <table:table-cell office:value-type="float" office:value="418.5" calcext:value-type="float">
            <text:p>418,5</text:p>
          </table:table-cell>
          <table:table-cell office:value-type="float" office:value="2842" calcext:value-type="float">
            <text:p>2842</text:p>
          </table:table-cell>
          <table:table-cell office:value-type="float" office:value="4919.44234848022" calcext:value-type="float">
            <text:p>4919,4423484802</text:p>
          </table:table-cell>
          <table:table-cell office:value-type="float" office:value="-0.4432236" calcext:value-type="float">
            <text:p>-0,4432236</text:p>
          </table:table-cell>
          <table:table-cell office:value-type="float" office:value="0.8964111" calcext:value-type="float">
            <text:p>0,8964111</text:p>
          </table:table-cell>
          <table:table-cell table:formula="of:=SQRT(([.A143]-[.A142])^2+([.B143]-[.B142])^2)" office:value-type="float" office:value="57.1969530898282" calcext:value-type="float">
            <text:p>57,1969530898</text:p>
          </table:table-cell>
          <table:table-cell table:formula="of:=SUM([.$F$2:.F143])" office:value-type="float" office:value="4919.44258547308" calcext:value-type="float">
            <text:p>4919,4425854731</text:p>
          </table:table-cell>
          <table:table-cell table:number-columns-repeated="3"/>
        </table:table-row>
        <table:table-row table:style-name="ro1">
          <table:table-cell office:value-type="float" office:value="383.2" calcext:value-type="float">
            <text:p>383,2</text:p>
          </table:table-cell>
          <table:table-cell office:value-type="float" office:value="2819.3" calcext:value-type="float">
            <text:p>2819,3</text:p>
          </table:table-cell>
          <table:table-cell office:value-type="float" office:value="4961.41110992432" calcext:value-type="float">
            <text:p>4961,4111099243</text:p>
          </table:table-cell>
          <table:table-cell office:value-type="float" office:value="-0.6158115" calcext:value-type="float">
            <text:p>-0,6158115</text:p>
          </table:table-cell>
          <table:table-cell office:value-type="float" office:value="0.7878937" calcext:value-type="float">
            <text:p>0,7878937</text:p>
          </table:table-cell>
          <table:table-cell table:formula="of:=SQRT(([.A144]-[.A143])^2+([.B144]-[.B143])^2)" office:value-type="float" office:value="41.968797933703" calcext:value-type="float">
            <text:p>41,9687979337</text:p>
          </table:table-cell>
          <table:table-cell table:formula="of:=SUM([.$F$2:.F144])" office:value-type="float" office:value="4961.41138340678" calcext:value-type="float">
            <text:p>4961,4113834068</text:p>
          </table:table-cell>
          <table:table-cell table:number-columns-repeated="3"/>
        </table:table-row>
        <table:table-row table:style-name="ro1">
          <table:table-cell office:value-type="float" office:value="345.7" calcext:value-type="float">
            <text:p>345,7</text:p>
          </table:table-cell>
          <table:table-cell office:value-type="float" office:value="2785.1" calcext:value-type="float">
            <text:p>2785,1</text:p>
          </table:table-cell>
          <table:table-cell office:value-type="float" office:value="5012.16431045532" calcext:value-type="float">
            <text:p>5012,1643104553</text:p>
          </table:table-cell>
          <table:table-cell office:value-type="float" office:value="-0.7330205" calcext:value-type="float">
            <text:p>-0,7330205</text:p>
          </table:table-cell>
          <table:table-cell office:value-type="float" office:value="0.6802067" calcext:value-type="float">
            <text:p>0,6802067</text:p>
          </table:table-cell>
          <table:table-cell table:formula="of:=SQRT(([.A145]-[.A144])^2+([.B145]-[.B144])^2)" office:value-type="float" office:value="50.753226498421" calcext:value-type="float">
            <text:p>50,7532264984</text:p>
          </table:table-cell>
          <table:table-cell table:formula="of:=SUM([.$F$2:.F145])" office:value-type="float" office:value="5012.1646099052" calcext:value-type="float">
            <text:p>5012,1646099052</text:p>
          </table:table-cell>
          <table:table-cell table:number-columns-repeated="3"/>
        </table:table-row>
        <table:table-row table:style-name="ro1">
          <table:table-cell office:value-type="float" office:value="308.5" calcext:value-type="float">
            <text:p>308,5</text:p>
          </table:table-cell>
          <table:table-cell office:value-type="float" office:value="2738.8" calcext:value-type="float">
            <text:p>2738,8</text:p>
          </table:table-cell>
          <table:table-cell office:value-type="float" office:value="5071.55736923218" calcext:value-type="float">
            <text:p>5071,5573692322</text:p>
          </table:table-cell>
          <table:table-cell office:value-type="float" office:value="-0.8330534" calcext:value-type="float">
            <text:p>-0,8330534</text:p>
          </table:table-cell>
          <table:table-cell office:value-type="float" office:value="0.5531927" calcext:value-type="float">
            <text:p>0,5531927</text:p>
          </table:table-cell>
          <table:table-cell table:formula="of:=SQRT(([.A146]-[.A145])^2+([.B146]-[.B145])^2)" office:value-type="float" office:value="59.3930130570926" calcext:value-type="float">
            <text:p>59,3930130571</text:p>
          </table:table-cell>
          <table:table-cell table:formula="of:=SUM([.$F$2:.F146])" office:value-type="float" office:value="5071.5576229623" calcext:value-type="float">
            <text:p>5071,5576229623</text:p>
          </table:table-cell>
          <table:table-cell table:number-columns-repeated="3"/>
        </table:table-row>
        <table:table-row table:style-name="ro1">
          <table:table-cell office:value-type="float" office:value="277.9" calcext:value-type="float">
            <text:p>277,9</text:p>
          </table:table-cell>
          <table:table-cell office:value-type="float" office:value="2683" calcext:value-type="float">
            <text:p>2683</text:p>
          </table:table-cell>
          <table:table-cell office:value-type="float" office:value="5135.19702529907" calcext:value-type="float">
            <text:p>5135,1970252991</text:p>
          </table:table-cell>
          <table:table-cell office:value-type="float" office:value="-0.8918767" calcext:value-type="float">
            <text:p>-0,8918767</text:p>
          </table:table-cell>
          <table:table-cell office:value-type="float" office:value="0.4522787" calcext:value-type="float">
            <text:p>0,4522787</text:p>
          </table:table-cell>
          <table:table-cell table:formula="of:=SQRT(([.A147]-[.A146])^2+([.B147]-[.B146])^2)" office:value-type="float" office:value="63.6396103067895" calcext:value-type="float">
            <text:p>63,6396103068</text:p>
          </table:table-cell>
          <table:table-cell table:formula="of:=SUM([.$F$2:.F147])" office:value-type="float" office:value="5135.19723326909" calcext:value-type="float">
            <text:p>5135,197233269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33.3" calcext:value-type="float">
            <text:p>2633,3</text:p>
          </table:table-cell>
          <table:table-cell office:value-type="float" office:value="5189.91900253296" calcext:value-type="float">
            <text:p>5189,919002533</text:p>
          </table:table-cell>
          <table:table-cell office:value-type="float" office:value="-0.9280702" calcext:value-type="float">
            <text:p>-0,9280702</text:p>
          </table:table-cell>
          <table:table-cell office:value-type="float" office:value="0.3724052" calcext:value-type="float">
            <text:p>0,3724052</text:p>
          </table:table-cell>
          <table:table-cell table:formula="of:=SQRT(([.A148]-[.A147])^2+([.B148]-[.B147])^2)" office:value-type="float" office:value="54.7220248163386" calcext:value-type="float">
            <text:p>54,7220248163</text:p>
          </table:table-cell>
          <table:table-cell table:formula="of:=SUM([.$F$2:.F148])" office:value-type="float" office:value="5189.91925808542" calcext:value-type="float">
            <text:p>5189,9192580854</text:p>
          </table:table-cell>
          <table:table-cell table:number-columns-repeated="3"/>
        </table:table-row>
        <table:table-row table:style-name="ro1">
          <table:table-cell office:value-type="float" office:value="237.3182" calcext:value-type="float">
            <text:p>237,3182</text:p>
          </table:table-cell>
          <table:table-cell office:value-type="float" office:value="2581.866" calcext:value-type="float">
            <text:p>2581,866</text:p>
          </table:table-cell>
          <table:table-cell office:value-type="float" office:value="5244.30728530884" calcext:value-type="float">
            <text:p>5244,3072853088</text:p>
          </table:table-cell>
          <table:table-cell office:value-type="float" office:value="-0.9449031" calcext:value-type="float">
            <text:p>-0,9449031</text:p>
          </table:table-cell>
          <table:table-cell office:value-type="float" office:value="0.32735" calcext:value-type="float">
            <text:p>0,32735</text:p>
          </table:table-cell>
          <table:table-cell table:formula="of:=SQRT(([.A149]-[.A148])^2+([.B149]-[.B148])^2)" office:value-type="float" office:value="54.388440014768" calcext:value-type="float">
            <text:p>54,3884400148</text:p>
          </table:table-cell>
          <table:table-cell table:formula="of:=SUM([.$F$2:.F149])" office:value-type="float" office:value="5244.30769810019" calcext:value-type="float">
            <text:p>5244,3076981002</text:p>
          </table:table-cell>
          <table:table-cell table:number-columns-repeated="3"/>
        </table:table-row>
        <table:table-row table:style-name="ro1">
          <table:table-cell office:value-type="float" office:value="220.1718" calcext:value-type="float">
            <text:p>220,1718</text:p>
          </table:table-cell>
          <table:table-cell office:value-type="float" office:value="2532.768" calcext:value-type="float">
            <text:p>2532,768</text:p>
          </table:table-cell>
          <table:table-cell office:value-type="float" office:value="5296.31378555298" calcext:value-type="float">
            <text:p>5296,313785553</text:p>
          </table:table-cell>
          <table:table-cell office:value-type="float" office:value="-0.9477751" calcext:value-type="float">
            <text:p>-0,9477751</text:p>
          </table:table-cell>
          <table:table-cell office:value-type="float" office:value="0.3189399" calcext:value-type="float">
            <text:p>0,3189399</text:p>
          </table:table-cell>
          <table:table-cell table:formula="of:=SQRT(([.A150]-[.A149])^2+([.B150]-[.B149])^2)" office:value-type="float" office:value="52.005890406376" calcext:value-type="float">
            <text:p>52,0058904064</text:p>
          </table:table-cell>
          <table:table-cell table:formula="of:=SUM([.$F$2:.F150])" office:value-type="float" office:value="5296.31358850657" calcext:value-type="float">
            <text:p>5296,3135885066</text:p>
          </table:table-cell>
          <table:table-cell table:number-columns-repeated="3"/>
        </table:table-row>
        <table:table-row table:style-name="ro1">
          <table:table-cell office:value-type="float" office:value="203.0656" calcext:value-type="float">
            <text:p>203,0656</text:p>
          </table:table-cell>
          <table:table-cell office:value-type="float" office:value="2480.08" calcext:value-type="float">
            <text:p>2480,08</text:p>
          </table:table-cell>
          <table:table-cell office:value-type="float" office:value="5351.70889663696" calcext:value-type="float">
            <text:p>5351,708896637</text:p>
          </table:table-cell>
          <table:table-cell office:value-type="float" office:value="-0.9582791" calcext:value-type="float">
            <text:p>-0,9582791</text:p>
          </table:table-cell>
          <table:table-cell office:value-type="float" office:value="0.2858341" calcext:value-type="float">
            <text:p>0,2858341</text:p>
          </table:table-cell>
          <table:table-cell table:formula="of:=SQRT(([.A151]-[.A150])^2+([.B151]-[.B150])^2)" office:value-type="float" office:value="55.3953736555681" calcext:value-type="float">
            <text:p>55,3953736556</text:p>
          </table:table-cell>
          <table:table-cell table:formula="of:=SUM([.$F$2:.F151])" office:value-type="float" office:value="5351.70896216214" calcext:value-type="float">
            <text:p>5351,7089621621</text:p>
          </table:table-cell>
          <table:table-cell table:number-columns-repeated="3"/>
        </table:table-row>
        <table:table-row table:style-name="ro1">
          <table:table-cell office:value-type="float" office:value="188.2281" calcext:value-type="float">
            <text:p>188,2281</text:p>
          </table:table-cell>
          <table:table-cell office:value-type="float" office:value="2425.674" calcext:value-type="float">
            <text:p>2425,674</text:p>
          </table:table-cell>
          <table:table-cell office:value-type="float" office:value="5408.10162734985" calcext:value-type="float">
            <text:p>5408,1016273499</text:p>
          </table:table-cell>
          <table:table-cell office:value-type="float" office:value="-0.9688905" calcext:value-type="float">
            <text:p>-0,9688905</text:p>
          </table:table-cell>
          <table:table-cell office:value-type="float" office:value="0.2474897" calcext:value-type="float">
            <text:p>0,2474897</text:p>
          </table:table-cell>
          <table:table-cell table:formula="of:=SQRT(([.A152]-[.A151])^2+([.B152]-[.B151])^2)" office:value-type="float" office:value="56.3929449687636" calcext:value-type="float">
            <text:p>56,3929449688</text:p>
          </table:table-cell>
          <table:table-cell table:formula="of:=SUM([.$F$2:.F152])" office:value-type="float" office:value="5408.1019071309" calcext:value-type="float">
            <text:p>5408,1019071309</text:p>
          </table:table-cell>
          <table:table-cell table:number-columns-repeated="3"/>
        </table:table-row>
        <table:table-row table:style-name="ro1">
          <table:table-cell office:value-type="float" office:value="178.6" calcext:value-type="float">
            <text:p>178,6</text:p>
          </table:table-cell>
          <table:table-cell office:value-type="float" office:value="2384.3" calcext:value-type="float">
            <text:p>2384,3</text:p>
          </table:table-cell>
          <table:table-cell office:value-type="float" office:value="5450.58114624023" calcext:value-type="float">
            <text:p>5450,5811462402</text:p>
          </table:table-cell>
          <table:table-cell office:value-type="float" office:value="-0.9826933" calcext:value-type="float">
            <text:p>-0,9826933</text:p>
          </table:table-cell>
          <table:table-cell office:value-type="float" office:value="0.1852403" calcext:value-type="float">
            <text:p>0,1852403</text:p>
          </table:table-cell>
          <table:table-cell table:formula="of:=SQRT(([.A153]-[.A152])^2+([.B153]-[.B152])^2)" office:value-type="float" office:value="42.4795031233886" calcext:value-type="float">
            <text:p>42,4795031234</text:p>
          </table:table-cell>
          <table:table-cell table:formula="of:=SUM([.$F$2:.F153])" office:value-type="float" office:value="5450.58141025429" calcext:value-type="float">
            <text:p>5450,5814102543</text:p>
          </table:table-cell>
          <table:table-cell table:number-columns-repeated="3"/>
        </table:table-row>
        <table:table-row table:style-name="ro1">
          <table:table-cell office:value-type="float" office:value="171.2963" calcext:value-type="float">
            <text:p>171,2963</text:p>
          </table:table-cell>
          <table:table-cell office:value-type="float" office:value="2335.852" calcext:value-type="float">
            <text:p>2335,852</text:p>
          </table:table-cell>
          <table:table-cell office:value-type="float" office:value="5499.57681655884" calcext:value-type="float">
            <text:p>5499,5768165588</text:p>
          </table:table-cell>
          <table:table-cell office:value-type="float" office:value="-0.9924971" calcext:value-type="float">
            <text:p>-0,9924971</text:p>
          </table:table-cell>
          <table:table-cell office:value-type="float" office:value="0.122268" calcext:value-type="float">
            <text:p>0,122268</text:p>
          </table:table-cell>
          <table:table-cell table:formula="of:=SQRT(([.A154]-[.A153])^2+([.B154]-[.B153])^2)" office:value-type="float" office:value="48.9954358863153" calcext:value-type="float">
            <text:p>48,9954358863</text:p>
          </table:table-cell>
          <table:table-cell table:formula="of:=SUM([.$F$2:.F154])" office:value-type="float" office:value="5499.5768461406" calcext:value-type="float">
            <text:p>5499,5768461406</text:p>
          </table:table-cell>
          <table:table-cell table:number-columns-repeated="3"/>
        </table:table-row>
        <table:table-row table:style-name="ro1">
          <table:table-cell office:value-type="float" office:value="167.1821" calcext:value-type="float">
            <text:p>167,1821</text:p>
          </table:table-cell>
          <table:table-cell office:value-type="float" office:value="2291.617" calcext:value-type="float">
            <text:p>2291,617</text:p>
          </table:table-cell>
          <table:table-cell office:value-type="float" office:value="5544.00283813477" calcext:value-type="float">
            <text:p>5544,0028381348</text:p>
          </table:table-cell>
          <table:table-cell office:value-type="float" office:value="-0.9977285" calcext:value-type="float">
            <text:p>-0,9977285</text:p>
          </table:table-cell>
          <table:table-cell office:value-type="float" office:value="0.06736647" calcext:value-type="float">
            <text:p>0,06736647</text:p>
          </table:table-cell>
          <table:table-cell table:formula="of:=SQRT(([.A155]-[.A154])^2+([.B155]-[.B154])^2)" office:value-type="float" office:value="44.4259143590762" calcext:value-type="float">
            <text:p>44,4259143591</text:p>
          </table:table-cell>
          <table:table-cell table:formula="of:=SUM([.$F$2:.F155])" office:value-type="float" office:value="5544.00276049968" calcext:value-type="float">
            <text:p>5544,0027604997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42.6" calcext:value-type="float">
            <text:p>2242,6</text:p>
          </table:table-cell>
          <table:table-cell office:value-type="float" office:value="5593.06798934937" calcext:value-type="float">
            <text:p>5593,0679893494</text:p>
          </table:table-cell>
          <table:table-cell office:value-type="float" office:value="-0.9988278" calcext:value-type="float">
            <text:p>-0,9988278</text:p>
          </table:table-cell>
          <table:table-cell office:value-type="float" office:value="0.04840581" calcext:value-type="float">
            <text:p>0,04840581</text:p>
          </table:table-cell>
          <table:table-cell table:formula="of:=SQRT(([.A156]-[.A155])^2+([.B156]-[.B155])^2)" office:value-type="float" office:value="49.0655464599145" calcext:value-type="float">
            <text:p>49,0655464599</text:p>
          </table:table-cell>
          <table:table-cell table:formula="of:=SUM([.$F$2:.F156])" office:value-type="float" office:value="5593.0683069596" calcext:value-type="float">
            <text:p>5593,0683069596</text:p>
          </table:table-cell>
          <table:table-cell table:number-columns-repeated="3"/>
        </table:table-row>
        <table:table-row table:style-name="ro1">
          <table:table-cell office:value-type="float" office:value="162.4873" calcext:value-type="float">
            <text:p>162,4873</text:p>
          </table:table-cell>
          <table:table-cell office:value-type="float" office:value="2194.741" calcext:value-type="float">
            <text:p>2194,741</text:p>
          </table:table-cell>
          <table:table-cell office:value-type="float" office:value="5640.99279403687" calcext:value-type="float">
            <text:p>5640,9927940369</text:p>
          </table:table-cell>
          <table:table-cell office:value-type="float" office:value="-0.9994211" calcext:value-type="float">
            <text:p>-0,9994211</text:p>
          </table:table-cell>
          <table:table-cell office:value-type="float" office:value="0.03402611" calcext:value-type="float">
            <text:p>0,03402611</text:p>
          </table:table-cell>
          <table:table-cell table:formula="of:=SQRT(([.A157]-[.A156])^2+([.B157]-[.B156])^2)" office:value-type="float" office:value="47.9249156732695" calcext:value-type="float">
            <text:p>47,9249156733</text:p>
          </table:table-cell>
          <table:table-cell table:formula="of:=SUM([.$F$2:.F157])" office:value-type="float" office:value="5640.99322263287" calcext:value-type="float">
            <text:p>5640,9932226329</text:p>
          </table:table-cell>
          <table:table-cell table:number-columns-repeated="3"/>
        </table:table-row>
        <table:table-row table:style-name="ro1">
          <table:table-cell office:value-type="float" office:value="161.6546" calcext:value-type="float">
            <text:p>161,6546</text:p>
          </table:table-cell>
          <table:table-cell office:value-type="float" office:value="2144.339" calcext:value-type="float">
            <text:p>2144,339</text:p>
          </table:table-cell>
          <table:table-cell office:value-type="float" office:value="5691.40152740479" calcext:value-type="float">
            <text:p>5691,4015274048</text:p>
          </table:table-cell>
          <table:table-cell office:value-type="float" office:value="-0.9999855" calcext:value-type="float">
            <text:p>-0,9999855</text:p>
          </table:table-cell>
          <table:table-cell office:value-type="float" office:value="-0.005401879" calcext:value-type="float">
            <text:p>-0,005401879</text:p>
          </table:table-cell>
          <table:table-cell table:formula="of:=SQRT(([.A158]-[.A157])^2+([.B158]-[.B157])^2)" office:value-type="float" office:value="50.4088781197321" calcext:value-type="float">
            <text:p>50,4088781197</text:p>
          </table:table-cell>
          <table:table-cell table:formula="of:=SUM([.$F$2:.F158])" office:value-type="float" office:value="5691.4021007526" calcext:value-type="float">
            <text:p>5691,4021007526</text:p>
          </table:table-cell>
          <table:table-cell table:number-columns-repeated="3"/>
        </table:table-row>
        <table:table-row table:style-name="ro1">
          <table:table-cell office:value-type="float" office:value="163.0776" calcext:value-type="float">
            <text:p>163,0776</text:p>
          </table:table-cell>
          <table:table-cell office:value-type="float" office:value="2085.463" calcext:value-type="float">
            <text:p>2085,463</text:p>
          </table:table-cell>
          <table:table-cell office:value-type="float" office:value="5750.29518508911" calcext:value-type="float">
            <text:p>5750,2951850891</text:p>
          </table:table-cell>
          <table:table-cell office:value-type="float" office:value="-0.9969574" calcext:value-type="float">
            <text:p>-0,9969574</text:p>
          </table:table-cell>
          <table:table-cell office:value-type="float" office:value="-0.07795043" calcext:value-type="float">
            <text:p>-0,07795043</text:p>
          </table:table-cell>
          <table:table-cell table:formula="of:=SQRT(([.A159]-[.A158])^2+([.B159]-[.B158])^2)" office:value-type="float" office:value="58.8931940465108" calcext:value-type="float">
            <text:p>58,8931940465</text:p>
          </table:table-cell>
          <table:table-cell table:formula="of:=SUM([.$F$2:.F159])" office:value-type="float" office:value="5750.29529479911" calcext:value-type="float">
            <text:p>5750,2952947991</text:p>
          </table:table-cell>
          <table:table-cell table:number-columns-repeated="3"/>
        </table:table-row>
        <table:table-row table:style-name="ro1">
          <table:table-cell office:value-type="float" office:value="169.5" calcext:value-type="float">
            <text:p>169,5</text:p>
          </table:table-cell>
          <table:table-cell office:value-type="float" office:value="2044" calcext:value-type="float">
            <text:p>2044</text:p>
          </table:table-cell>
          <table:table-cell office:value-type="float" office:value="5792.25253677368" calcext:value-type="float">
            <text:p>5792,2525367737</text:p>
          </table:table-cell>
          <table:table-cell office:value-type="float" office:value="-0.9848059" calcext:value-type="float">
            <text:p>-0,9848059</text:p>
          </table:table-cell>
          <table:table-cell office:value-type="float" office:value="-0.1736591" calcext:value-type="float">
            <text:p>-0,1736591</text:p>
          </table:table-cell>
          <table:table-cell table:formula="of:=SQRT(([.A160]-[.A159])^2+([.B160]-[.B159])^2)" office:value-type="float" office:value="41.9574497647321" calcext:value-type="float">
            <text:p>41,9574497647</text:p>
          </table:table-cell>
          <table:table-cell table:formula="of:=SUM([.$F$2:.F160])" office:value-type="float" office:value="5792.25274456384" calcext:value-type="float">
            <text:p>5792,2527445638</text:p>
          </table:table-cell>
          <table:table-cell table:number-columns-repeated="3"/>
        </table:table-row>
        <table:table-row table:style-name="ro1">
          <table:table-cell office:value-type="float" office:value="179.4" calcext:value-type="float">
            <text:p>179,4</text:p>
          </table:table-cell>
          <table:table-cell office:value-type="float" office:value="1992.9" calcext:value-type="float">
            <text:p>1992,9</text:p>
          </table:table-cell>
          <table:table-cell office:value-type="float" office:value="5844.30268859863" calcext:value-type="float">
            <text:p>5844,3026885986</text:p>
          </table:table-cell>
          <table:table-cell office:value-type="float" office:value="-0.973924" calcext:value-type="float">
            <text:p>-0,973924</text:p>
          </table:table-cell>
          <table:table-cell office:value-type="float" office:value="-0.2268747" calcext:value-type="float">
            <text:p>-0,2268747</text:p>
          </table:table-cell>
          <table:table-cell table:formula="of:=SQRT(([.A161]-[.A160])^2+([.B161]-[.B160])^2)" office:value-type="float" office:value="52.0501681073173" calcext:value-type="float">
            <text:p>52,0501681073</text:p>
          </table:table-cell>
          <table:table-cell table:formula="of:=SUM([.$F$2:.F161])" office:value-type="float" office:value="5844.30291267116" calcext:value-type="float">
            <text:p>5844,3029126712</text:p>
          </table:table-cell>
          <table:table-cell table:number-columns-repeated="3"/>
        </table:table-row>
        <table:table-row table:style-name="ro1">
          <table:table-cell office:value-type="float" office:value="192.8806" calcext:value-type="float">
            <text:p>192,8806</text:p>
          </table:table-cell>
          <table:table-cell office:value-type="float" office:value="1943.632" calcext:value-type="float">
            <text:p>1943,632</text:p>
          </table:table-cell>
          <table:table-cell office:value-type="float" office:value="5895.38137054443" calcext:value-type="float">
            <text:p>5895,3813705444</text:p>
          </table:table-cell>
          <table:table-cell office:value-type="float" office:value="-0.9388913" calcext:value-type="float">
            <text:p>-0,9388913</text:p>
          </table:table-cell>
          <table:table-cell office:value-type="float" office:value="-0.3442138" calcext:value-type="float">
            <text:p>-0,3442138</text:p>
          </table:table-cell>
          <table:table-cell table:formula="of:=SQRT(([.A162]-[.A161])^2+([.B162]-[.B161])^2)" office:value-type="float" office:value="51.0789819824162" calcext:value-type="float">
            <text:p>51,0789819824</text:p>
          </table:table-cell>
          <table:table-cell table:formula="of:=SUM([.$F$2:.F162])" office:value-type="float" office:value="5895.38189465357" calcext:value-type="float">
            <text:p>5895,3818946536</text:p>
          </table:table-cell>
          <table:table-cell table:number-columns-repeated="3"/>
        </table:table-row>
        <table:table-row table:style-name="ro1">
          <table:table-cell office:value-type="float" office:value="215.982" calcext:value-type="float">
            <text:p>215,982</text:p>
          </table:table-cell>
          <table:table-cell office:value-type="float" office:value="1893.118" calcext:value-type="float">
            <text:p>1893,118</text:p>
          </table:table-cell>
          <table:table-cell office:value-type="float" office:value="5950.92790985107" calcext:value-type="float">
            <text:p>5950,9279098511</text:p>
          </table:table-cell>
          <table:table-cell office:value-type="float" office:value="-0.9058797" calcext:value-type="float">
            <text:p>-0,9058797</text:p>
          </table:table-cell>
          <table:table-cell office:value-type="float" office:value="-0.4235349" calcext:value-type="float">
            <text:p>-0,4235349</text:p>
          </table:table-cell>
          <table:table-cell table:formula="of:=SQRT(([.A163]-[.A162])^2+([.B163]-[.B162])^2)" office:value-type="float" office:value="55.5458268275846" calcext:value-type="float">
            <text:p>55,5458268276</text:p>
          </table:table-cell>
          <table:table-cell table:formula="of:=SUM([.$F$2:.F163])" office:value-type="float" office:value="5950.92772148116" calcext:value-type="float">
            <text:p>5950,9277214812</text:p>
          </table:table-cell>
          <table:table-cell table:number-columns-repeated="3"/>
        </table:table-row>
        <table:table-row table:style-name="ro1">
          <table:table-cell office:value-type="float" office:value="234.9113" calcext:value-type="float">
            <text:p>234,9113</text:p>
          </table:table-cell>
          <table:table-cell office:value-type="float" office:value="1853.735" calcext:value-type="float">
            <text:p>1853,735</text:p>
          </table:table-cell>
          <table:table-cell office:value-type="float" office:value="5994.62371444702" calcext:value-type="float">
            <text:p>5994,623714447</text:p>
          </table:table-cell>
          <table:table-cell office:value-type="float" office:value="-0.9034821" calcext:value-type="float">
            <text:p>-0,9034821</text:p>
          </table:table-cell>
          <table:table-cell office:value-type="float" office:value="-0.4286261" calcext:value-type="float">
            <text:p>-0,4286261</text:p>
          </table:table-cell>
          <table:table-cell table:formula="of:=SQRT(([.A164]-[.A163])^2+([.B164]-[.B163])^2)" office:value-type="float" office:value="43.6959847982627" calcext:value-type="float">
            <text:p>43,6959847983</text:p>
          </table:table-cell>
          <table:table-cell table:formula="of:=SUM([.$F$2:.F164])" office:value-type="float" office:value="5994.62370627942" calcext:value-type="float">
            <text:p>5994,6237062794</text:p>
          </table:table-cell>
          <table:table-cell table:number-columns-repeated="3"/>
        </table:table-row>
        <table:table-row table:style-name="ro1">
          <table:table-cell office:value-type="float" office:value="259.606" calcext:value-type="float">
            <text:p>259,606</text:p>
          </table:table-cell>
          <table:table-cell office:value-type="float" office:value="1801.164" calcext:value-type="float">
            <text:p>1801,164</text:p>
          </table:table-cell>
          <table:table-cell office:value-type="float" office:value="6052.70541000366" calcext:value-type="float">
            <text:p>6052,7054100037</text:p>
          </table:table-cell>
          <table:table-cell office:value-type="float" office:value="-0.9147444" calcext:value-type="float">
            <text:p>-0,9147444</text:p>
          </table:table-cell>
          <table:table-cell office:value-type="float" office:value="-0.4040332" calcext:value-type="float">
            <text:p>-0,4040332</text:p>
          </table:table-cell>
          <table:table-cell table:formula="of:=SQRT(([.A165]-[.A164])^2+([.B165]-[.B164])^2)" office:value-type="float" office:value="58.0821680818648" calcext:value-type="float">
            <text:p>58,0821680819</text:p>
          </table:table-cell>
          <table:table-cell table:formula="of:=SUM([.$F$2:.F165])" office:value-type="float" office:value="6052.70587436128" calcext:value-type="float">
            <text:p>6052,7058743613</text:p>
          </table:table-cell>
          <table:table-cell table:number-columns-repeated="3"/>
        </table:table-row>
        <table:table-row table:style-name="ro1">
          <table:table-cell office:value-type="float" office:value="281.9393" calcext:value-type="float">
            <text:p>281,9393</text:p>
          </table:table-cell>
          <table:table-cell office:value-type="float" office:value="1747.262" calcext:value-type="float">
            <text:p>1747,262</text:p>
          </table:table-cell>
          <table:table-cell office:value-type="float" office:value="6111.0514755249" calcext:value-type="float">
            <text:p>6111,0514755249</text:p>
          </table:table-cell>
          <table:table-cell office:value-type="float" office:value="-0.9286604" calcext:value-type="float">
            <text:p>-0,9286604</text:p>
          </table:table-cell>
          <table:table-cell office:value-type="float" office:value="-0.3709309" calcext:value-type="float">
            <text:p>-0,3709309</text:p>
          </table:table-cell>
          <table:table-cell table:formula="of:=SQRT(([.A166]-[.A165])^2+([.B166]-[.B165])^2)" office:value-type="float" office:value="58.3455387573892" calcext:value-type="float">
            <text:p>58,3455387574</text:p>
          </table:table-cell>
          <table:table-cell table:formula="of:=SUM([.$F$2:.F166])" office:value-type="float" office:value="6111.05141311867" calcext:value-type="float">
            <text:p>6111,0514131187</text:p>
          </table:table-cell>
          <table:table-cell table:number-columns-repeated="3"/>
        </table:table-row>
        <table:table-row table:style-name="ro1">
          <table:table-cell office:value-type="float" office:value="302.4697" calcext:value-type="float">
            <text:p>302,4697</text:p>
          </table:table-cell>
          <table:table-cell office:value-type="float" office:value="1693.851" calcext:value-type="float">
            <text:p>1693,851</text:p>
          </table:table-cell>
          <table:table-cell office:value-type="float" office:value="6168.27206039429" calcext:value-type="float">
            <text:p>6168,2720603943</text:p>
          </table:table-cell>
          <table:table-cell office:value-type="float" office:value="-0.9303303" calcext:value-type="float">
            <text:p>-0,9303303</text:p>
          </table:table-cell>
          <table:table-cell office:value-type="float" office:value="-0.3667228" calcext:value-type="float">
            <text:p>-0,3667228</text:p>
          </table:table-cell>
          <table:table-cell table:formula="of:=SQRT(([.A167]-[.A166])^2+([.B167]-[.B166])^2)" office:value-type="float" office:value="57.2209074129376" calcext:value-type="float">
            <text:p>57,2209074129</text:p>
          </table:table-cell>
          <table:table-cell table:formula="of:=SUM([.$F$2:.F167])" office:value-type="float" office:value="6168.27232053161" calcext:value-type="float">
            <text:p>6168,2723205316</text:p>
          </table:table-cell>
          <table:table-cell table:number-columns-repeated="3"/>
        </table:table-row>
        <table:table-row table:style-name="ro1">
          <table:table-cell office:value-type="float" office:value="318.9947" calcext:value-type="float">
            <text:p>318,9947</text:p>
          </table:table-cell>
          <table:table-cell office:value-type="float" office:value="1653.257" calcext:value-type="float">
            <text:p>1653,257</text:p>
          </table:table-cell>
          <table:table-cell office:value-type="float" office:value="6212.10101699829" calcext:value-type="float">
            <text:p>6212,1010169983</text:p>
          </table:table-cell>
          <table:table-cell office:value-type="float" office:value="-0.9131069" calcext:value-type="float">
            <text:p>-0,9131069</text:p>
          </table:table-cell>
          <table:table-cell office:value-type="float" office:value="-0.4077201" calcext:value-type="float">
            <text:p>-0,4077201</text:p>
          </table:table-cell>
          <table:table-cell table:formula="of:=SQRT(([.A168]-[.A167])^2+([.B168]-[.B167])^2)" office:value-type="float" office:value="43.8286260450862" calcext:value-type="float">
            <text:p>43,8286260451</text:p>
          </table:table-cell>
          <table:table-cell table:formula="of:=SUM([.$F$2:.F168])" office:value-type="float" office:value="6212.1009465767" calcext:value-type="float">
            <text:p>6212,1009465767</text:p>
          </table:table-cell>
          <table:table-cell table:number-columns-repeated="3"/>
        </table:table-row>
        <table:table-row table:style-name="ro1">
          <table:table-cell office:value-type="float" office:value="338.3099" calcext:value-type="float">
            <text:p>338,3099</text:p>
          </table:table-cell>
          <table:table-cell office:value-type="float" office:value="1613.585" calcext:value-type="float">
            <text:p>1613,585</text:p>
          </table:table-cell>
          <table:table-cell office:value-type="float" office:value="6256.22454452515" calcext:value-type="float">
            <text:p>6256,2245445252</text:p>
          </table:table-cell>
          <table:table-cell office:value-type="float" office:value="-0.8910607" calcext:value-type="float">
            <text:p>-0,8910607</text:p>
          </table:table-cell>
          <table:table-cell office:value-type="float" office:value="-0.4538842" calcext:value-type="float">
            <text:p>-0,4538842</text:p>
          </table:table-cell>
          <table:table-cell table:formula="of:=SQRT(([.A169]-[.A168])^2+([.B169]-[.B168])^2)" office:value-type="float" office:value="44.1241944406921" calcext:value-type="float">
            <text:p>44,1241944407</text:p>
          </table:table-cell>
          <table:table-cell table:formula="of:=SUM([.$F$2:.F169])" office:value-type="float" office:value="6256.22514101739" calcext:value-type="float">
            <text:p>6256,2251410174</text:p>
          </table:table-cell>
          <table:table-cell table:number-columns-repeated="3"/>
        </table:table-row>
        <table:table-row table:style-name="ro1">
          <table:table-cell office:value-type="float" office:value="362.7583" calcext:value-type="float">
            <text:p>362,7583</text:p>
          </table:table-cell>
          <table:table-cell office:value-type="float" office:value="1567.341" calcext:value-type="float">
            <text:p>1567,341</text:p>
          </table:table-cell>
          <table:table-cell office:value-type="float" office:value="6308.53430175781" calcext:value-type="float">
            <text:p>6308,5343017578</text:p>
          </table:table-cell>
          <table:table-cell office:value-type="float" office:value="-0.8816413" calcext:value-type="float">
            <text:p>-0,8816413</text:p>
          </table:table-cell>
          <table:table-cell office:value-type="float" office:value="-0.4719203" calcext:value-type="float">
            <text:p>-0,4719203</text:p>
          </table:table-cell>
          <table:table-cell table:formula="of:=SQRT(([.A170]-[.A169])^2+([.B170]-[.B169])^2)" office:value-type="float" office:value="52.3090030354241" calcext:value-type="float">
            <text:p>52,3090030354</text:p>
          </table:table-cell>
          <table:table-cell table:formula="of:=SUM([.$F$2:.F170])" office:value-type="float" office:value="6308.53414405281" calcext:value-type="float">
            <text:p>6308,5341440528</text:p>
          </table:table-cell>
          <table:table-cell table:number-columns-repeated="3"/>
        </table:table-row>
        <table:table-row table:style-name="ro1">
          <table:table-cell office:value-type="float" office:value="385.6957" calcext:value-type="float">
            <text:p>385,6957</text:p>
          </table:table-cell>
          <table:table-cell office:value-type="float" office:value="1525.059" calcext:value-type="float">
            <text:p>1525,059</text:p>
          </table:table-cell>
          <table:table-cell office:value-type="float" office:value="6356.63659286499" calcext:value-type="float">
            <text:p>6356,636592865</text:p>
          </table:table-cell>
          <table:table-cell office:value-type="float" office:value="-0.8683876" calcext:value-type="float">
            <text:p>-0,8683876</text:p>
          </table:table-cell>
          <table:table-cell office:value-type="float" office:value="-0.4958861" calcext:value-type="float">
            <text:p>-0,4958861</text:p>
          </table:table-cell>
          <table:table-cell table:formula="of:=SQRT(([.A171]-[.A170])^2+([.B171]-[.B170])^2)" office:value-type="float" office:value="48.1029296691999" calcext:value-type="float">
            <text:p>48,1029296692</text:p>
          </table:table-cell>
          <table:table-cell table:formula="of:=SUM([.$F$2:.F171])" office:value-type="float" office:value="6356.63707372201" calcext:value-type="float">
            <text:p>6356,637073722</text:p>
          </table:table-cell>
          <table:table-cell table:number-columns-repeated="3"/>
        </table:table-row>
        <table:table-row table:style-name="ro1">
          <table:table-cell office:value-type="float" office:value="415.7805" calcext:value-type="float">
            <text:p>415,7805</text:p>
          </table:table-cell>
          <table:table-cell office:value-type="float" office:value="1474.489" calcext:value-type="float">
            <text:p>1474,489</text:p>
          </table:table-cell>
          <table:table-cell office:value-type="float" office:value="6415.47916793823" calcext:value-type="float">
            <text:p>6415,4791679382</text:p>
          </table:table-cell>
          <table:table-cell office:value-type="float" office:value="-0.8622235" calcext:value-type="float">
            <text:p>-0,8622235</text:p>
          </table:table-cell>
          <table:table-cell office:value-type="float" office:value="-0.506528" calcext:value-type="float">
            <text:p>-0,506528</text:p>
          </table:table-cell>
          <table:table-cell table:formula="of:=SQRT(([.A172]-[.A171])^2+([.B172]-[.B171])^2)" office:value-type="float" office:value="58.8423324745034" calcext:value-type="float">
            <text:p>58,8423324745</text:p>
          </table:table-cell>
          <table:table-cell table:formula="of:=SUM([.$F$2:.F172])" office:value-type="float" office:value="6415.47940619652" calcext:value-type="float">
            <text:p>6415,4794061965</text:p>
          </table:table-cell>
          <table:table-cell table:number-columns-repeated="3"/>
        </table:table-row>
        <table:table-row table:style-name="ro1">
          <table:table-cell office:value-type="float" office:value="440.6" calcext:value-type="float">
            <text:p>440,6</text:p>
          </table:table-cell>
          <table:table-cell office:value-type="float" office:value="1431.6" calcext:value-type="float">
            <text:p>1431,6</text:p>
          </table:table-cell>
          <table:table-cell office:value-type="float" office:value="6465.03196716309" calcext:value-type="float">
            <text:p>6465,0319671631</text:p>
          </table:table-cell>
          <table:table-cell office:value-type="float" office:value="-0.8733301" calcext:value-type="float">
            <text:p>-0,8733301</text:p>
          </table:table-cell>
          <table:table-cell office:value-type="float" office:value="-0.4871292" calcext:value-type="float">
            <text:p>-0,4871292</text:p>
          </table:table-cell>
          <table:table-cell table:formula="of:=SQRT(([.A173]-[.A172])^2+([.B173]-[.B172])^2)" office:value-type="float" office:value="49.5527385847645" calcext:value-type="float">
            <text:p>49,5527385848</text:p>
          </table:table-cell>
          <table:table-cell table:formula="of:=SUM([.$F$2:.F173])" office:value-type="float" office:value="6465.03214478128" calcext:value-type="float">
            <text:p>6465,0321447813</text:p>
          </table:table-cell>
          <table:table-cell table:number-columns-repeated="3"/>
        </table:table-row>
        <table:table-row table:style-name="ro1">
          <table:table-cell office:value-type="float" office:value="466.7" calcext:value-type="float">
            <text:p>466,7</text:p>
          </table:table-cell>
          <table:table-cell office:value-type="float" office:value="1383.2" calcext:value-type="float">
            <text:p>1383,2</text:p>
          </table:table-cell>
          <table:table-cell office:value-type="float" office:value="6520.02080917358" calcext:value-type="float">
            <text:p>6520,0208091736</text:p>
          </table:table-cell>
          <table:table-cell office:value-type="float" office:value="-0.8700985" calcext:value-type="float">
            <text:p>-0,8700985</text:p>
          </table:table-cell>
          <table:table-cell office:value-type="float" office:value="-0.4928782" calcext:value-type="float">
            <text:p>-0,4928782</text:p>
          </table:table-cell>
          <table:table-cell table:formula="of:=SQRT(([.A174]-[.A173])^2+([.B174]-[.B173])^2)" office:value-type="float" office:value="54.9888170449227" calcext:value-type="float">
            <text:p>54,9888170449</text:p>
          </table:table-cell>
          <table:table-cell table:formula="of:=SUM([.$F$2:.F174])" office:value-type="float" office:value="6520.0209618262" calcext:value-type="float">
            <text:p>6520,020961826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3.8" calcext:value-type="float">
            <text:p>1333,8</text:p>
          </table:table-cell>
          <table:table-cell office:value-type="float" office:value="6577.4563331604" calcext:value-type="float">
            <text:p>6577,4563331604</text:p>
          </table:table-cell>
          <table:table-cell office:value-type="float" office:value="-0.8478998" calcext:value-type="float">
            <text:p>-0,8478998</text:p>
          </table:table-cell>
          <table:table-cell office:value-type="float" office:value="-0.5301567" calcext:value-type="float">
            <text:p>-0,5301567</text:p>
          </table:table-cell>
          <table:table-cell table:formula="of:=SQRT(([.A175]-[.A174])^2+([.B175]-[.B174])^2)" office:value-type="float" office:value="57.4356161279742" calcext:value-type="float">
            <text:p>57,435616128</text:p>
          </table:table-cell>
          <table:table-cell table:formula="of:=SUM([.$F$2:.F175])" office:value-type="float" office:value="6577.45657795418" calcext:value-type="float">
            <text:p>6577,4565779542</text:p>
          </table:table-cell>
          <table:table-cell table:number-columns-repeated="3"/>
        </table:table-row>
        <table:table-row table:style-name="ro1">
          <table:table-cell office:value-type="float" office:value="527.1" calcext:value-type="float">
            <text:p>527,1</text:p>
          </table:table-cell>
          <table:table-cell office:value-type="float" office:value="1286.6" calcext:value-type="float">
            <text:p>1286,6</text:p>
          </table:table-cell>
          <table:table-cell office:value-type="float" office:value="6633.98115539551" calcext:value-type="float">
            <text:p>6633,9811553955</text:p>
          </table:table-cell>
          <table:table-cell office:value-type="float" office:value="-0.8159528" calcext:value-type="float">
            <text:p>-0,8159528</text:p>
          </table:table-cell>
          <table:table-cell office:value-type="float" office:value="-0.5781186" calcext:value-type="float">
            <text:p>-0,5781186</text:p>
          </table:table-cell>
          <table:table-cell table:formula="of:=SQRT(([.A176]-[.A175])^2+([.B176]-[.B175])^2)" office:value-type="float" office:value="56.5247733299304" calcext:value-type="float">
            <text:p>56,5247733299</text:p>
          </table:table-cell>
          <table:table-cell table:formula="of:=SUM([.$F$2:.F176])" office:value-type="float" office:value="6633.98135128411" calcext:value-type="float">
            <text:p>6633,9813512841</text:p>
          </table:table-cell>
          <table:table-cell table:number-columns-repeated="3"/>
        </table:table-row>
        <table:table-row table:style-name="ro1">
          <table:table-cell office:value-type="float" office:value="559.2" calcext:value-type="float">
            <text:p>559,2</text:p>
          </table:table-cell>
          <table:table-cell office:value-type="float" office:value="1244.6" calcext:value-type="float">
            <text:p>1244,6</text:p>
          </table:table-cell>
          <table:table-cell office:value-type="float" office:value="6686.84335708618" calcext:value-type="float">
            <text:p>6686,8433570862</text:p>
          </table:table-cell>
          <table:table-cell office:value-type="float" office:value="-0.7464278" calcext:value-type="float">
            <text:p>-0,7464278</text:p>
          </table:table-cell>
          <table:table-cell office:value-type="float" office:value="-0.6654665" calcext:value-type="float">
            <text:p>-0,6654665</text:p>
          </table:table-cell>
          <table:table-cell table:formula="of:=SQRT(([.A177]-[.A176])^2+([.B177]-[.B176])^2)" office:value-type="float" office:value="52.8621792967335" calcext:value-type="float">
            <text:p>52,8621792967</text:p>
          </table:table-cell>
          <table:table-cell table:formula="of:=SUM([.$F$2:.F177])" office:value-type="float" office:value="6686.84353058084" calcext:value-type="float">
            <text:p>6686,8435305809</text:p>
          </table:table-cell>
          <table:table-cell table:number-columns-repeated="3"/>
        </table:table-row>
        <table:table-row table:style-name="ro1">
          <table:table-cell office:value-type="float" office:value="594.5" calcext:value-type="float">
            <text:p>594,5</text:p>
          </table:table-cell>
          <table:table-cell office:value-type="float" office:value="1211" calcext:value-type="float">
            <text:p>1211</text:p>
          </table:table-cell>
          <table:table-cell office:value-type="float" office:value="6735.57781600952" calcext:value-type="float">
            <text:p>6735,5778160095</text:p>
          </table:table-cell>
          <table:table-cell office:value-type="float" office:value="-0.6618285" calcext:value-type="float">
            <text:p>-0,6618285</text:p>
          </table:table-cell>
          <table:table-cell office:value-type="float" office:value="-0.7496552" calcext:value-type="float">
            <text:p>-0,7496552</text:p>
          </table:table-cell>
          <table:table-cell table:formula="of:=SQRT(([.A178]-[.A177])^2+([.B178]-[.B177])^2)" office:value-type="float" office:value="48.7344847105209" calcext:value-type="float">
            <text:p>48,7344847105</text:p>
          </table:table-cell>
          <table:table-cell table:formula="of:=SUM([.$F$2:.F178])" office:value-type="float" office:value="6735.57801529136" calcext:value-type="float">
            <text:p>6735,5780152914</text:p>
          </table:table-cell>
          <table:table-cell table:number-columns-repeated="3"/>
        </table:table-row>
        <table:table-row table:style-name="ro1">
          <table:table-cell office:value-type="float" office:value="630.9" calcext:value-type="float">
            <text:p>630,9</text:p>
          </table:table-cell>
          <table:table-cell office:value-type="float" office:value="1181.3" calcext:value-type="float">
            <text:p>1181,3</text:p>
          </table:table-cell>
          <table:table-cell office:value-type="float" office:value="6782.5570526123" calcext:value-type="float">
            <text:p>6782,5570526123</text:p>
          </table:table-cell>
          <table:table-cell office:value-type="float" office:value="-0.5641783" calcext:value-type="float">
            <text:p>-0,5641783</text:p>
          </table:table-cell>
          <table:table-cell office:value-type="float" office:value="-0.8256531" calcext:value-type="float">
            <text:p>-0,8256531</text:p>
          </table:table-cell>
          <table:table-cell table:formula="of:=SQRT(([.A179]-[.A178])^2+([.B179]-[.B178])^2)" office:value-type="float" office:value="46.9792507390231" calcext:value-type="float">
            <text:p>46,979250739</text:p>
          </table:table-cell>
          <table:table-cell table:formula="of:=SUM([.$F$2:.F179])" office:value-type="float" office:value="6782.55726603039" calcext:value-type="float">
            <text:p>6782,5572660304</text:p>
          </table:table-cell>
          <table:table-cell table:number-columns-repeated="3"/>
        </table:table-row>
        <table:table-row table:style-name="ro1">
          <table:table-cell office:value-type="float" office:value="670.6" calcext:value-type="float">
            <text:p>670,6</text:p>
          </table:table-cell>
          <table:table-cell office:value-type="float" office:value="1159" calcext:value-type="float">
            <text:p>1159</text:p>
          </table:table-cell>
          <table:table-cell office:value-type="float" office:value="6828.09141921997" calcext:value-type="float">
            <text:p>6828,09141922</text:p>
          </table:table-cell>
          <table:table-cell office:value-type="float" office:value="-0.4259061" calcext:value-type="float">
            <text:p>-0,4259061</text:p>
          </table:table-cell>
          <table:table-cell office:value-type="float" office:value="-0.9047673" calcext:value-type="float">
            <text:p>-0,9047673</text:p>
          </table:table-cell>
          <table:table-cell table:formula="of:=SQRT(([.A180]-[.A179])^2+([.B180]-[.B179])^2)" office:value-type="float" office:value="45.5343826135812" calcext:value-type="float">
            <text:p>45,5343826136</text:p>
          </table:table-cell>
          <table:table-cell table:formula="of:=SUM([.$F$2:.F180])" office:value-type="float" office:value="6828.09164864397" calcext:value-type="float">
            <text:p>6828,091648644</text:p>
          </table:table-cell>
          <table:table-cell table:number-columns-repeated="3"/>
        </table:table-row>
        <table:table-row table:style-name="ro1">
          <table:table-cell office:value-type="float" office:value="711.2" calcext:value-type="float">
            <text:p>711,2</text:p>
          </table:table-cell>
          <table:table-cell office:value-type="float" office:value="1143.5" calcext:value-type="float">
            <text:p>1143,5</text:p>
          </table:table-cell>
          <table:table-cell office:value-type="float" office:value="6871.54959487915" calcext:value-type="float">
            <text:p>6871,5495948792</text:p>
          </table:table-cell>
          <table:table-cell office:value-type="float" office:value="-0.2637061" calcext:value-type="float">
            <text:p>-0,2637061</text:p>
          </table:table-cell>
          <table:table-cell office:value-type="float" office:value="-0.9646032" calcext:value-type="float">
            <text:p>-0,9646032</text:p>
          </table:table-cell>
          <table:table-cell table:formula="of:=SQRT(([.A181]-[.A180])^2+([.B181]-[.B180])^2)" office:value-type="float" office:value="43.4581407793753" calcext:value-type="float">
            <text:p>43,4581407794</text:p>
          </table:table-cell>
          <table:table-cell table:formula="of:=SUM([.$F$2:.F181])" office:value-type="float" office:value="6871.54978942334" calcext:value-type="float">
            <text:p>6871,5497894234</text:p>
          </table:table-cell>
          <table:table-cell table:number-columns-repeated="3"/>
        </table:table-row>
        <table:table-row table:style-name="ro1">
          <table:table-cell office:value-type="float" office:value="753.2067" calcext:value-type="float">
            <text:p>753,2067</text:p>
          </table:table-cell>
          <table:table-cell office:value-type="float" office:value="1136.417" calcext:value-type="float">
            <text:p>1136,417</text:p>
          </table:table-cell>
          <table:table-cell office:value-type="float" office:value="6914.14925765991" calcext:value-type="float">
            <text:p>6914,1492576599</text:p>
          </table:table-cell>
          <table:table-cell office:value-type="float" office:value="-0.107399" calcext:value-type="float">
            <text:p>-0,107399</text:p>
          </table:table-cell>
          <table:table-cell office:value-type="float" office:value="-0.9942161" calcext:value-type="float">
            <text:p>-0,9942161</text:p>
          </table:table-cell>
          <table:table-cell table:formula="of:=SQRT(([.A182]-[.A181])^2+([.B182]-[.B181])^2)" office:value-type="float" office:value="42.5996682368536" calcext:value-type="float">
            <text:p>42,5996682369</text:p>
          </table:table-cell>
          <table:table-cell table:formula="of:=SUM([.$F$2:.F182])" office:value-type="float" office:value="6914.14945766019" calcext:value-type="float">
            <text:p>6914,14945766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.00.0000</text:date>, <text:time style:data-style-name="N2" text:time-value="15:23:31.5461202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1T15:27:20.182564822</dc:date>
    <meta:editing-duration>PT54M3S</meta:editing-duration>
    <meta:editing-cycles>22</meta:editing-cycles>
    <meta:generator>LibreOffice/5.1.6.2$Linux_X86_64 LibreOffice_project/10m0$Build-2</meta:generator>
    <meta:document-statistic meta:table-count="1" meta:cell-count="1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78cm" svg:height="14.052cm" xlink:href=".." xlink:type="simple" chart:class="chart:scatter" chart:style-name="ch1">
        <chart:legend chart:legend-position="end" svg:x="29.59cm" svg:y="6.727cm" style:legend-expansion="high" chart:style-name="ch2"/>
        <chart:plot-area chart:style-name="ch3" table:cell-range-address="highway_map.D2:highway_map.D182 highway_map.A2:highway_map.B182" chart:data-source-has-labels="both" svg:x="0.643cm" svg:y="0.281cm" svg:width="28.304cm" svg:height="13.49cm">
          <chartooo:coordinate-region svg:x="1.635cm" svg:y="0.48cm" svg:width="26.94cm" svg:height="12.644cm"/>
          <chart:axis chart:dimension="x" chart:name="primary-x" chart:style-name="ch4" chartooo:axis-type="auto">
            <chart:categories table:cell-range-address="highway_map.D2:highway_map.D1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ighway_map.B2:highway_map.B182" loext:label-string="highway" chart:class="chart:scatter">
            <chart:domain table:cell-range-address="highway_map.A2:highway_map.A182"/>
            <chart:data-point chart:repeated="119"/>
            <chart:data-point chart:style-name="ch7" chart:repeated="2"/>
            <chart:data-point chart:repeated="8"/>
            <chart:data-point chart:style-name="ch7"/>
            <chart:data-point chart:repeated="6"/>
            <chart:data-point chart:style-name="ch7" chart:repeated="2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highway</text:p>
              </table:table-cell>
            </table:table-row>
          </table:table-header-rows>
          <table:table-rows>
            <table:table-row>
              <table:table-cell office:value-type="float" office:value="-0.02359831">
                <text:p>-0.02359831</text:p>
                <draw:g>
                  <svg:desc>highway_map.D2:highway_map.D182</svg:desc>
                </draw:g>
              </table:table-cell>
              <table:table-cell office:value-type="float" office:value="784.6001">
                <text:p>784.6001</text:p>
                <draw:g>
                  <svg:desc>highway_map.A2:highway_map.A182</svg:desc>
                </draw:g>
              </table:table-cell>
              <table:table-cell office:value-type="float" office:value="1135.571">
                <text:p>1135.571</text:p>
                <draw:g>
                  <svg:desc>highway_map.B2:highway_map.B182</svg:desc>
                </draw:g>
              </table:table-cell>
            </table:table-row>
            <table:table-row>
              <table:table-cell office:value-type="float" office:value="-0.01099479">
                <text:p>-0.01099479</text:p>
              </table:table-cell>
              <table:table-cell office:value-type="float" office:value="815.2679">
                <text:p>815.2679</text:p>
              </table:table-cell>
              <table:table-cell office:value-type="float" office:value="1134.93">
                <text:p>1134.93</text:p>
              </table:table-cell>
            </table:table-row>
            <table:table-row>
              <table:table-cell office:value-type="float" office:value="-0.002048373">
                <text:p>-0.002048373</text:p>
              </table:table-cell>
              <table:table-cell office:value-type="float" office:value="844.6398">
                <text:p>844.6398</text:p>
              </table:table-cell>
              <table:table-cell office:value-type="float" office:value="1134.911">
                <text:p>1134.911</text:p>
              </table:table-cell>
            </table:table-row>
            <table:table-row>
              <table:table-cell office:value-type="float" office:value="-0.001847863">
                <text:p>-0.001847863</text:p>
              </table:table-cell>
              <table:table-cell office:value-type="float" office:value="875.0436">
                <text:p>875.0436</text:p>
              </table:table-cell>
              <table:table-cell office:value-type="float" office:value="1134.808">
                <text:p>1134.808</text:p>
              </table:table-cell>
            </table:table-row>
            <table:table-row>
              <table:table-cell office:value-type="float" office:value="0.004131136">
                <text:p>0.004131136</text:p>
              </table:table-cell>
              <table:table-cell office:value-type="float" office:value="905.283">
                <text:p>905.283</text:p>
              </table:table-cell>
              <table:table-cell office:value-type="float" office:value="1134.799">
                <text:p>1134.799</text:p>
              </table:table-cell>
            </table:table-row>
            <table:table-row>
              <table:table-cell office:value-type="float" office:value="0.05904382">
                <text:p>0.05904382</text:p>
              </table:table-cell>
              <table:table-cell office:value-type="float" office:value="934.9677">
                <text:p>934.9677</text:p>
              </table:table-cell>
              <table:table-cell office:value-type="float" office:value="1135.055">
                <text:p>1135.055</text:p>
              </table:table-cell>
            </table:table-row>
            <table:table-row>
              <table:table-cell office:value-type="float" office:value="0.1677761">
                <text:p>0.1677761</text:p>
              </table:table-cell>
              <table:table-cell office:value-type="float" office:value="964.7734">
                <text:p>964.7734</text:p>
              </table:table-cell>
              <table:table-cell office:value-type="float" office:value="1138.318">
                <text:p>1138.318</text:p>
              </table:table-cell>
            </table:table-row>
            <table:table-row>
              <table:table-cell office:value-type="float" office:value="0.3077888">
                <text:p>0.3077888</text:p>
              </table:table-cell>
              <table:table-cell office:value-type="float" office:value="995.2703">
                <text:p>995.2703</text:p>
              </table:table-cell>
              <table:table-cell office:value-type="float" office:value="1145.318">
                <text:p>1145.318</text:p>
              </table:table-cell>
            </table:table-row>
            <table:table-row>
              <table:table-cell office:value-type="float" office:value="0.3825578">
                <text:p>0.3825578</text:p>
              </table:table-cell>
              <table:table-cell office:value-type="float" office:value="1025.028">
                <text:p>1025.028</text:p>
              </table:table-cell>
              <table:table-cell office:value-type="float" office:value="1157.81">
                <text:p>1157.81</text:p>
              </table:table-cell>
            </table:table-row>
            <table:table-row>
              <table:table-cell office:value-type="float" office:value="0.3815603">
                <text:p>0.3815603</text:p>
              </table:table-cell>
              <table:table-cell office:value-type="float" office:value="1054.498">
                <text:p>1054.498</text:p>
              </table:table-cell>
              <table:table-cell office:value-type="float" office:value="1169.842">
                <text:p>1169.842</text:p>
              </table:table-cell>
            </table:table-row>
            <table:table-row>
              <table:table-cell office:value-type="float" office:value="0.3191902">
                <text:p>0.3191902</text:p>
              </table:table-cell>
              <table:table-cell office:value-type="float" office:value="1079.219">
                <text:p>1079.219</text:p>
              </table:table-cell>
              <table:table-cell office:value-type="float" office:value="1180.179">
                <text:p>1180.179</text:p>
              </table:table-cell>
            </table:table-row>
            <table:table-row>
              <table:table-cell office:value-type="float" office:value="0.1833147">
                <text:p>0.1833147</text:p>
              </table:table-cell>
              <table:table-cell office:value-type="float" office:value="1102.047">
                <text:p>1102.047</text:p>
              </table:table-cell>
              <table:table-cell office:value-type="float" office:value="1185.857">
                <text:p>1185.857</text:p>
              </table:table-cell>
            </table:table-row>
            <table:table-row>
              <table:table-cell office:value-type="float" office:value="0.09871602">
                <text:p>0.09871602</text:p>
              </table:table-cell>
              <table:table-cell office:value-type="float" office:value="1127.149">
                <text:p>1127.149</text:p>
              </table:table-cell>
              <table:table-cell office:value-type="float" office:value="1189.116">
                <text:p>1189.116</text:p>
              </table:table-cell>
            </table:table-row>
            <table:table-row>
              <table:table-cell office:value-type="float" office:value="0.06429368">
                <text:p>0.06429368</text:p>
              </table:table-cell>
              <table:table-cell office:value-type="float" office:value="1160.17">
                <text:p>1160.17</text:p>
              </table:table-cell>
              <table:table-cell office:value-type="float" office:value="1191.623">
                <text:p>1191.623</text:p>
              </table:table-cell>
            </table:table-row>
            <table:table-row>
              <table:table-cell office:value-type="float" office:value="0.0466392">
                <text:p>0.0466392</text:p>
              </table:table-cell>
              <table:table-cell office:value-type="float" office:value="1182.123">
                <text:p>1182.123</text:p>
              </table:table-cell>
              <table:table-cell office:value-type="float" office:value="1192.658">
                <text:p>1192.658</text:p>
              </table:table-cell>
            </table:table-row>
            <table:table-row>
              <table:table-cell office:value-type="float" office:value="0.03987533">
                <text:p>0.03987533</text:p>
              </table:table-cell>
              <table:table-cell office:value-type="float" office:value="1208.36">
                <text:p>1208.36</text:p>
              </table:table-cell>
              <table:table-cell office:value-type="float" office:value="1193.873">
                <text:p>1193.873</text:p>
              </table:table-cell>
            </table:table-row>
            <table:table-row>
              <table:table-cell office:value-type="float" office:value="-0.003609776">
                <text:p>-0.003609776</text:p>
              </table:table-cell>
              <table:table-cell office:value-type="float" office:value="1235.623">
                <text:p>1235.623</text:p>
              </table:table-cell>
              <table:table-cell office:value-type="float" office:value="1194.793">
                <text:p>1194.793</text:p>
              </table:table-cell>
            </table:table-row>
            <table:table-row>
              <table:table-cell office:value-type="float" office:value="-0.03843856">
                <text:p>-0.03843856</text:p>
              </table:table-cell>
              <table:table-cell office:value-type="float" office:value="1271.598">
                <text:p>1271.598</text:p>
              </table:table-cell>
              <table:table-cell office:value-type="float" office:value="1193.644">
                <text:p>1193.644</text:p>
              </table:table-cell>
            </table:table-row>
            <table:table-row>
              <table:table-cell office:value-type="float" office:value="-0.07725787">
                <text:p>-0.07725787</text:p>
              </table:table-cell>
              <table:table-cell office:value-type="float" office:value="1306.97">
                <text:p>1306.97</text:p>
              </table:table-cell>
              <table:table-cell office:value-type="float" office:value="1192.049">
                <text:p>1192.049</text:p>
              </table:table-cell>
            </table:table-row>
            <table:table-row>
              <table:table-cell office:value-type="float" office:value="-0.1019143">
                <text:p>-0.1019143</text:p>
              </table:table-cell>
              <table:table-cell office:value-type="float" office:value="1340.477">
                <text:p>1340.477</text:p>
              </table:table-cell>
              <table:table-cell office:value-type="float" office:value="1188.307">
                <text:p>1188.307</text:p>
              </table:table-cell>
            </table:table-row>
            <table:table-row>
              <table:table-cell office:value-type="float" office:value="-0.09411526">
                <text:p>-0.09411526</text:p>
              </table:table-cell>
              <table:table-cell office:value-type="float" office:value="1369.225">
                <text:p>1369.225</text:p>
              </table:table-cell>
              <table:table-cell office:value-type="float" office:value="1185.671">
                <text:p>1185.671</text:p>
              </table:table-cell>
            </table:table-row>
            <table:table-row>
              <table:table-cell office:value-type="float" office:value="-0.114346">
                <text:p>-0.114346</text:p>
              </table:table-cell>
              <table:table-cell office:value-type="float" office:value="1398.31">
                <text:p>1398.31</text:p>
              </table:table-cell>
              <table:table-cell office:value-type="float" office:value="1182.84">
                <text:p>1182.84</text:p>
              </table:table-cell>
            </table:table-row>
            <table:table-row>
              <table:table-cell office:value-type="float" office:value="-0.1272429">
                <text:p>-0.1272429</text:p>
              </table:table-cell>
              <table:table-cell office:value-type="float" office:value="1430.229">
                <text:p>1430.229</text:p>
              </table:table-cell>
              <table:table-cell office:value-type="float" office:value="1178.649">
                <text:p>1178.649</text:p>
              </table:table-cell>
            </table:table-row>
            <table:table-row>
              <table:table-cell office:value-type="float" office:value="-0.125325">
                <text:p>-0.125325</text:p>
              </table:table-cell>
              <table:table-cell office:value-type="float" office:value="1467.004">
                <text:p>1467.004</text:p>
              </table:table-cell>
              <table:table-cell office:value-type="float" office:value="1174.027">
                <text:p>1174.027</text:p>
              </table:table-cell>
            </table:table-row>
            <table:table-row>
              <table:table-cell office:value-type="float" office:value="-0.1135327">
                <text:p>-0.1135327</text:p>
              </table:table-cell>
              <table:table-cell office:value-type="float" office:value="1492.771">
                <text:p>1492.771</text:p>
              </table:table-cell>
              <table:table-cell office:value-type="float" office:value="1170.749">
                <text:p>1170.749</text:p>
              </table:table-cell>
            </table:table-row>
            <table:table-row>
              <table:table-cell office:value-type="float" office:value="-0.08889008">
                <text:p>-0.08889008</text:p>
              </table:table-cell>
              <table:table-cell office:value-type="float" office:value="1519.772">
                <text:p>1519.772</text:p>
              </table:table-cell>
              <table:table-cell office:value-type="float" office:value="1167.997">
                <text:p>1167.997</text:p>
              </table:table-cell>
            </table:table-row>
            <table:table-row>
              <table:table-cell office:value-type="float" office:value="-0.08344746">
                <text:p>-0.08344746</text:p>
              </table:table-cell>
              <table:table-cell office:value-type="float" office:value="1546.772">
                <text:p>1546.772</text:p>
              </table:table-cell>
              <table:table-cell office:value-type="float" office:value="1165.93">
                <text:p>1165.93</text:p>
              </table:table-cell>
            </table:table-row>
            <table:table-row>
              <table:table-cell office:value-type="float" office:value="-0.0766077">
                <text:p>-0.0766077</text:p>
              </table:table-cell>
              <table:table-cell office:value-type="float" office:value="1572.312">
                <text:p>1572.312</text:p>
              </table:table-cell>
              <table:table-cell office:value-type="float" office:value="1163.598">
                <text:p>1163.598</text:p>
              </table:table-cell>
            </table:table-row>
            <table:table-row>
              <table:table-cell office:value-type="float" office:value="-0.0760113">
                <text:p>-0.0760113</text:p>
              </table:table-cell>
              <table:table-cell office:value-type="float" office:value="1598.067">
                <text:p>1598.067</text:p>
              </table:table-cell>
              <table:table-cell office:value-type="float" office:value="1161.989">
                <text:p>1161.989</text:p>
              </table:table-cell>
            </table:table-row>
            <table:table-row>
              <table:table-cell office:value-type="float" office:value="-0.1055453">
                <text:p>-0.1055453</text:p>
              </table:table-cell>
              <table:table-cell office:value-type="float" office:value="1625.75">
                <text:p>1625.75</text:p>
              </table:table-cell>
              <table:table-cell office:value-type="float" office:value="1159.524">
                <text:p>1159.524</text:p>
              </table:table-cell>
            </table:table-row>
            <table:table-row>
              <table:table-cell office:value-type="float" office:value="-0.09285724">
                <text:p>-0.09285724</text:p>
              </table:table-cell>
              <table:table-cell office:value-type="float" office:value="1650.008">
                <text:p>1650.008</text:p>
              </table:table-cell>
              <table:table-cell office:value-type="float" office:value="1156.476">
                <text:p>1156.476</text:p>
              </table:table-cell>
            </table:table-row>
            <table:table-row>
              <table:table-cell office:value-type="float" office:value="-0.07567847">
                <text:p>-0.07567847</text:p>
              </table:table-cell>
              <table:table-cell office:value-type="float" office:value="1678.284">
                <text:p>1678.284</text:p>
              </table:table-cell>
              <table:table-cell office:value-type="float" office:value="1154.625">
                <text:p>1154.625</text:p>
              </table:table-cell>
            </table:table-row>
            <table:table-row>
              <table:table-cell office:value-type="float" office:value="-0.08113801">
                <text:p>-0.08113801</text:p>
              </table:table-cell>
              <table:table-cell office:value-type="float" office:value="1705.723">
                <text:p>1705.723</text:p>
              </table:table-cell>
              <table:table-cell office:value-type="float" office:value="1152.247">
                <text:p>1152.247</text:p>
              </table:table-cell>
            </table:table-row>
            <table:table-row>
              <table:table-cell office:value-type="float" office:value="-0.06582308">
                <text:p>-0.06582308</text:p>
              </table:table-cell>
              <table:table-cell office:value-type="float" office:value="1732.784">
                <text:p>1732.784</text:p>
              </table:table-cell>
              <table:table-cell office:value-type="float" office:value="1150.188">
                <text:p>1150.188</text:p>
              </table:table-cell>
            </table:table-row>
            <table:table-row>
              <table:table-cell office:value-type="float" office:value="-0.06089294">
                <text:p>-0.06089294</text:p>
              </table:table-cell>
              <table:table-cell office:value-type="float" office:value="1764.228">
                <text:p>1764.228</text:p>
              </table:table-cell>
              <table:table-cell office:value-type="float" office:value="1148.388">
                <text:p>1148.388</text:p>
              </table:table-cell>
            </table:table-row>
            <table:table-row>
              <table:table-cell office:value-type="float" office:value="-0.04263735">
                <text:p>-0.04263735</text:p>
              </table:table-cell>
              <table:table-cell office:value-type="float" office:value="1792.092">
                <text:p>1792.092</text:p>
              </table:table-cell>
              <table:table-cell office:value-type="float" office:value="1146.57">
                <text:p>1146.57</text:p>
              </table:table-cell>
            </table:table-row>
            <table:table-row>
              <table:table-cell office:value-type="float" office:value="0.03766942">
                <text:p>0.03766942</text:p>
              </table:table-cell>
              <table:table-cell office:value-type="float" office:value="1820.696">
                <text:p>1820.696</text:p>
              </table:table-cell>
              <table:table-cell office:value-type="float" office:value="1145.978">
                <text:p>1145.978</text:p>
              </table:table-cell>
            </table:table-row>
            <table:table-row>
              <table:table-cell office:value-type="float" office:value="0.1151181">
                <text:p>0.1151181</text:p>
              </table:table-cell>
              <table:table-cell office:value-type="float" office:value="1848.6">
                <text:p>1848.6</text:p>
              </table:table-cell>
              <table:table-cell office:value-type="float" office:value="1148.7">
                <text:p>1148.7</text:p>
              </table:table-cell>
            </table:table-row>
            <table:table-row>
              <table:table-cell office:value-type="float" office:value="0.1732973">
                <text:p>0.1732973</text:p>
              </table:table-cell>
              <table:table-cell office:value-type="float" office:value="1878.7">
                <text:p>1878.7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float" office:value="0.2394996">
                <text:p>0.2394996</text:p>
              </table:table-cell>
              <table:table-cell office:value-type="float" office:value="1906">
                <text:p>1906</text:p>
              </table:table-cell>
              <table:table-cell office:value-type="float" office:value="1158.8">
                <text:p>1158.8</text:p>
              </table:table-cell>
            </table:table-row>
            <table:table-row>
              <table:table-cell office:value-type="float" office:value="0.3074293">
                <text:p>0.3074293</text:p>
              </table:table-cell>
              <table:table-cell office:value-type="float" office:value="1931.4">
                <text:p>1931.4</text:p>
              </table:table-cell>
              <table:table-cell office:value-type="float" office:value="1165.7">
                <text:p>1165.7</text:p>
              </table:table-cell>
            </table:table-row>
            <table:table-row>
              <table:table-cell office:value-type="float" office:value="0.4260512">
                <text:p>0.4260512</text:p>
              </table:table-cell>
              <table:table-cell office:value-type="float" office:value="1958">
                <text:p>1958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float" office:value="0.5633372">
                <text:p>0.5633372</text:p>
              </table:table-cell>
              <table:table-cell office:value-type="float" office:value="1983">
                <text:p>198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0.6943331">
                <text:p>0.6943331</text:p>
              </table:table-cell>
              <table:table-cell office:value-type="float" office:value="2004.2">
                <text:p>2004.2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float" office:value="0.8111242">
                <text:p>0.8111242</text:p>
              </table:table-cell>
              <table:table-cell office:value-type="float" office:value="2022.489">
                <text:p>2022.489</text:p>
              </table:table-cell>
              <table:table-cell office:value-type="float" office:value="1228.1">
                <text:p>1228.1</text:p>
              </table:table-cell>
            </table:table-row>
            <table:table-row>
              <table:table-cell office:value-type="float" office:value="0.8790351">
                <text:p>0.8790351</text:p>
              </table:table-cell>
              <table:table-cell office:value-type="float" office:value="2038.835">
                <text:p>2038.835</text:p>
              </table:table-cell>
              <table:table-cell office:value-type="float" office:value="1255.133">
                <text:p>1255.133</text:p>
              </table:table-cell>
            </table:table-row>
            <table:table-row>
              <table:table-cell office:value-type="float" office:value="0.9165804">
                <text:p>0.9165804</text:p>
              </table:table-cell>
              <table:table-cell office:value-type="float" office:value="2053.169">
                <text:p>2053.169</text:p>
              </table:table-cell>
              <table:table-cell office:value-type="float" office:value="1284.666">
                <text:p>1284.666</text:p>
              </table:table-cell>
            </table:table-row>
            <table:table-row>
              <table:table-cell office:value-type="float" office:value="0.9349459">
                <text:p>0.9349459</text:p>
              </table:table-cell>
              <table:table-cell office:value-type="float" office:value="2064.145">
                <text:p>2064.145</text:p>
              </table:table-cell>
              <table:table-cell office:value-type="float" office:value="1313.15">
                <text:p>1313.15</text:p>
              </table:table-cell>
            </table:table-row>
            <table:table-row>
              <table:table-cell office:value-type="float" office:value="0.9458216">
                <text:p>0.9458216</text:p>
              </table:table-cell>
              <table:table-cell office:value-type="float" office:value="2076.104">
                <text:p>2076.104</text:p>
              </table:table-cell>
              <table:table-cell office:value-type="float" office:value="1345.106">
                <text:p>1345.106</text:p>
              </table:table-cell>
            </table:table-row>
            <table:table-row>
              <table:table-cell office:value-type="float" office:value="0.9578987">
                <text:p>0.9578987</text:p>
              </table:table-cell>
              <table:table-cell office:value-type="float" office:value="2084.781">
                <text:p>2084.781</text:p>
              </table:table-cell>
              <table:table-cell office:value-type="float" office:value="1373.266">
                <text:p>1373.266</text:p>
              </table:table-cell>
            </table:table-row>
            <table:table-row>
              <table:table-cell office:value-type="float" office:value="0.9620903">
                <text:p>0.9620903</text:p>
              </table:table-cell>
              <table:table-cell office:value-type="float" office:value="2093.3">
                <text:p>2093.3</text:p>
              </table:table-cell>
              <table:table-cell office:value-type="float" office:value="1402.477">
                <text:p>1402.477</text:p>
              </table:table-cell>
            </table:table-row>
            <table:table-row>
              <table:table-cell office:value-type="float" office:value="0.9782934">
                <text:p>0.9782934</text:p>
              </table:table-cell>
              <table:table-cell office:value-type="float" office:value="2101.777">
                <text:p>2101.777</text:p>
              </table:table-cell>
              <table:table-cell office:value-type="float" office:value="1433.22">
                <text:p>1433.22</text:p>
              </table:table-cell>
            </table:table-row>
            <table:table-row>
              <table:table-cell office:value-type="float" office:value="0.9898572">
                <text:p>0.9898572</text:p>
              </table:table-cell>
              <table:table-cell office:value-type="float" office:value="2106.933">
                <text:p>2106.933</text:p>
              </table:table-cell>
              <table:table-cell office:value-type="float" office:value="1466.839">
                <text:p>1466.839</text:p>
              </table:table-cell>
            </table:table-row>
            <table:table-row>
              <table:table-cell office:value-type="float" office:value="0.9881419">
                <text:p>0.9881419</text:p>
              </table:table-cell>
              <table:table-cell office:value-type="float" office:value="2111.222">
                <text:p>2111.222</text:p>
              </table:table-cell>
              <table:table-cell office:value-type="float" office:value="1499.026">
                <text:p>1499.026</text:p>
              </table:table-cell>
            </table:table-row>
            <table:table-row>
              <table:table-cell office:value-type="float" office:value="0.9837797">
                <text:p>0.9837797</text:p>
              </table:table-cell>
              <table:table-cell office:value-type="float" office:value="2118.132">
                <text:p>2118.132</text:p>
              </table:table-cell>
              <table:table-cell office:value-type="float" office:value="1538.908">
                <text:p>1538.908</text:p>
              </table:table-cell>
            </table:table-row>
            <table:table-row>
              <table:table-cell office:value-type="float" office:value="0.9830657">
                <text:p>0.9830657</text:p>
              </table:table-cell>
              <table:table-cell office:value-type="float" office:value="2126.803">
                <text:p>2126.803</text:p>
              </table:table-cell>
              <table:table-cell office:value-type="float" office:value="1584.478">
                <text:p>1584.478</text:p>
              </table:table-cell>
            </table:table-row>
            <table:table-row>
              <table:table-cell office:value-type="float" office:value="0.9769246">
                <text:p>0.9769246</text:p>
              </table:table-cell>
              <table:table-cell office:value-type="float" office:value="2136.1">
                <text:p>2136.1</text:p>
              </table:table-cell>
              <table:table-cell office:value-type="float" office:value="1635.3">
                <text:p>1635.3</text:p>
              </table:table-cell>
            </table:table-row>
            <table:table-row>
              <table:table-cell office:value-type="float" office:value="0.9773436">
                <text:p>0.9773436</text:p>
              </table:table-cell>
              <table:table-cell office:value-type="float" office:value="2157.7">
                <text:p>2157.7</text:p>
              </table:table-cell>
              <table:table-cell office:value-type="float" office:value="1725.8">
                <text:p>1725.8</text:p>
              </table:table-cell>
            </table:table-row>
            <table:table-row>
              <table:table-cell office:value-type="float" office:value="0.9878795">
                <text:p>0.9878795</text:p>
              </table:table-cell>
              <table:table-cell office:value-type="float" office:value="2164.6">
                <text:p>2164.6</text:p>
              </table:table-cell>
              <table:table-cell office:value-type="float" office:value="1766.9">
                <text:p>1766.9</text:p>
              </table:table-cell>
            </table:table-row>
            <table:table-row>
              <table:table-cell office:value-type="float" office:value="0.9896013">
                <text:p>0.9896013</text:p>
              </table:table-cell>
              <table:table-cell office:value-type="float" office:value="2170.6">
                <text:p>2170.6</text:p>
              </table:table-cell>
              <table:table-cell office:value-type="float" office:value="1807.9">
                <text:p>1807.9</text:p>
              </table:table-cell>
            </table:table-row>
            <table:table-row>
              <table:table-cell office:value-type="float" office:value="0.9929643">
                <text:p>0.9929643</text:p>
              </table:table-cell>
              <table:table-cell office:value-type="float" office:value="2177.1">
                <text:p>2177.1</text:p>
              </table:table-cell>
              <table:table-cell office:value-type="float" office:value="1852.9">
                <text:p>1852.9</text:p>
              </table:table-cell>
            </table:table-row>
            <table:table-row>
              <table:table-cell office:value-type="float" office:value="0.9943331">
                <text:p>0.9943331</text:p>
              </table:table-cell>
              <table:table-cell office:value-type="float" office:value="2180.2">
                <text:p>2180.2</text:p>
              </table:table-cell>
              <table:table-cell office:value-type="float" office:value="1888.4">
                <text:p>1888.4</text:p>
              </table:table-cell>
            </table:table-row>
            <table:table-row>
              <table:table-cell office:value-type="float" office:value="0.9879052">
                <text:p>0.9879052</text:p>
              </table:table-cell>
              <table:table-cell office:value-type="float" office:value="2183.9">
                <text:p>2183.9</text:p>
              </table:table-cell>
              <table:table-cell office:value-type="float" office:value="1916.5">
                <text:p>1916.5</text:p>
              </table:table-cell>
            </table:table-row>
            <table:table-row>
              <table:table-cell office:value-type="float" office:value="0.9813541">
                <text:p>0.9813541</text:p>
              </table:table-cell>
              <table:table-cell office:value-type="float" office:value="2189.9">
                <text:p>2189.9</text:p>
              </table:table-cell>
              <table:table-cell office:value-type="float" office:value="1950.2">
                <text:p>1950.2</text:p>
              </table:table-cell>
            </table:table-row>
            <table:table-row>
              <table:table-cell office:value-type="float" office:value="0.9807571">
                <text:p>0.9807571</text:p>
              </table:table-cell>
              <table:table-cell office:value-type="float" office:value="2196.2">
                <text:p>2196.2</text:p>
              </table:table-cell>
              <table:table-cell office:value-type="float" office:value="1979.3">
                <text:p>1979.3</text:p>
              </table:table-cell>
            </table:table-row>
            <table:table-row>
              <table:table-cell office:value-type="float" office:value="0.9832116">
                <text:p>0.9832116</text:p>
              </table:table-cell>
              <table:table-cell office:value-type="float" office:value="2202.6">
                <text:p>2202.6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0.978106">
                <text:p>0.978106</text:p>
              </table:table-cell>
              <table:table-cell office:value-type="float" office:value="2208.3">
                <text:p>2208.3</text:p>
              </table:table-cell>
              <table:table-cell office:value-type="float" office:value="2044.5">
                <text:p>2044.5</text:p>
              </table:table-cell>
            </table:table-row>
            <table:table-row>
              <table:table-cell office:value-type="float" office:value="0.9662605">
                <text:p>0.9662605</text:p>
              </table:table-cell>
              <table:table-cell office:value-type="float" office:value="2216.6">
                <text:p>2216.6</text:p>
              </table:table-cell>
              <table:table-cell office:value-type="float" office:value="2079.8">
                <text:p>2079.8</text:p>
              </table:table-cell>
            </table:table-row>
            <table:table-row>
              <table:table-cell office:value-type="float" office:value="0.9567135">
                <text:p>0.9567135</text:p>
              </table:table-cell>
              <table:table-cell office:value-type="float" office:value="2225.2">
                <text:p>2225.2</text:p>
              </table:table-cell>
              <table:table-cell office:value-type="float" office:value="2107.9">
                <text:p>2107.9</text:p>
              </table:table-cell>
            </table:table-row>
            <table:table-row>
              <table:table-cell office:value-type="float" office:value="0.963896">
                <text:p>0.963896</text:p>
              </table:table-cell>
              <table:table-cell office:value-type="float" office:value="2234.7">
                <text:p>2234.7</text:p>
              </table:table-cell>
              <table:table-cell office:value-type="float" office:value="2139.3">
                <text:p>2139.3</text:p>
              </table:table-cell>
            </table:table-row>
            <table:table-row>
              <table:table-cell office:value-type="float" office:value="0.9739887">
                <text:p>0.9739887</text:p>
              </table:table-cell>
              <table:table-cell office:value-type="float" office:value="2242.3">
                <text:p>2242.3</text:p>
              </table:table-cell>
              <table:table-cell office:value-type="float" office:value="2169.8">
                <text:p>2169.8</text:p>
              </table:table-cell>
            </table:table-row>
            <table:table-row>
              <table:table-cell office:value-type="float" office:value="0.9787823">
                <text:p>0.9787823</text:p>
              </table:table-cell>
              <table:table-cell office:value-type="float" office:value="2247.1">
                <text:p>2247.1</text:p>
              </table:table-cell>
              <table:table-cell office:value-type="float" office:value="2192.6">
                <text:p>2192.6</text:p>
              </table:table-cell>
            </table:table-row>
            <table:table-row>
              <table:table-cell office:value-type="float" office:value="0.9832389">
                <text:p>0.9832389</text:p>
              </table:table-cell>
              <table:table-cell office:value-type="float" office:value="2253.5">
                <text:p>2253.5</text:p>
              </table:table-cell>
              <table:table-cell office:value-type="float" office:value="2223.3">
                <text:p>2223.3</text:p>
              </table:table-cell>
            </table:table-row>
            <table:table-row>
              <table:table-cell office:value-type="float" office:value="0.9839467">
                <text:p>0.9839467</text:p>
              </table:table-cell>
              <table:table-cell office:value-type="float" office:value="2258.3">
                <text:p>2258.3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0.9796195">
                <text:p>0.9796195</text:p>
              </table:table-cell>
              <table:table-cell office:value-type="float" office:value="2264.6">
                <text:p>2264.6</text:p>
              </table:table-cell>
              <table:table-cell office:value-type="float" office:value="2284.5">
                <text:p>2284.5</text:p>
              </table:table-cell>
            </table:table-row>
            <table:table-row>
              <table:table-cell office:value-type="float" office:value="0.9615891">
                <text:p>0.9615891</text:p>
              </table:table-cell>
              <table:table-cell office:value-type="float" office:value="2270.5">
                <text:p>2270.5</text:p>
              </table:table-cell>
              <table:table-cell office:value-type="float" office:value="2312.5">
                <text:p>2312.5</text:p>
              </table:table-cell>
            </table:table-row>
            <table:table-row>
              <table:table-cell office:value-type="float" office:value="0.947088">
                <text:p>0.947088</text:p>
              </table:table-cell>
              <table:table-cell office:value-type="float" office:value="2282.09">
                <text:p>2282.09</text:p>
              </table:table-cell>
              <table:table-cell office:value-type="float" office:value="2345.77">
                <text:p>2345.77</text:p>
              </table:table-cell>
            </table:table-row>
            <table:table-row>
              <table:table-cell office:value-type="float" office:value="0.9500042">
                <text:p>0.9500042</text:p>
              </table:table-cell>
              <table:table-cell office:value-type="float" office:value="2292.8">
                <text:p>2292.8</text:p>
              </table:table-cell>
              <table:table-cell office:value-type="float" office:value="2378.3">
                <text:p>2378.3</text:p>
              </table:table-cell>
            </table:table-row>
            <table:table-row>
              <table:table-cell office:value-type="float" office:value="0.9634976">
                <text:p>0.9634976</text:p>
              </table:table-cell>
              <table:table-cell office:value-type="float" office:value="2303.71">
                <text:p>2303.71</text:p>
              </table:table-cell>
              <table:table-cell office:value-type="float" office:value="2411.55">
                <text:p>2411.55</text:p>
              </table:table-cell>
            </table:table-row>
            <table:table-row>
              <table:table-cell office:value-type="float" office:value="0.9778725">
                <text:p>0.9778725</text:p>
              </table:table-cell>
              <table:table-cell office:value-type="float" office:value="2311.5">
                <text:p>2311.5</text:p>
              </table:table-cell>
              <table:table-cell office:value-type="float" office:value="2445.6">
                <text:p>2445.6</text:p>
              </table:table-cell>
            </table:table-row>
            <table:table-row>
              <table:table-cell office:value-type="float" office:value="0.9832523">
                <text:p>0.9832523</text:p>
              </table:table-cell>
              <table:table-cell office:value-type="float" office:value="2316.3">
                <text:p>2316.3</text:p>
              </table:table-cell>
              <table:table-cell office:value-type="float" office:value="2470.4">
                <text:p>2470.4</text:p>
              </table:table-cell>
            </table:table-row>
            <table:table-row>
              <table:table-cell office:value-type="float" office:value="0.9842378">
                <text:p>0.9842378</text:p>
              </table:table-cell>
              <table:table-cell office:value-type="float" office:value="2322.41">
                <text:p>2322.41</text:p>
              </table:table-cell>
              <table:table-cell office:value-type="float" office:value="2504.46">
                <text:p>2504.46</text:p>
              </table:table-cell>
            </table:table-row>
            <table:table-row>
              <table:table-cell office:value-type="float" office:value="0.9902409">
                <text:p>0.9902409</text:p>
              </table:table-cell>
              <table:table-cell office:value-type="float" office:value="2329">
                <text:p>2329</text:p>
              </table:table-cell>
              <table:table-cell office:value-type="float" office:value="2541.08">
                <text:p>2541.08</text:p>
              </table:table-cell>
            </table:table-row>
            <table:table-row>
              <table:table-cell office:value-type="float" office:value="0.9977358">
                <text:p>0.9977358</text:p>
              </table:table-cell>
              <table:table-cell office:value-type="float" office:value="2331.8">
                <text:p>2331.8</text:p>
              </table:table-cell>
              <table:table-cell office:value-type="float" office:value="2571.18">
                <text:p>2571.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32.1">
                <text:p>2332.1</text:p>
              </table:table-cell>
              <table:table-cell office:value-type="float" office:value="2587.07">
                <text:p>2587.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31.8">
                <text:p>2331.8</text:p>
              </table:table-cell>
              <table:table-cell office:value-type="float" office:value="2611.5">
                <text:p>2611.5</text:p>
              </table:table-cell>
            </table:table-row>
            <table:table-row>
              <table:table-cell office:value-type="float" office:value="0.9999801">
                <text:p>0.9999801</text:p>
              </table:table-cell>
              <table:table-cell office:value-type="float" office:value="2332.1">
                <text:p>2332.1</text:p>
              </table:table-cell>
              <table:table-cell office:value-type="float" office:value="2639.7">
                <text:p>2639.7</text:p>
              </table:table-cell>
            </table:table-row>
            <table:table-row>
              <table:table-cell office:value-type="float" office:value="0.9998295">
                <text:p>0.9998295</text:p>
              </table:table-cell>
              <table:table-cell office:value-type="float" office:value="2332.1">
                <text:p>2332.1</text:p>
              </table:table-cell>
              <table:table-cell office:value-type="float" office:value="2659.03">
                <text:p>2659.03</text:p>
              </table:table-cell>
            </table:table-row>
            <table:table-row>
              <table:table-cell office:value-type="float" office:value="0.9998022">
                <text:p>0.9998022</text:p>
              </table:table-cell>
              <table:table-cell office:value-type="float" office:value="2332.9">
                <text:p>2332.9</text:p>
              </table:table-cell>
              <table:table-cell office:value-type="float" office:value="2683.01">
                <text:p>2683.01</text:p>
              </table:table-cell>
            </table:table-row>
            <table:table-row>
              <table:table-cell office:value-type="float" office:value="0.999961">
                <text:p>0.999961</text:p>
              </table:table-cell>
              <table:table-cell office:value-type="float" office:value="2333.1">
                <text:p>2333.1</text:p>
              </table:table-cell>
              <table:table-cell office:value-type="float" office:value="2709.3">
                <text:p>2709.3</text:p>
              </table:table-cell>
            </table:table-row>
            <table:table-row>
              <table:table-cell office:value-type="float" office:value="0.9999968">
                <text:p>0.9999968</text:p>
              </table:table-cell>
              <table:table-cell office:value-type="float" office:value="2333.3">
                <text:p>2333.3</text:p>
              </table:table-cell>
              <table:table-cell office:value-type="float" office:value="2728.3">
                <text:p>2728.3</text:p>
              </table:table-cell>
            </table:table-row>
            <table:table-row>
              <table:table-cell office:value-type="float" office:value="0.9999975">
                <text:p>0.9999975</text:p>
              </table:table-cell>
              <table:table-cell office:value-type="float" office:value="2333.2">
                <text:p>2333.2</text:p>
              </table:table-cell>
              <table:table-cell office:value-type="float" office:value="2749.1">
                <text:p>2749.1</text:p>
              </table:table-cell>
            </table:table-row>
            <table:table-row>
              <table:table-cell office:value-type="float" office:value="0.9984792">
                <text:p>0.9984792</text:p>
              </table:table-cell>
              <table:table-cell office:value-type="float" office:value="2333.4">
                <text:p>2333.4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0.9844533">
                <text:p>0.9844533</text:p>
              </table:table-cell>
              <table:table-cell office:value-type="float" office:value="2330.5">
                <text:p>2330.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0.9590173">
                <text:p>0.9590173</text:p>
              </table:table-cell>
              <table:table-cell office:value-type="float" office:value="2324.8">
                <text:p>2324.8</text:p>
              </table:table-cell>
              <table:table-cell office:value-type="float" office:value="2821.2">
                <text:p>2821.2</text:p>
              </table:table-cell>
            </table:table-row>
            <table:table-row>
              <table:table-cell office:value-type="float" office:value="0.9277467">
                <text:p>0.9277467</text:p>
              </table:table-cell>
              <table:table-cell office:value-type="float" office:value="2316.2">
                <text:p>2316.2</text:p>
              </table:table-cell>
              <table:table-cell office:value-type="float" office:value="2846.4">
                <text:p>2846.4</text:p>
              </table:table-cell>
            </table:table-row>
            <table:table-row>
              <table:table-cell office:value-type="float" office:value="0.8834426">
                <text:p>0.8834426</text:p>
              </table:table-cell>
              <table:table-cell office:value-type="float" office:value="2303.6">
                <text:p>2303.6</text:p>
              </table:table-cell>
              <table:table-cell office:value-type="float" office:value="2873.9">
                <text:p>2873.9</text:p>
              </table:table-cell>
            </table:table-row>
            <table:table-row>
              <table:table-cell office:value-type="float" office:value="0.8373147">
                <text:p>0.8373147</text:p>
              </table:table-cell>
              <table:table-cell office:value-type="float" office:value="2286.5">
                <text:p>2286.5</text:p>
              </table:table-cell>
              <table:table-cell office:value-type="float" office:value="2902.4">
                <text:p>2902.4</text:p>
              </table:table-cell>
            </table:table-row>
            <table:table-row>
              <table:table-cell office:value-type="float" office:value="0.7709385">
                <text:p>0.7709385</text:p>
              </table:table-cell>
              <table:table-cell office:value-type="float" office:value="2266.786">
                <text:p>2266.786</text:p>
              </table:table-cell>
              <table:table-cell office:value-type="float" office:value="2930.281">
                <text:p>2930.281</text:p>
              </table:table-cell>
            </table:table-row>
            <table:table-row>
              <table:table-cell office:value-type="float" office:value="0.6763027">
                <text:p>0.6763027</text:p>
              </table:table-cell>
              <table:table-cell office:value-type="float" office:value="2246.81">
                <text:p>2246.81</text:p>
              </table:table-cell>
              <table:table-cell office:value-type="float" office:value="2950.443">
                <text:p>2950.443</text:p>
              </table:table-cell>
            </table:table-row>
            <table:table-row>
              <table:table-cell office:value-type="float" office:value="0.5497622">
                <text:p>0.5497622</text:p>
              </table:table-cell>
              <table:table-cell office:value-type="float" office:value="2222">
                <text:p>2222</text:p>
              </table:table-cell>
              <table:table-cell office:value-type="float" office:value="2971.4">
                <text:p>2971.4</text:p>
              </table:table-cell>
            </table:table-row>
            <table:table-row>
              <table:table-cell office:value-type="float" office:value="0.3435533">
                <text:p>0.3435533</text:p>
              </table:table-cell>
              <table:table-cell office:value-type="float" office:value="2190.2">
                <text:p>2190.2</text:p>
              </table:table-cell>
              <table:table-cell office:value-type="float" office:value="2987.7">
                <text:p>2987.7</text:p>
              </table:table-cell>
            </table:table-row>
            <table:table-row>
              <table:table-cell office:value-type="float" office:value="0.1557412">
                <text:p>0.1557412</text:p>
              </table:table-cell>
              <table:table-cell office:value-type="float" office:value="2155.3">
                <text:p>2155.3</text:p>
              </table:table-cell>
              <table:table-cell office:value-type="float" office:value="2995.8">
                <text:p>2995.8</text:p>
              </table:table-cell>
            </table:table-row>
            <table:table-row>
              <table:table-cell office:value-type="float" office:value="0.04806948">
                <text:p>0.04806948</text:p>
              </table:table-cell>
              <table:table-cell office:value-type="float" office:value="2121.7">
                <text:p>2121.7</text:p>
              </table:table-cell>
              <table:table-cell office:value-type="float" office:value="2998.5">
                <text:p>2998.5</text:p>
              </table:table-cell>
            </table:table-row>
            <table:table-row>
              <table:table-cell office:value-type="float" office:value="0.01201504">
                <text:p>0.01201504</text:p>
              </table:table-cell>
              <table:table-cell office:value-type="float" office:value="2094.053">
                <text:p>2094.053</text:p>
              </table:table-cell>
              <table:table-cell office:value-type="float" office:value="2998.748">
                <text:p>2998.748</text:p>
              </table:table-cell>
            </table:table-row>
            <table:table-row>
              <table:table-cell office:value-type="float" office:value="0.0192073">
                <text:p>0.0192073</text:p>
              </table:table-cell>
              <table:table-cell office:value-type="float" office:value="2063.083">
                <text:p>2063.083</text:p>
              </table:table-cell>
              <table:table-cell office:value-type="float" office:value="2999.204">
                <text:p>2999.204</text:p>
              </table:table-cell>
            </table:table-row>
            <table:table-row>
              <table:table-cell office:value-type="float" office:value="-0.0151453">
                <text:p>-0.0151453</text:p>
              </table:table-cell>
              <table:table-cell office:value-type="float" office:value="2032.366">
                <text:p>2032.366</text:p>
              </table:table-cell>
              <table:table-cell office:value-type="float" office:value="2999.933">
                <text:p>2999.933</text:p>
              </table:table-cell>
            </table:table-row>
            <table:table-row>
              <table:table-cell office:value-type="float" office:value="-0.06530881">
                <text:p>-0.06530881</text:p>
              </table:table-cell>
              <table:table-cell office:value-type="float" office:value="1997.563">
                <text:p>1997.563</text:p>
              </table:table-cell>
              <table:table-cell office:value-type="float" office:value="2998.212">
                <text:p>2998.212</text:p>
              </table:table-cell>
            </table:table-row>
            <table:table-row>
              <table:table-cell office:value-type="float" office:value="-0.06276703">
                <text:p>-0.06276703</text:p>
              </table:table-cell>
              <table:table-cell office:value-type="float" office:value="1963.766">
                <text:p>1963.766</text:p>
              </table:table-cell>
              <table:table-cell office:value-type="float" office:value="2995.443">
                <text:p>2995.443</text:p>
              </table:table-cell>
            </table:table-row>
            <table:table-row>
              <table:table-cell office:value-type="float" office:value="-0.06750417">
                <text:p>-0.06750417</text:p>
              </table:table-cell>
              <table:table-cell office:value-type="float" office:value="1929">
                <text:p>1929</text:p>
              </table:table-cell>
              <table:table-cell office:value-type="float" office:value="2993.9">
                <text:p>2993.9</text:p>
              </table:table-cell>
            </table:table-row>
            <table:table-row>
              <table:table-cell office:value-type="float" office:value="-0.1194509">
                <text:p>-0.1194509</text:p>
              </table:table-cell>
              <table:table-cell office:value-type="float" office:value="1898.1">
                <text:p>1898.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float" office:value="-0.1654203">
                <text:p>-0.1654203</text:p>
              </table:table-cell>
              <table:table-cell office:value-type="float" office:value="1864.891">
                <text:p>1864.891</text:p>
              </table:table-cell>
              <table:table-cell office:value-type="float" office:value="2986.187">
                <text:p>2986.187</text:p>
              </table:table-cell>
            </table:table-row>
            <table:table-row>
              <table:table-cell office:value-type="float" office:value="-0.1499853">
                <text:p>-0.1499853</text:p>
              </table:table-cell>
              <table:table-cell office:value-type="float" office:value="1830.363">
                <text:p>1830.363</text:p>
              </table:table-cell>
              <table:table-cell office:value-type="float" office:value="2979.638">
                <text:p>2979.638</text:p>
              </table:table-cell>
            </table:table-row>
            <table:table-row>
              <table:table-cell office:value-type="float" office:value="-0.09902501">
                <text:p>-0.09902501</text:p>
              </table:table-cell>
              <table:table-cell office:value-type="float" office:value="1792.705">
                <text:p>1792.705</text:p>
              </table:table-cell>
              <table:table-cell office:value-type="float" office:value="2975.236">
                <text:p>2975.236</text:p>
              </table:table-cell>
            </table:table-row>
            <table:table-row>
              <table:table-cell office:value-type="float" office:value="-0.1009978">
                <text:p>-0.1009978</text:p>
              </table:table-cell>
              <table:table-cell office:value-type="float" office:value="1752.6">
                <text:p>1752.6</text:p>
              </table:table-cell>
              <table:table-cell office:value-type="float" office:value="2971.9">
                <text:p>2971.9</text:p>
              </table:table-cell>
            </table:table-row>
            <table:table-row>
              <table:table-cell office:value-type="float" office:value="-0.1416101">
                <text:p>-0.1416101</text:p>
              </table:table-cell>
              <table:table-cell office:value-type="float" office:value="1716.5">
                <text:p>1716.5</text:p>
              </table:table-cell>
              <table:table-cell office:value-type="float" office:value="2967.5">
                <text:p>2967.5</text:p>
              </table:table-cell>
            </table:table-row>
            <table:table-row>
              <table:table-cell office:value-type="float" office:value="-0.1572973">
                <text:p>-0.1572973</text:p>
              </table:table-cell>
              <table:table-cell office:value-type="float" office:value="1679.2">
                <text:p>1679.2</text:p>
              </table:table-cell>
              <table:table-cell office:value-type="float" office:value="2961.4">
                <text:p>2961.4</text:p>
              </table:table-cell>
            </table:table-row>
            <table:table-row>
              <table:table-cell office:value-type="float" office:value="-0.1282835">
                <text:p>-0.1282835</text:p>
              </table:table-cell>
              <table:table-cell office:value-type="float" office:value="1644.3">
                <text:p>1644.3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float" office:value="-0.1229882">
                <text:p>-0.1229882</text:p>
              </table:table-cell>
              <table:table-cell office:value-type="float" office:value="1598.8">
                <text:p>1598.8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float" office:value="-0.08315027">
                <text:p>-0.08315027</text:p>
              </table:table-cell>
              <table:table-cell office:value-type="float" office:value="1538.467">
                <text:p>1538.467</text:p>
              </table:table-cell>
              <table:table-cell office:value-type="float" office:value="2942.884">
                <text:p>2942.884</text:p>
              </table:table-cell>
            </table:table-row>
            <table:table-row>
              <table:table-cell office:value-type="float" office:value="-0.02094829">
                <text:p>-0.02094829</text:p>
              </table:table-cell>
              <table:table-cell office:value-type="float" office:value="1481.088">
                <text:p>1481.088</text:p>
              </table:table-cell>
              <table:table-cell office:value-type="float" office:value="2941.178">
                <text:p>2941.178</text:p>
              </table:table-cell>
            </table:table-row>
            <table:table-row>
              <table:table-cell office:value-type="float" office:value="0.0007269979">
                <text:p>0.0007269979</text:p>
              </table:table-cell>
              <table:table-cell office:value-type="float" office:value="1428.893">
                <text:p>1428.893</text:p>
              </table:table-cell>
              <table:table-cell office:value-type="float" office:value="2940.588">
                <text:p>2940.588</text:p>
              </table:table-cell>
            </table:table-row>
            <table:table-row>
              <table:table-cell office:value-type="float" office:value="0.03085208">
                <text:p>0.03085208</text:p>
              </table:table-cell>
              <table:table-cell office:value-type="float" office:value="1385.381">
                <text:p>1385.381</text:p>
              </table:table-cell>
              <table:table-cell office:value-type="float" office:value="2941.248">
                <text:p>2941.248</text:p>
              </table:table-cell>
            </table:table-row>
            <table:table-row>
              <table:table-cell office:value-type="float" office:value="0.08081907">
                <text:p>0.08081907</text:p>
              </table:table-cell>
              <table:table-cell office:value-type="float" office:value="1323.206">
                <text:p>1323.206</text:p>
              </table:table-cell>
              <table:table-cell office:value-type="float" office:value="2943.851">
                <text:p>2943.851</text:p>
              </table:table-cell>
            </table:table-row>
            <table:table-row>
              <table:table-cell office:value-type="float" office:value="0.1000831">
                <text:p>0.1000831</text:p>
              </table:table-cell>
              <table:table-cell office:value-type="float" office:value="1273.241">
                <text:p>1273.241</text:p>
              </table:table-cell>
              <table:table-cell office:value-type="float" office:value="2950.341">
                <text:p>2950.341</text:p>
              </table:table-cell>
            </table:table-row>
            <table:table-row>
              <table:table-cell office:value-type="float" office:value="0.03130078">
                <text:p>0.03130078</text:p>
              </table:table-cell>
              <table:table-cell office:value-type="float" office:value="1224.223">
                <text:p>1224.223</text:p>
              </table:table-cell>
              <table:table-cell office:value-type="float" office:value="2953.807">
                <text:p>2953.807</text:p>
              </table:table-cell>
            </table:table-row>
            <table:table-row>
              <table:table-cell office:value-type="float" office:value="-0.02042937">
                <text:p>-0.02042937</text:p>
              </table:table-cell>
              <table:table-cell office:value-type="float" office:value="1163.645">
                <text:p>1163.645</text:p>
              </table:table-cell>
              <table:table-cell office:value-type="float" office:value="2953.773">
                <text:p>2953.773</text:p>
              </table:table-cell>
            </table:table-row>
            <table:table-row>
              <table:table-cell office:value-type="float" office:value="-0.09344053">
                <text:p>-0.09344053</text:p>
              </table:table-cell>
              <table:table-cell office:value-type="float" office:value="1127.181">
                <text:p>1127.181</text:p>
              </table:table-cell>
              <table:table-cell office:value-type="float" office:value="2951.824">
                <text:p>2951.824</text:p>
              </table:table-cell>
            </table:table-row>
            <table:table-row>
              <table:table-cell office:value-type="float" office:value="-0.1865232">
                <text:p>-0.1865232</text:p>
              </table:table-cell>
              <table:table-cell office:value-type="float" office:value="1076.317">
                <text:p>1076.317</text:p>
              </table:table-cell>
              <table:table-cell office:value-type="float" office:value="2945.577">
                <text:p>2945.577</text:p>
              </table:table-cell>
            </table:table-row>
            <table:table-row>
              <table:table-cell office:value-type="float" office:value="-0.258821">
                <text:p>-0.258821</text:p>
              </table:table-cell>
              <table:table-cell office:value-type="float" office:value="1010.781">
                <text:p>1010.781</text:p>
              </table:table-cell>
              <table:table-cell office:value-type="float" office:value="2929.725">
                <text:p>2929.725</text:p>
              </table:table-cell>
            </table:table-row>
            <table:table-row>
              <table:table-cell office:value-type="float" office:value="-0.2463995">
                <text:p>-0.2463995</text:p>
              </table:table-cell>
              <table:table-cell office:value-type="float" office:value="957.2896">
                <text:p>957.2896</text:p>
              </table:table-cell>
              <table:table-cell office:value-type="float" office:value="2913.683">
                <text:p>2913.683</text:p>
              </table:table-cell>
            </table:table-row>
            <table:table-row>
              <table:table-cell office:value-type="float" office:value="-0.1343836">
                <text:p>-0.1343836</text:p>
              </table:table-cell>
              <table:table-cell office:value-type="float" office:value="920.5009">
                <text:p>920.5009</text:p>
              </table:table-cell>
              <table:table-cell office:value-type="float" office:value="2906.772">
                <text:p>2906.772</text:p>
              </table:table-cell>
            </table:table-row>
            <table:table-row>
              <table:table-cell office:value-type="float" office:value="-0.06716657">
                <text:p>-0.06716657</text:p>
              </table:table-cell>
              <table:table-cell office:value-type="float" office:value="872.5331">
                <text:p>872.5331</text:p>
              </table:table-cell>
              <table:table-cell office:value-type="float" office:value="2902.189">
                <text:p>2902.189</text:p>
              </table:table-cell>
            </table:table-row>
            <table:table-row>
              <table:table-cell office:value-type="float" office:value="-0.00617373">
                <text:p>-0.00617373</text:p>
              </table:table-cell>
              <table:table-cell office:value-type="float" office:value="809.5">
                <text:p>809.5</text:p>
              </table:table-cell>
              <table:table-cell office:value-type="float" office:value="2899.3">
                <text:p>2899.3</text:p>
              </table:table-cell>
            </table:table-row>
            <table:table-row>
              <table:table-cell office:value-type="float" office:value="0.03776932">
                <text:p>0.03776932</text:p>
              </table:table-cell>
              <table:table-cell office:value-type="float" office:value="760.9">
                <text:p>760.9</text:p>
              </table:table-cell>
              <table:table-cell office:value-type="float" office:value="2901.5">
                <text:p>2901.5</text:p>
              </table:table-cell>
            </table:table-row>
            <table:table-row>
              <table:table-cell office:value-type="float" office:value="-0.006520033">
                <text:p>-0.006520033</text:p>
              </table:table-cell>
              <table:table-cell office:value-type="float" office:value="709.4828">
                <text:p>709.4828</text:p>
              </table:table-cell>
              <table:table-cell office:value-type="float" office:value="2903.08">
                <text:p>2903.08</text:p>
              </table:table-cell>
            </table:table-row>
            <table:table-row>
              <table:table-cell office:value-type="float" office:value="-0.05208302">
                <text:p>-0.05208302</text:p>
              </table:table-cell>
              <table:table-cell office:value-type="float" office:value="651.4912">
                <text:p>651.4912</text:p>
              </table:table-cell>
              <table:table-cell office:value-type="float" office:value="2900.787">
                <text:p>2900.787</text:p>
              </table:table-cell>
            </table:table-row>
            <table:table-row>
              <table:table-cell office:value-type="float" office:value="-0.1316625">
                <text:p>-0.1316625</text:p>
              </table:table-cell>
              <table:table-cell office:value-type="float" office:value="614.2916">
                <text:p>614.2916</text:p>
              </table:table-cell>
              <table:table-cell office:value-type="float" office:value="2898.116">
                <text:p>2898.116</text:p>
              </table:table-cell>
            </table:table-row>
            <table:table-row>
              <table:table-cell office:value-type="float" office:value="-0.2052449">
                <text:p>-0.2052449</text:p>
              </table:table-cell>
              <table:table-cell office:value-type="float" office:value="562.6884">
                <text:p>562.6884</text:p>
              </table:table-cell>
              <table:table-cell office:value-type="float" office:value="2888.992">
                <text:p>2888.992</text:p>
              </table:table-cell>
            </table:table-row>
            <table:table-row>
              <table:table-cell office:value-type="float" office:value="-0.274142">
                <text:p>-0.274142</text:p>
              </table:table-cell>
              <table:table-cell office:value-type="float" office:value="512.8154">
                <text:p>512.8154</text:p>
              </table:table-cell>
              <table:table-cell office:value-type="float" office:value="2876.835">
                <text:p>2876.835</text:p>
              </table:table-cell>
            </table:table-row>
            <table:table-row>
              <table:table-cell office:value-type="float" office:value="-0.3464711">
                <text:p>-0.3464711</text:p>
              </table:table-cell>
              <table:table-cell office:value-type="float" office:value="471.6826">
                <text:p>471.6826</text:p>
              </table:table-cell>
              <table:table-cell office:value-type="float" office:value="2863.05">
                <text:p>2863.05</text:p>
              </table:table-cell>
            </table:table-row>
            <table:table-row>
              <table:table-cell office:value-type="float" office:value="-0.4432236">
                <text:p>-0.4432236</text:p>
              </table:table-cell>
              <table:table-cell office:value-type="float" office:value="418.5">
                <text:p>418.5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float" office:value="-0.6158115">
                <text:p>-0.6158115</text:p>
              </table:table-cell>
              <table:table-cell office:value-type="float" office:value="383.2">
                <text:p>383.2</text:p>
              </table:table-cell>
              <table:table-cell office:value-type="float" office:value="2819.3">
                <text:p>2819.3</text:p>
              </table:table-cell>
            </table:table-row>
            <table:table-row>
              <table:table-cell office:value-type="float" office:value="-0.7330205">
                <text:p>-0.7330205</text:p>
              </table:table-cell>
              <table:table-cell office:value-type="float" office:value="345.7">
                <text:p>345.7</text:p>
              </table:table-cell>
              <table:table-cell office:value-type="float" office:value="2785.1">
                <text:p>2785.1</text:p>
              </table:table-cell>
            </table:table-row>
            <table:table-row>
              <table:table-cell office:value-type="float" office:value="-0.8330534">
                <text:p>-0.8330534</text:p>
              </table:table-cell>
              <table:table-cell office:value-type="float" office:value="308.5">
                <text:p>308.5</text:p>
              </table:table-cell>
              <table:table-cell office:value-type="float" office:value="2738.8">
                <text:p>2738.8</text:p>
              </table:table-cell>
            </table:table-row>
            <table:table-row>
              <table:table-cell office:value-type="float" office:value="-0.8918767">
                <text:p>-0.8918767</text:p>
              </table:table-cell>
              <table:table-cell office:value-type="float" office:value="277.9">
                <text:p>277.9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-0.9280702">
                <text:p>-0.9280702</text:p>
              </table:table-cell>
              <table:table-cell office:value-type="float" office:value="255">
                <text:p>255</text:p>
              </table:table-cell>
              <table:table-cell office:value-type="float" office:value="2633.3">
                <text:p>2633.3</text:p>
              </table:table-cell>
            </table:table-row>
            <table:table-row>
              <table:table-cell office:value-type="float" office:value="-0.9449031">
                <text:p>-0.9449031</text:p>
              </table:table-cell>
              <table:table-cell office:value-type="float" office:value="237.3182">
                <text:p>237.3182</text:p>
              </table:table-cell>
              <table:table-cell office:value-type="float" office:value="2581.866">
                <text:p>2581.866</text:p>
              </table:table-cell>
            </table:table-row>
            <table:table-row>
              <table:table-cell office:value-type="float" office:value="-0.9477751">
                <text:p>-0.9477751</text:p>
              </table:table-cell>
              <table:table-cell office:value-type="float" office:value="220.1718">
                <text:p>220.1718</text:p>
              </table:table-cell>
              <table:table-cell office:value-type="float" office:value="2532.768">
                <text:p>2532.768</text:p>
              </table:table-cell>
            </table:table-row>
            <table:table-row>
              <table:table-cell office:value-type="float" office:value="-0.9582791">
                <text:p>-0.9582791</text:p>
              </table:table-cell>
              <table:table-cell office:value-type="float" office:value="203.0656">
                <text:p>203.0656</text:p>
              </table:table-cell>
              <table:table-cell office:value-type="float" office:value="2480.08">
                <text:p>2480.08</text:p>
              </table:table-cell>
            </table:table-row>
            <table:table-row>
              <table:table-cell office:value-type="float" office:value="-0.9688905">
                <text:p>-0.9688905</text:p>
              </table:table-cell>
              <table:table-cell office:value-type="float" office:value="188.2281">
                <text:p>188.2281</text:p>
              </table:table-cell>
              <table:table-cell office:value-type="float" office:value="2425.674">
                <text:p>2425.674</text:p>
              </table:table-cell>
            </table:table-row>
            <table:table-row>
              <table:table-cell office:value-type="float" office:value="-0.9826933">
                <text:p>-0.9826933</text:p>
              </table:table-cell>
              <table:table-cell office:value-type="float" office:value="178.6">
                <text:p>178.6</text:p>
              </table:table-cell>
              <table:table-cell office:value-type="float" office:value="2384.3">
                <text:p>2384.3</text:p>
              </table:table-cell>
            </table:table-row>
            <table:table-row>
              <table:table-cell office:value-type="float" office:value="-0.9924971">
                <text:p>-0.9924971</text:p>
              </table:table-cell>
              <table:table-cell office:value-type="float" office:value="171.2963">
                <text:p>171.2963</text:p>
              </table:table-cell>
              <table:table-cell office:value-type="float" office:value="2335.852">
                <text:p>2335.852</text:p>
              </table:table-cell>
            </table:table-row>
            <table:table-row>
              <table:table-cell office:value-type="float" office:value="-0.9977285">
                <text:p>-0.9977285</text:p>
              </table:table-cell>
              <table:table-cell office:value-type="float" office:value="167.1821">
                <text:p>167.1821</text:p>
              </table:table-cell>
              <table:table-cell office:value-type="float" office:value="2291.617">
                <text:p>2291.617</text:p>
              </table:table-cell>
            </table:table-row>
            <table:table-row>
              <table:table-cell office:value-type="float" office:value="-0.9988278">
                <text:p>-0.9988278</text:p>
              </table:table-cell>
              <table:table-cell office:value-type="float" office:value="165">
                <text:p>165</text:p>
              </table:table-cell>
              <table:table-cell office:value-type="float" office:value="2242.6">
                <text:p>2242.6</text:p>
              </table:table-cell>
            </table:table-row>
            <table:table-row>
              <table:table-cell office:value-type="float" office:value="-0.9994211">
                <text:p>-0.9994211</text:p>
              </table:table-cell>
              <table:table-cell office:value-type="float" office:value="162.4873">
                <text:p>162.4873</text:p>
              </table:table-cell>
              <table:table-cell office:value-type="float" office:value="2194.741">
                <text:p>2194.741</text:p>
              </table:table-cell>
            </table:table-row>
            <table:table-row>
              <table:table-cell office:value-type="float" office:value="-0.9999855">
                <text:p>-0.9999855</text:p>
              </table:table-cell>
              <table:table-cell office:value-type="float" office:value="161.6546">
                <text:p>161.6546</text:p>
              </table:table-cell>
              <table:table-cell office:value-type="float" office:value="2144.339">
                <text:p>2144.339</text:p>
              </table:table-cell>
            </table:table-row>
            <table:table-row>
              <table:table-cell office:value-type="float" office:value="-0.9969574">
                <text:p>-0.9969574</text:p>
              </table:table-cell>
              <table:table-cell office:value-type="float" office:value="163.0776">
                <text:p>163.0776</text:p>
              </table:table-cell>
              <table:table-cell office:value-type="float" office:value="2085.463">
                <text:p>2085.463</text:p>
              </table:table-cell>
            </table:table-row>
            <table:table-row>
              <table:table-cell office:value-type="float" office:value="-0.9848059">
                <text:p>-0.9848059</text:p>
              </table:table-cell>
              <table:table-cell office:value-type="float" office:value="169.5">
                <text:p>169.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-0.973924">
                <text:p>-0.973924</text:p>
              </table:table-cell>
              <table:table-cell office:value-type="float" office:value="179.4">
                <text:p>179.4</text:p>
              </table:table-cell>
              <table:table-cell office:value-type="float" office:value="1992.9">
                <text:p>1992.9</text:p>
              </table:table-cell>
            </table:table-row>
            <table:table-row>
              <table:table-cell office:value-type="float" office:value="-0.9388913">
                <text:p>-0.9388913</text:p>
              </table:table-cell>
              <table:table-cell office:value-type="float" office:value="192.8806">
                <text:p>192.8806</text:p>
              </table:table-cell>
              <table:table-cell office:value-type="float" office:value="1943.632">
                <text:p>1943.632</text:p>
              </table:table-cell>
            </table:table-row>
            <table:table-row>
              <table:table-cell office:value-type="float" office:value="-0.9058797">
                <text:p>-0.9058797</text:p>
              </table:table-cell>
              <table:table-cell office:value-type="float" office:value="215.982">
                <text:p>215.982</text:p>
              </table:table-cell>
              <table:table-cell office:value-type="float" office:value="1893.118">
                <text:p>1893.118</text:p>
              </table:table-cell>
            </table:table-row>
            <table:table-row>
              <table:table-cell office:value-type="float" office:value="-0.9034821">
                <text:p>-0.9034821</text:p>
              </table:table-cell>
              <table:table-cell office:value-type="float" office:value="234.9113">
                <text:p>234.9113</text:p>
              </table:table-cell>
              <table:table-cell office:value-type="float" office:value="1853.735">
                <text:p>1853.735</text:p>
              </table:table-cell>
            </table:table-row>
            <table:table-row>
              <table:table-cell office:value-type="float" office:value="-0.9147444">
                <text:p>-0.9147444</text:p>
              </table:table-cell>
              <table:table-cell office:value-type="float" office:value="259.606">
                <text:p>259.606</text:p>
              </table:table-cell>
              <table:table-cell office:value-type="float" office:value="1801.164">
                <text:p>1801.164</text:p>
              </table:table-cell>
            </table:table-row>
            <table:table-row>
              <table:table-cell office:value-type="float" office:value="-0.9286604">
                <text:p>-0.9286604</text:p>
              </table:table-cell>
              <table:table-cell office:value-type="float" office:value="281.9393">
                <text:p>281.9393</text:p>
              </table:table-cell>
              <table:table-cell office:value-type="float" office:value="1747.262">
                <text:p>1747.262</text:p>
              </table:table-cell>
            </table:table-row>
            <table:table-row>
              <table:table-cell office:value-type="float" office:value="-0.9303303">
                <text:p>-0.9303303</text:p>
              </table:table-cell>
              <table:table-cell office:value-type="float" office:value="302.4697">
                <text:p>302.4697</text:p>
              </table:table-cell>
              <table:table-cell office:value-type="float" office:value="1693.851">
                <text:p>1693.851</text:p>
              </table:table-cell>
            </table:table-row>
            <table:table-row>
              <table:table-cell office:value-type="float" office:value="-0.9131069">
                <text:p>-0.9131069</text:p>
              </table:table-cell>
              <table:table-cell office:value-type="float" office:value="318.9947">
                <text:p>318.9947</text:p>
              </table:table-cell>
              <table:table-cell office:value-type="float" office:value="1653.257">
                <text:p>1653.257</text:p>
              </table:table-cell>
            </table:table-row>
            <table:table-row>
              <table:table-cell office:value-type="float" office:value="-0.8910607">
                <text:p>-0.8910607</text:p>
              </table:table-cell>
              <table:table-cell office:value-type="float" office:value="338.3099">
                <text:p>338.3099</text:p>
              </table:table-cell>
              <table:table-cell office:value-type="float" office:value="1613.585">
                <text:p>1613.585</text:p>
              </table:table-cell>
            </table:table-row>
            <table:table-row>
              <table:table-cell office:value-type="float" office:value="-0.8816413">
                <text:p>-0.8816413</text:p>
              </table:table-cell>
              <table:table-cell office:value-type="float" office:value="362.7583">
                <text:p>362.7583</text:p>
              </table:table-cell>
              <table:table-cell office:value-type="float" office:value="1567.341">
                <text:p>1567.341</text:p>
              </table:table-cell>
            </table:table-row>
            <table:table-row>
              <table:table-cell office:value-type="float" office:value="-0.8683876">
                <text:p>-0.8683876</text:p>
              </table:table-cell>
              <table:table-cell office:value-type="float" office:value="385.6957">
                <text:p>385.6957</text:p>
              </table:table-cell>
              <table:table-cell office:value-type="float" office:value="1525.059">
                <text:p>1525.059</text:p>
              </table:table-cell>
            </table:table-row>
            <table:table-row>
              <table:table-cell office:value-type="float" office:value="-0.8622235">
                <text:p>-0.8622235</text:p>
              </table:table-cell>
              <table:table-cell office:value-type="float" office:value="415.7805">
                <text:p>415.7805</text:p>
              </table:table-cell>
              <table:table-cell office:value-type="float" office:value="1474.489">
                <text:p>1474.489</text:p>
              </table:table-cell>
            </table:table-row>
            <table:table-row>
              <table:table-cell office:value-type="float" office:value="-0.8733301">
                <text:p>-0.8733301</text:p>
              </table:table-cell>
              <table:table-cell office:value-type="float" office:value="440.6">
                <text:p>440.6</text:p>
              </table:table-cell>
              <table:table-cell office:value-type="float" office:value="1431.6">
                <text:p>1431.6</text:p>
              </table:table-cell>
            </table:table-row>
            <table:table-row>
              <table:table-cell office:value-type="float" office:value="-0.8700985">
                <text:p>-0.8700985</text:p>
              </table:table-cell>
              <table:table-cell office:value-type="float" office:value="466.7">
                <text:p>466.7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float" office:value="-0.8478998">
                <text:p>-0.8478998</text:p>
              </table:table-cell>
              <table:table-cell office:value-type="float" office:value="496">
                <text:p>496</text:p>
              </table:table-cell>
              <table:table-cell office:value-type="float" office:value="1333.8">
                <text:p>1333.8</text:p>
              </table:table-cell>
            </table:table-row>
            <table:table-row>
              <table:table-cell office:value-type="float" office:value="-0.8159528">
                <text:p>-0.8159528</text:p>
              </table:table-cell>
              <table:table-cell office:value-type="float" office:value="527.1">
                <text:p>527.1</text:p>
              </table:table-cell>
              <table:table-cell office:value-type="float" office:value="1286.6">
                <text:p>1286.6</text:p>
              </table:table-cell>
            </table:table-row>
            <table:table-row>
              <table:table-cell office:value-type="float" office:value="-0.7464278">
                <text:p>-0.7464278</text:p>
              </table:table-cell>
              <table:table-cell office:value-type="float" office:value="559.2">
                <text:p>559.2</text:p>
              </table:table-cell>
              <table:table-cell office:value-type="float" office:value="1244.6">
                <text:p>1244.6</text:p>
              </table:table-cell>
            </table:table-row>
            <table:table-row>
              <table:table-cell office:value-type="float" office:value="-0.6618285">
                <text:p>-0.6618285</text:p>
              </table:table-cell>
              <table:table-cell office:value-type="float" office:value="594.5">
                <text:p>594.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-0.5641783">
                <text:p>-0.5641783</text:p>
              </table:table-cell>
              <table:table-cell office:value-type="float" office:value="630.9">
                <text:p>630.9</text:p>
              </table:table-cell>
              <table:table-cell office:value-type="float" office:value="1181.3">
                <text:p>1181.3</text:p>
              </table:table-cell>
            </table:table-row>
            <table:table-row>
              <table:table-cell office:value-type="float" office:value="-0.4259061">
                <text:p>-0.4259061</text:p>
              </table:table-cell>
              <table:table-cell office:value-type="float" office:value="670.6">
                <text:p>670.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-0.2637061">
                <text:p>-0.2637061</text:p>
              </table:table-cell>
              <table:table-cell office:value-type="float" office:value="711.2">
                <text:p>711.2</text:p>
              </table:table-cell>
              <table:table-cell office:value-type="float" office:value="1143.5">
                <text:p>1143.5</text:p>
              </table:table-cell>
            </table:table-row>
            <table:table-row>
              <table:table-cell office:value-type="float" office:value="-0.107399">
                <text:p>-0.107399</text:p>
              </table:table-cell>
              <table:table-cell office:value-type="float" office:value="753.2067">
                <text:p>753.2067</text:p>
              </table:table-cell>
              <table:table-cell office:value-type="float" office:value="1136.417">
                <text:p>1136.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